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6.604cm"/>
        </style:tab-stops>
      </style:paragraph-properties>
    </style:style>
    <style:style style:name="P5" style:family="paragraph" style:parent-style-name="Normal">
      <style:paragraph-properties fo:margin-left="0cm" fo:margin-right="0cm" fo:text-indent="0.635cm" style:auto-text-indent="false">
        <style:tab-stops>
          <style:tab-stop style:position="1.909cm"/>
        </style:tab-stops>
      </style:paragraph-properties>
    </style:style>
    <style:style style:name="P6" style:family="paragraph" style:parent-style-name="Normal">
      <style:paragraph-properties fo:margin-left="0cm" fo:margin-right="0cm" fo:text-indent="0.635cm" style:auto-text-indent="false">
        <style:tab-stops>
          <style:tab-stop style:position="1.909cm"/>
        </style:tab-stops>
      </style:paragraph-properties>
      <style:text-properties officeooo:paragraph-rsid="000a9b33"/>
    </style:style>
    <style:style style:name="P7" style:family="paragraph" style:parent-style-name="Normal">
      <style:paragraph-properties fo:margin-left="0cm" fo:margin-right="0cm" fo:text-indent="0.635cm" style:auto-text-indent="false">
        <style:tab-stops>
          <style:tab-stop style:position="1.893cm"/>
        </style:tab-stops>
      </style:paragraph-properties>
    </style:style>
    <style:style style:name="P8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1.893cm"/>
        </style:tab-stops>
      </style:paragraph-properties>
    </style:style>
    <style:style style:name="P9" style:family="paragraph" style:parent-style-name="Normal">
      <style:paragraph-properties fo:margin-left="0cm" fo:margin-right="0cm" fo:text-indent="0.635cm" style:auto-text-indent="false">
        <style:tab-stops>
          <style:tab-stop style:position="2.598cm"/>
        </style:tab-stops>
      </style:paragraph-properties>
    </style:style>
    <style:style style:name="P10" style:family="paragraph" style:parent-style-name="Normal">
      <style:paragraph-properties fo:margin-left="0cm" fo:margin-right="0cm" fo:text-indent="0.635cm" style:auto-text-indent="false">
        <style:tab-stops>
          <style:tab-stop style:position="1.663cm"/>
        </style:tab-stops>
      </style:paragraph-properties>
    </style:style>
    <style:style style:name="P11" style:family="paragraph" style:parent-style-name="Normal">
      <style:paragraph-properties fo:margin-left="0cm" fo:margin-right="0cm" fo:text-indent="0.635cm" style:auto-text-indent="false">
        <style:tab-stops>
          <style:tab-stop style:position="1.917cm"/>
        </style:tab-stops>
      </style:paragraph-properties>
    </style:style>
    <style:style style:name="P12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1.863cm"/>
        </style:tab-stops>
      </style:paragraph-properties>
      <style:text-properties officeooo:paragraph-rsid="000bec0d"/>
    </style:style>
    <style:style style:name="P13" style:family="paragraph" style:parent-style-name="Normal">
      <style:paragraph-properties fo:margin-left="0cm" fo:margin-right="0cm" fo:text-indent="0.635cm" style:auto-text-indent="false">
        <style:tab-stops>
          <style:tab-stop style:position="1.863cm"/>
        </style:tab-stops>
      </style:paragraph-properties>
      <style:text-properties officeooo:paragraph-rsid="000bec0d"/>
    </style:style>
    <style:style style:name="P14" style:family="paragraph" style:parent-style-name="Normal">
      <style:paragraph-properties fo:margin-left="0cm" fo:margin-right="0cm" fo:text-indent="0.635cm" style:auto-text-indent="false"/>
      <style:text-properties officeooo:paragraph-rsid="000933ca"/>
    </style:style>
    <style:style style:name="P15" style:family="paragraph" style:parent-style-name="Normal">
      <style:paragraph-properties fo:margin-left="0cm" fo:margin-right="0cm" fo:text-indent="0.635cm" style:auto-text-indent="false"/>
      <style:text-properties officeooo:paragraph-rsid="0009c39e"/>
    </style:style>
    <style:style style:name="P16" style:family="paragraph" style:parent-style-name="Normal">
      <style:paragraph-properties fo:margin-left="0cm" fo:margin-right="0cm" fo:text-indent="0.635cm" style:auto-text-indent="false" fo:break-before="page"/>
      <style:text-properties officeooo:paragraph-rsid="0009c39e"/>
    </style:style>
    <style:style style:name="P17" style:family="paragraph" style:parent-style-name="Normal">
      <style:paragraph-properties fo:margin-left="0cm" fo:margin-right="0cm" fo:text-indent="0.635cm" style:auto-text-indent="false"/>
      <style:text-properties officeooo:paragraph-rsid="0009d18d"/>
    </style:style>
    <style:style style:name="P18" style:family="paragraph" style:parent-style-name="Normal">
      <style:paragraph-properties fo:margin-left="0cm" fo:margin-right="0cm" fo:text-indent="0.635cm" style:auto-text-indent="false"/>
      <style:text-properties officeooo:paragraph-rsid="000a9b33"/>
    </style:style>
    <style:style style:name="P19" style:family="paragraph" style:parent-style-name="Normal">
      <style:paragraph-properties fo:margin-left="0cm" fo:margin-right="0cm" fo:text-indent="0.635cm" style:auto-text-indent="false"/>
      <style:text-properties officeooo:paragraph-rsid="000b5167"/>
    </style:style>
    <style:style style:name="P20" style:family="paragraph" style:parent-style-name="Normal">
      <style:paragraph-properties fo:margin-left="0cm" fo:margin-right="0cm" fo:text-indent="0.635cm" style:auto-text-indent="false"/>
      <style:text-properties officeooo:paragraph-rsid="000bec0d"/>
    </style:style>
    <style:style style:name="P21" style:family="paragraph" style:parent-style-name="Normal">
      <style:paragraph-properties fo:margin-left="0cm" fo:margin-right="0cm" fo:text-indent="0.635cm" style:auto-text-indent="false"/>
      <style:text-properties officeooo:paragraph-rsid="000d6a0c"/>
    </style:style>
    <style:style style:name="P22" style:family="paragraph" style:parent-style-name="Heading_20_1" style:master-page-name="MP0">
      <style:paragraph-properties style:page-number="auto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Normal">
      <style:paragraph-properties fo:margin-left="0cm" fo:margin-right="0cm" fo:text-indent="0.635cm" style:auto-text-indent="false">
        <style:tab-stops>
          <style:tab-stop style:position="1.863cm"/>
        </style:tab-stops>
      </style:paragraph-properties>
      <style:text-properties officeooo:paragraph-rsid="000eb37f"/>
    </style:style>
    <style:style style:name="P25" style:family="paragraph" style:parent-style-name="Normal">
      <style:paragraph-properties fo:margin-left="0cm" fo:margin-right="0cm" fo:text-indent="0.635cm" style:auto-text-indent="false"/>
      <style:text-properties officeooo:paragraph-rsid="000eb37f"/>
    </style:style>
    <style:style style:name="P26" style:family="paragraph" style:parent-style-name="Normal">
      <style:text-properties officeooo:paragraph-rsid="000eb37f"/>
    </style:style>
    <style:style style:name="P27" style:family="paragraph" style:parent-style-name="Normal">
      <style:paragraph-properties fo:margin-left="0cm" fo:margin-right="0cm" fo:text-indent="0.635cm" style:auto-text-indent="false">
        <style:tab-stops>
          <style:tab-stop style:position="1.909cm"/>
        </style:tab-stops>
      </style:paragraph-properties>
      <style:text-properties officeooo:paragraph-rsid="000eb37f"/>
    </style:style>
    <style:style style:name="P28" style:family="paragraph" style:parent-style-name="Normal">
      <style:paragraph-properties fo:margin-left="0cm" fo:margin-right="0cm" fo:text-indent="0.635cm" style:auto-text-indent="false">
        <style:tab-stops>
          <style:tab-stop style:position="1.909cm"/>
        </style:tab-stops>
      </style:paragraph-properties>
      <style:text-properties officeooo:paragraph-rsid="000faa05"/>
    </style:style>
    <style:style style:name="P29" style:family="paragraph" style:parent-style-name="Normal">
      <style:paragraph-properties fo:margin-left="0cm" fo:margin-right="0cm" fo:text-indent="0.635cm" style:auto-text-indent="false"/>
      <style:text-properties officeooo:paragraph-rsid="000faa05"/>
    </style:style>
    <style:style style:name="P30" style:family="paragraph" style:parent-style-name="Normal">
      <style:text-properties officeooo:paragraph-rsid="000faa05"/>
    </style:style>
    <style:style style:name="P31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2.021cm"/>
        </style:tab-stops>
      </style:paragraph-properties>
      <style:text-properties officeooo:paragraph-rsid="000faa05"/>
    </style:style>
    <style:style style:name="P32" style:family="paragraph" style:parent-style-name="Normal">
      <style:paragraph-properties fo:margin-left="0cm" fo:margin-right="0cm" fo:text-indent="0.635cm" style:auto-text-indent="false">
        <style:tab-stops>
          <style:tab-stop style:position="2.021cm"/>
        </style:tab-stops>
      </style:paragraph-properties>
      <style:text-properties officeooo:paragraph-rsid="000faa05"/>
    </style:style>
    <style:style style:name="P33" style:family="paragraph" style:parent-style-name="Normal">
      <style:paragraph-properties fo:margin-left="0cm" fo:margin-right="0cm" fo:text-indent="0.635cm" style:auto-text-indent="false">
        <style:tab-stops>
          <style:tab-stop style:position="2.021cm"/>
          <style:tab-stop style:position="6.343cm"/>
        </style:tab-stops>
      </style:paragraph-properties>
      <style:text-properties officeooo:paragraph-rsid="000faa05"/>
    </style:style>
    <style:style style:name="P34" style:family="paragraph" style:parent-style-name="Normal">
      <style:paragraph-properties fo:margin-left="0cm" fo:margin-right="0cm" fo:text-indent="0.635cm" style:auto-text-indent="false">
        <style:tab-stops>
          <style:tab-stop style:position="1.778cm"/>
        </style:tab-stops>
      </style:paragraph-properties>
      <style:text-properties officeooo:paragraph-rsid="000faa05"/>
    </style:style>
    <style:style style:name="P35" style:family="paragraph" style:parent-style-name="Normal">
      <style:paragraph-properties fo:margin-left="0cm" fo:margin-right="0cm" fo:text-indent="0.635cm" style:auto-text-indent="false">
        <style:tab-stops>
          <style:tab-stop style:position="1.879cm"/>
        </style:tab-stops>
      </style:paragraph-properties>
      <style:text-properties officeooo:paragraph-rsid="000faa05"/>
    </style:style>
    <style:style style:name="P36" style:family="paragraph" style:parent-style-name="Normal">
      <style:paragraph-properties fo:margin-left="0cm" fo:margin-right="0cm" fo:text-indent="0.635cm" style:auto-text-indent="false"/>
      <style:text-properties officeooo:paragraph-rsid="00116d7b"/>
    </style:style>
    <style:style style:name="P37" style:family="paragraph" style:parent-style-name="Normal">
      <style:paragraph-properties fo:margin-left="0cm" fo:margin-right="0cm" fo:text-indent="0cm" style:auto-text-indent="false"/>
      <style:text-properties officeooo:paragraph-rsid="00116d7b"/>
    </style:style>
    <style:style style:name="P38" style:family="paragraph" style:parent-style-name="Normal">
      <style:paragraph-properties fo:margin-left="0cm" fo:margin-right="0cm" fo:text-indent="0.635cm" style:auto-text-indent="false"/>
      <style:text-properties officeooo:paragraph-rsid="00136625"/>
    </style:style>
    <style:style style:name="P39" style:family="paragraph" style:parent-style-name="Normal">
      <style:paragraph-properties fo:margin-left="0cm" fo:margin-right="0cm" fo:text-indent="0cm" style:auto-text-indent="false"/>
      <style:text-properties officeooo:paragraph-rsid="00136625"/>
    </style:style>
    <style:style style:name="T1" style:family="text">
      <style:text-properties officeooo:rsid="000933ca"/>
    </style:style>
    <style:style style:name="T2" style:family="text">
      <style:text-properties officeooo:rsid="0009d18d"/>
    </style:style>
    <style:style style:name="T3" style:family="text">
      <style:text-properties officeooo:rsid="000a9b33"/>
    </style:style>
    <style:style style:name="T4" style:family="text">
      <style:text-properties officeooo:rsid="000b5167"/>
    </style:style>
    <style:style style:name="T5" style:family="text">
      <style:text-properties fo:language="fr" fo:country="FR"/>
    </style:style>
    <style:style style:name="T6" style:family="text">
      <style:text-properties fo:language="fr" fo:country="FR" officeooo:rsid="000d6a0c"/>
    </style:style>
    <style:style style:name="T7" style:family="text">
      <style:text-properties officeooo:rsid="001366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<text:bookmark-start text:name="bookmark0"/>ΓΑΛΗΝΟΥ ΟΡΟΙ ΙΑΤΡΙΚΟ<text:bookmark-end text:name="bookmark0"/><text:span text:style-name="T1">Σ</text:span></text:h>
      <text:h text:style-name="Heading_20_2" text:outline-level="2">Προοίμιον. </text:h>
      <text:p text:style-name="P14">[232] (390)</text:p>
      <text:p text:style-name="P14"><text:s/>Τήν περὶ τῶν ὅρων<text:line-break/>πραγματείαν πολυωφελεστάτην ὑπάρχουσαν πᾶσι τοῖς ἰατροῖς,<text:line-break/>μάλιστα δὲ τοῖς εἰσαγομένοις τῶν νέων, ἔκρινα, καθὼς ἠξἄσ-<text:line-break/>σας, καὶ συναγαγεῖν καὶ ἀναγραψαι, ἰατρῶν ἄριστε Θεῦθρα.<text:line-break/>τῆς γαρ ἰατρικῆς τέχνης βιωφελοῦς οὔσης καὶ ἐπὶ σωτηρία<text:line-break/>τῶν ἀνθρώπων εὑρημένης, ἐχοτσης τε πολλὰ καλὰ θεωρή-<text:line-break/>ματα καὶ δυσέφικτα δοκοῦντα τυγχάνειν, χρησιμώτατοι γε-<text:line-break/>νήσονται οἱ ὅροι δι στίγων τὰ πολλὰ διδάσκειν δυνάμενοι,<text:line-break/>ἐν πάσαις γὰρ ταῖς τέχναις καὶ ταῖς ἐπιστήμαις ὰριστη δι-</text:p>
      <text:p text:style-name="P3">δασκαλία πέφυκεν οὐχ ἡ δια πολλῶν καὶ ἀπείρων, ἀλλ᾽ ἡ<text:line-break/>δὲ ὀλίγων καλῶς διαγινωσκομένη. οἱ μὲν οὖν ἀρχαῖοι καὶ<text:line-break/>οἱ πρὸ Ἱπποκράτους γενόμενοι ὦν ἡμεῖς τοῖς βιβλίοις ἐνε-<text:line-break/>τύχομεν, οὔτε ὡρίσαντό τινα τῶν κατὰ τὴν τέχνην οὔτε<text:line-break/>πολλὰ συγγράμματα ὰπέλιπον, ὰλλὰ πάνυ ὀλίγα. τούιους<text:line-break/>(391) μὲν ουν ἐπαινεῖν ἄξιον, ὅτι πρωιοι ταῖς ἐπιβολαῖς<text:line-break/>ἐχρήσαντο καὶ ἐσπούδασαν ευρεῖν τι χρησιμον τῷ βίῳ. ἔπι-<text:line-break/>γενόμενος δὲ τούτοις Ἰπποκράτης τήν τε ἰατρικὴν συνέγρα-<text:line-break/>ψε καὶ ὡρίσατο αὐτὴν ἐν τῷ περὶ τέχνης, ἀρχηγὸς ἀεὶ τῶν<text:line-break/>καλῶν γενόμενος, διἀ τοῦτο περὶ οὖ πάντες οἱ Ἕλληνες<text:line-break/>μεμνήσονται εἰς τὸν ἅπαντα αἰῶνα, ἐπειδή περ κοινὸς εὐερ-<text:line-break/>γέτης ἀπάντων ἐγένετο. μετὰ δὲ τους τουτου χρόνους οἱ<text:line-break/>γενόμενοί τινες συνέγραψαν ὅρους, καὶ ουτοι δὲ οὐ πάντας.<text:line-break/>δοκοῦσι δὲ ἐπιμελεῖς γεγονέναι ἒξ τῇ τοιαύτῃ θεωρία οἵ τε<text:line-break/>ἀπὸ τῆς Ἡροφίλου αἱρέσεως καὶ Ἀπολλὡνιος ὁ Μεμφίτης,<text:line-break/>ἔτι δὲ καὶ Ἀθηναῖος ὁ Ἀτταλεὐς, αλλὰ καὶ οὔτοι οὔτε τῇ<text:line-break/>τάξει τῇ δεούσῃ ἐχρήσαντο οὔτε συνήγαγον τὴν πραγμα-<text:line-break/>τείαν, ἀλλὰ διεσπαρμένως ἐν τοῖς βιβλίοις συνέγραψαν. ἔτι</text:p>
      <text:p text:style-name="P3">δὲ καὶ ὲνδεῶς ἀνεγράφησαν · οὔτε γὰρ πάντες ὡρίσαντο τὰ<text:line-break/>κατὰ τὴν ἰατρικήν. ὅτι δὲ φιλαλήθως λέγομεν δυνατον<text:line-break/>μανθάνειν τοῖς ἐντυγχάνουσι τοῖς τῶν εἰρημένων ἀνδρῶν<text:line-break/>συγγράμμασιν. ἡμεῖς δὲ πάλιν λέγομεν ἐγκείμενοι καὶ [233]<text:line-break/>τοὺς εἰρημένους μὲν ὑπὸ τῶν προγενεστέρων ὅρους αὐταῖς<text:line-break/>λέξεσιν ἀναγράψομεν καὶ την ταξιν την δέουσαν αυτοῖς επι-<text:line-break/>θήσομεν· καὶ εἴ τινες δὲ μή εἰσιν εἰρημένοι ὑπὸ τῶν πα-<text:line-break/>λαιοτέρων αὐτοὶ ποιήσαντες καὶ συντάξαντες, καθως ἠξίωσας<text:line-break/>καὶ σὺ, τὴν συναγωγὴν ποιήσομεν τελείαν. ταύτης γαρ, ἐγω<text:line-break/>πείθομαι, ἀγαθὲ Θιῦθρα, μήτε γεγονέναι μήτε ἔσεσθαι χρη-<text:line-break/>σιμωτἒξαν τοῖς εἰσαγομένοις τῶν νεών. ταῦτα μὲν ουν ἐπὶ<text:line-break/>τοσοῦτον. ἀναγκαῖον οιν πρῶτον εἰπεῖν τι χρησιμωτατον<text:line-break/>καὶ τῆ τάξει τῆς διδασκαλίας ἁρμοδιώτατον, διασαφῆσαι τί<text:line-break/>ἐστιν αὐτὸς ὁ ὅρος, εἶτα ἐφεξῆς τοὺς ὅρους ὑποτάξαι.</text:p>
      <text:h text:style-name="Heading_20_2" text:outline-level="2">α΄. </text:h>
      <text:p text:style-name="P15">Ὅρος τοίνυν κατ᾽ ἐνίους ἐστὶ λόγος δηλων ποῖον<text:line-break/>ἐστιν ἐκεῖνο καθ᾽ οὖ ἐστιν ὁ λόγος. δυνατὸν δὲ καὶ οὕτως<text:line-break/>ὁρίσασθαι. ὅρος ἐστὶ λόγος ἐννοίας. τινὲς δὲ καὶ οὕτως</text:p>
      <text:p text:style-name="P3">ὡρίσαντο. ὅρος ἐστὶ λόγος κατ᾽ ἀνάλυσιν ἀπαρτιζόντων ἐκ-<text:line-break/>φερόμενος. ἢ ὅρος ἐστὶ διὰ βραχείας ὑπομνήσεως εἰς ἔν-<text:line-break/>νοιαν ἡμᾶς ἄγων τῶν ὑποτεταγμένων ταῖς φωναῖς πραγμά-<text:line-break/>των. ἢ ὅρος ἐστὶ λογος τὸ εἶναι δηλῶν. η λόγος ἐστὶν<text:line-break/>ἔννοιαν ἡμῖν τοῦ πραγματος διικνυς τε καὶ σαφηνίζων.</text:p>
      <text:h text:style-name="Heading_20_2" text:outline-level="2">Β΄.</text:h>
      <text:p text:style-name="P15"><text:s/>Ὁρισμός ἐστι λ.όγος σύντομος δηλωτικὼς τῆς φύ-<text:line-break/>σεως τοῦ ὑποκειμένου πράγματος. ὁρισμὸς δὲ λέγεται ἀπὸ<text:line-break/>μεταφορᾶς τῶν ἐν τοῖς χωρίοις ὁροθεσίων.</text:p>
      <text:h text:style-name="Heading_20_2" text:outline-level="2">γ. </text:h>
      <text:p text:style-name="P15">Διορισμός ἐστι πράγματος ὡς καθ΄ ὅλου λεγομέ-<text:line-break/>νου · μὴ ὄντος δὲ καθόλου κατὰ πρόσθεσιν εἰς τὸ καθόλου<text:line-break/>περιαγωγή.</text:p>
      <text:h text:style-name="Heading_20_2" text:outline-level="2">δ΄. </text:h>
      <text:p text:style-name="P15">Σκοπός ἐστι προεπινοούμενον τέλος · τέλος δὲ τὸ<text:line-break/>ἀποτέλεσμα τοῦ σκοποῦ.</text:p>
      <text:h text:style-name="Heading_20_2" text:outline-level="2">ε΄. </text:h>
      <text:p text:style-name="P15">Ἀφορισμός ἐστι λόγος σύντομος αὐτοτελῆ διάνοιαν<text:line-break/>ἀπαρτίζων. ἢ οὕτως. ἀφορισμός ἐστι λογος πενομενος μὲν<text:line-break/>κατὰ τὴν προφορὰν ἤτοι τὴν λέξιν, πλουτῶν δὲ τοῖς πθυ-<text:line-break/>μήμασιν.</text:p>
      <text:h text:style-name="Heading_20_2" text:outline-level="2">Στ᾽.</text:h>
      <text:p text:style-name="P15"><text:s/>Ἀπογραφή ἐστι λόγος τυπωδῶς εἰσάγων εἰς τὴν</text:p>
      <text:p text:style-name="P3">δηλουμένην τοῦ πράγματος γνῶσιν · οἱ δὲ οὕτως. ὑπογραφή<text:line-break/>ἐστι λόγος τυπωδῶς ἐμφανίζων τὰ πράγματα.</text:p>
      <text:h text:style-name="Heading_20_2" text:outline-level="2">Ζ᾽.</text:h>
      <text:p text:style-name="P15"><text:s/>Ἐπιστήμη ἐστὶ καιαληψις ὰσφαλὴς καὶ αμετα-<text:line-break/>πτωτος ὑπὸ λογου. δυνατον δὲ καὶ οὕτως ὁρίσασθαι. ἔπι-<text:line-break/>στήμη ἐστὶν ἕξις ἀμετάπτωτος ἐκ φαντασιῶν δόξαν αμειι-<text:line-break/>πτως ὑπὸ λογου παρεχομένη.</text:p>
      <text:h text:style-name="Heading_20_2" text:outline-level="2">ή. </text:h>
      <text:p text:style-name="P15">Τέχνη ἐστὶ σύστημα ἐγκαταλήψεων συγγεγυμνα-<text:line-break/>σμένων πρός τι τέλος εὔχρηστον τῶν ἐν τῷ βίῳ. ἢ οὕτως.<text:line-break/>τέχνη εστὶ συστημα ἐγκαταληψεων συγγεγυμνασμένων ἐφ<text:line-break/>ἕν τέλος την ἀναφοραν ἐχοντων.</text:p>
      <text:p text:style-name="P15">[234] </text:p>
      <text:h text:style-name="Heading_20_2" text:outline-level="2">θ΄. </text:h>
      <text:p text:style-name="P15">Ἱπποκράτης ἐν τῷ περὶ τέχνης ὡρίσατο<text:line-break/>τὴν ἰατρικὴν οὕτως καὶ πρώτως μὲν αυτὴν νομίζων ἰατρι-<text:line-break/>κὴν εἶναι τὸ δὴ πάμπαν ὰπαλλασσειν τῶν νοσεοντων τους<text:line-break/>καμάτους καὶ τὸ τὰς σφοδρότητας τῶν νοσημαιων αμβλυ-<text:line-break/>νειν καὶ το μη ἐγχειρέειν τοῖσι κεκρατημένοισιν υπο των<text:line-break/>νοσηματων εἰδοιας ὅτι παντα ταῦτα ου δύναται η ἰατρικη<text:line-break/>τέχνη ἐπανορθοῦσθαι. .ἄλλως. ἰατρικὴ τέχνη ἐστὶ περὶ τα<text:line-break/>ἀνθρώπων σώματα καταγινομένη ὑγιείας περιποιητικὰ ἄλ-</text:p>
      <text:p text:style-name="P3">λως. ἰατρική ἐστι τέχνη πρόσθεσις καὶ ἀφαίρεσις. πρόσ-<text:line-break/>θεσις μὲν τῶν ἐλλειπόντων , ἀφαίρεσις δὲ τῶν πλεοναζόν-<text:line-break/>των. ἄλλως κατὰ Ἡρόφιλον. ἰατρική ἐντι τέχνη ὑγιεινῶν<text:line-break/>καὶ νοσερῶν καὶ οὐδετέρων. ἢ οὕτως. ἰατρικὴ τέχνη ἐστὶ<text:line-break/>περιποιητικὴ ὑγιείας. οἱ δὲ πλείους οὕτως ὡρίσαντο. ἰα-<text:line-break/>τρική ἐστι τέχνη διαιτητικη υγιαινοντων καὶ θεραπευτικὴ<text:line-break/>νοσούντων.</text:p>
      <text:h text:style-name="Heading_20_2" text:outline-level="2">ἔ. </text:h>
      <text:p text:style-name="P15">Τὰ ἀνωτάτω μέρη τῆς ἰατρικῆς ἐστι δύο, θεωρία<text:line-break/>καὶ πρᾶξις. προηγεῖται δὲ τῆς πράξεως ἡ θεωρία. θεω-<text:line-break/>ρῆσαι γάρ τι προτερον χρή, επειτα οὕτως πρᾶξαι. ἀρχὴ<text:line-break/>γὰρ τῆς ἐπὶ τῶν ἔργων τριβῆς ἡ διὰ τοῦ λόγου διδασκαλία.</text:p>
      <text:h text:style-name="Heading_20_2" text:outline-level="2">ια΄. </text:h>
      <text:p text:style-name="P15">Μέρη τῆς ἰατρικῆς, ἂ καὶ εἴδη τινὲς ἐκάλεσαν,<text:line-break/>ἔστι πέντε φυσιολογικὸν, παθογνωμονικὸν, διαιτητικὸν, ὑλι-<text:line-break/>κὸν καὶ θεραπευτικον. φυσιολογικὸν μὲν ουν ἐστι τὸ περὶ<text:line-break/>τὴν θεωρίαν τῆς διοικούσης ημᾶς καὶ οἰκονομούσης δυνά-<text:line-break/>μεως φύσεως γιγνόμενον. παθογνωμονικὸν δὲ τὸ περὶ τὴν<text:line-break/>διάγνωσιν τοῦ παρὰ φύσιν ὄν. διαιτητικὸν δὲ τὸ περὶ τὴν</text:p>
      <text:p text:style-name="P3">δίαιταν τῶν τε υγιαινοντων καὶ τῶν νοσούντων. ὑλικὸν δὲ<text:line-break/>τὸ περὶ την ἰωμένην τὸ σῶμα ἡμῶν ὕλην ἔχον. θεραπευ-<text:line-break/>τικὸν δὲ τὸ περὶ τὴν ἴασιν ἢ ἀνάκλησιν τῆς διεφθαρμένης<text:line-break/>ὑγιείας καὶ αποκατάστασιν αὐτῆς πραγματευόμενον.</text:p>
      <text:h text:style-name="Heading_20_2" text:outline-level="2">Ιβ΄ .</text:h>
      <text:p text:style-name="P15"><text:s/>Αἵρεσίς ἐστι πλήθους δογμάτων πρόσκλησις τε-<text:line-break/>χνικῶς συντεταγμένων καὶ ἐφ ἕν τέλος ἐχόντων τὴν ὰναφο-<text:line-break/>ράν. ἢ οὕτως. αἵρεσίς ἐστι συστημα δογμάτων ἀκολουθοῦν-<text:line-break/>των ἀλλήλοις τε καὶ τοῖς φαινομένοις ἢ νομιζομένων ἀκσ-<text:line-break/>λουθεῖν. δύναιτο δὲ ἄν τις καὶ οὕτως εἰπεῖν. αἵρεσίς ἐστι<text:line-break/>συγκαταθεσις πλειονων δογματων ἀλλήλοις καὶ τοῖς φαινο-<text:line-break/>μένοις ἀκολουθούντων ἢ νομιζομένων ἀκολουθεῖν. εὑρίσκεται<text:line-break/>δὲ καὶ τοιοῦτός τιγ΄ὶρος. αἵρεσίς ἐστι πρόσκλησις πλήθους<text:line-break/>δογματων ακολουθιαν ε,ιοντων ἐαυτοῖς καὶ τοῖς φαινομένοις.<text:line-break/>ἢ οὕτως. αἵρεσίς ἐστι πρόσκλησις ἐπὶ πλήθει δογμάτων<text:line-break/>ἀκολουθίαν ἐχόντων πρός ἄλληλα ἐφ᾽ ἕν τέλος.</text:p>
      <text:h text:style-name="Heading_20_2" text:outline-level="2">ιγ᾽. </text:h>
      <text:p text:style-name="P15">Δόγμα ἐστὶ τὸ μὲν ἰδίως, τὸ δὲ κοινῶς λεγόμε-<text:line-break/>νον. κοινῶς μὲν ἡ ἐνεργεία πράγματος συγκατάθεσις, ἰδίως</text:p>
      <text:p text:style-name="P3">δὲ πράγματος συγκατάθεσις, διο δη μᾶλλον ἦ λογικὴ αϊρε-<text:line-break/>σις δογματικὴ κέκληται. δόγμα ἑκατέρως καλεῖται, τό τε<text:line-break/>δοξαζόμενον καὶ ἡ δόξα αὐτή. τὸ μὲν πρότασίς ἐστι, τὸ δὲ<text:line-break/>ὑπόληψις.</text:p>
      <text:h text:style-name="Heading_20_2" text:outline-level="2">ιδ΄. </text:h>
      <text:p text:style-name="P15">Ἰατρικῆς αἱρισεις αἱ πρῶται .δύο ἐμπειρικὴ καὶ<text:line-break/>λογικὴ [235] καὶ τρίτη μεθοδική. δοκεῖ δὲ καὶ τετάρτην<text:line-break/>αἵρεσιν ἐξευρεῖν Ἀγαθῖνος ὁ Λακεδαιμόνιος, ἣν ὠνόμασεν<text:line-break/>ἐπισυνθετικὴν, ἔνιοι δὲ ἐκλεκτικήν. ἕτεροι τὴν ἑκτικήν.</text:p>
      <text:h text:style-name="Heading_20_2" text:outline-level="2">ιε΄. </text:h>
      <text:p text:style-name="P15">Ἐστιν ἡ ἐμπειρικὴ αἵρεσις τῶν πλειστάκις καὶ<text:line-break/>κατὰ τὸ αὐτὸ καὶ ὡσαύτως πως ἑωραμένων.</text:p>
      <text:h text:style-name="Heading_20_2" text:outline-level="2">ισε΄. </text:h>
      <text:p text:style-name="P15">Λογικὴ αἵρεσίς ἐστιν ἐπιστημη περὶ ἀδήλων καὶ<text:line-break/>ἔργα τὰ ἐν τῷ ἰατρεύειν ταύτῃ ἑπόμενα,</text:p>
      <text:h text:style-name="Heading_20_2" text:outline-level="2">ιζ᾽.</text:h>
      <text:p text:style-name="P15"><text:s/>Ἡ μεθοδικὴ αἴρεσις γνῶσις φαινομένων κοινοτή-<text:line-break/>των προσεχῶν καὶ ἀναγκαίων τῷ τῆς ἰατρικῆς τέλει. κσι-<text:line-break/>νότητας δὲ λέγει τὸ στεγνὸν κάὶ τὸ ὀρρῶδες καὶ τὸ ἐπιπε-<text:line-break/>πλεγμεέον.</text:p>
      <text:h text:style-name="Heading_20_2" text:outline-level="2">ιή. </text:h>
      <text:p text:style-name="P15">Ἀναλογισμός ἐστι λόγος ἀπὸ φαινομένου ὁρμῶ-</text:p>
      <text:p text:style-name="P3">μενος και αδηλου καταληψιν ποιουμενος. οἷον εἰ ἱδρῶτές<text:line-break/>εἰσι, πόροι εἰσίν. οἱ μὲν γὰρ ἱδρῶτες πρᾶγμα φαινόμενόν<text:line-break/>ἐστι, τὸ δὲ πορους εἶναι ἄδηλον ὑπάρχει</text:p>
      <text:h text:style-name="Heading_20_2" text:outline-level="2">ιθ'. </text:h>
      <text:p text:style-name="P15">Συλλογισμός ἐστι λόγος ἐν ᾦ τεθὲντων τινῶν ἕτε-<text:line-break/>ρόν τι τῶν τεθὲντων κατ᾽ ἀνάγκην συνάγεται πρότερον<text:line-break/>ἀγνοούμενον.</text:p>
      <text:h text:style-name="Heading_20_2" text:outline-level="2">α΄. </text:h>
      <text:p text:style-name="P15">Ἐπιλογισμός ἐστι λόγος τὸ παρεκφαινόμενον τῆς<text:line-break/>διανοίας εἰς ἐπίτασιν ἄγων.</text:p>
      <text:h text:style-name="Heading_20_2" text:outline-level="2">κα΄. </text:h>
      <text:p text:style-name="P15">Θεώρημά ἐστι πρᾶγμα καθολικὸν ἀκολούθως τι-<text:line-break/>θἔμενον τῷ τῆς ἰατρικῆς τέλει. ἄλλως. θεώρημά ἐστιν<text:line-break/>ἀξίωμα καθολικὸν συμπληρωτικὸν τῆς ἰατρικῆς τὲλει διηνε-<text:line-break/>κὲς. ἄλλως. θεωρημά ἐστιν οὗ τὸ ἐναντίον σπανίως ἐκβα-<text:line-break/>τόν ἐστι.</text:p>
      <text:h text:style-name="Heading_20_2" text:outline-level="2">Κβ΄.</text:h>
      <text:p text:style-name="P15"><text:s/>Σπάνιόν ἐστιν οὗ τὸ ἐναντίον ἐκβατόν ἐστι.</text:p>
      <text:h text:style-name="Heading_20_2" text:outline-level="2">κγ΄. </text:h>
      <text:p text:style-name="P15">Ἀμφίδοξόν ἐστιν οὗ τὸ ἐναντίον ἐπίσης ἐκβα-<text:line-break/>τόν ἐστι.</text:p>
      <text:h text:style-name="Heading_20_2" text:outline-level="2">κδ΄. </text:h>
      <text:p text:style-name="P15">Τέλος ἐστὶν οὗ ἕνεκα τὸ καθ ἰατρικήν πρᾶσσε-<text:line-break/>ται. ἢ οὕτως. τέλος ἐστὶν ἐφ᾽ ὃ πάντα ἀναφέρεται τῶν</text:p>
      <text:p text:style-name="P3">κατ᾽ ἰατρικήν. δύναται καὶ οὕτως ὁρίσασθαι. τέλος ἐστὶ<text:line-break/>κατ᾽ ἰατρικὴν οὖ τυχόντες οὐδενὸς ἔτι δεόμεθα.</text:p>
      <text:h text:style-name="Heading_20_2" text:outline-level="2">κε. </text:h>
      <text:p text:style-name="P15">Τέλειός ἐστιν ἰατρὸς ὁ ἐν θεωρία καὶ πράξει<text:line-break/>ἀπηρτισμένος.</text:p>
      <text:h text:style-name="Heading_20_2" text:outline-level="2">κστ . </text:h>
      <text:p text:style-name="P15">Ἄριστος ἰατρος ἐστιν ὁ πάντα πρἀττων ἐν ἰα-<text:line-break/>τρικῇ κατὰ τὸν ὀρθὸν λόγον.</text:p>
      <text:h text:style-name="Heading_20_2" text:outline-level="2">κζ᾽. </text:h>
      <text:p text:style-name="P15">Ἄνθρωπός ἐστι ζῶον λογικὸν, θνητὸν, νοῦν καὶ<text:line-break/>ἐπιστήμης δεκτικόν.</text:p>
      <text:p text:style-name="P15">[236] </text:p>
      <text:h text:style-name="Heading_20_2" text:outline-level="2">κή. </text:h>
      <text:p text:style-name="P15">κῶόν ἐστιν οὐσία ἔμψυχος, αἰσθητικὴ,<text:line-break/>καθ΄ ὁρμήν καὶ προαίρεσιν κινουμένη.</text:p>
      <text:h text:style-name="Heading_20_2" text:outline-level="2">κθ΄. </text:h>
      <text:p text:style-name="P15">Ψυχή ἐστιν οὐσία ἀσώματος , αὐτοκίνητος κατὰ<text:line-break/>Πλάτωνα. κατὰ δὲ τοὐς Στωικοὺς σῶμα λεπτομερὲς ἒξ ἑαυ-<text:line-break/>τοῦ κυούμενον κατὰ σπερματικοὺς λόγους. κατὰ δὲ τὸν<text:line-break/>Λριστοτέλη ἐντελέχεια σώματος φυσικοῦ ὀργανικοῦ δυνάμει<text:line-break/>ζωὴν ἔχοντος. ἄλλως. ψυχή ἐστι πνεῦμα παρεσπαρμένον<text:line-break/>ἐν ὅλῳ τῷ σὡματι δι᾽ οὖ ζῶμεν καὶ λογιζόμεθα καὶ ταῖς<text:line-break/>λοιπαῖς αἰσθήσεσιν ἐνεργοῦμεν ὑπηρετοῦντος τοῦ σὡματσς.</text:p>
      <text:h text:style-name="P23" text:outline-level="2">. λ´. </text:h>
      <text:p text:style-name="P15">Σῶμά ἐστι μέγεθος τριχῇ διάστατον ἔχον ἐν ἑαυ-<text:line-break/>τῷ μῆκος, βάθος, πλάτος. ἢ μἐγεθος ἐκ τριῶν διαστημά-<text:line-break/>των συνεστηκος.</text:p>
      <text:h text:style-name="Heading_20_2" text:outline-level="2">λα᾽. </text:h>
      <text:p text:style-name="P15">Στοιχεῖόν ἐστιν ἐξ οὖ πρώτου καὶ ἁπλουστάτου<text:line-break/>τὰ πάντα γέγονε καὶ εἰς ὅ απλοὑστατον τα παντα αναλυ-<text:line-break/>θήσεται ὄν ἔσχατον. καὶ Ἀθηναῖος ὁ Ἀτταλευς έν τῷ τρι᾽-<text:line-break/>τω βιβλίῳ φησὶν οὕτως. στοιχεῖα τῆς ἰατρικῆς ἐστι καθα-<text:line-break/>περ τινὲς τῶν ἀρχαίων ὑπέλαβον, τὸ θερμον καὶ το ψυχρον<text:line-break/>καὶ τὸ ὑγρὸν καὶ τὸ ξηρὸν, ἐξ ὢν πρώτων φαινομένων καὶ<text:line-break/>ἁπλουστάτων καὶ ἐλαχίστων ὁ ἄνθρωπος συνέστηκε · καὶ εἰς<text:line-break/>ἂ ἔσχατα φαινόμενα καὶ ἁπλούστατα καὶ ἐλάχιστα την ανα-<text:line-break/>λυσιν λαμβάνει.</text:p>
      <text:h text:style-name="Heading_20_2" text:outline-level="2">λβ΄. </text:h>
      <text:p text:style-name="P15">Στοιχείωσίς ἐστιν ἡ τῶν αὐτῶν κατὰ τὸ αυτο<text:line-break/>καὶ ὡσαύτως διδασκαλία. οἱ δὲ οὕτως. στοιχείωσίς ἐστιν<text:line-break/>(392) ἀπὸ στοιχείων ἐπὶ τὸ τέλος ὀδός.</text:p>
      <text:h text:style-name="Heading_20_2" text:outline-level="2">Λρ᾽.</text:h>
      <text:p text:style-name="P15"><text:s/>Συνέστηκεν ἡμῶν τὰ σώματα ἐκ στερεῶν, ὑγρῶν<text:line-break/>καὶ πνευμάτων. στερεὰ μὲν οὖν ἐστιν ὀστᾶ, χόνδροι, νεῦρα,<text:line-break/>μύες, φλέβες, ἀρτηρίαι καὶ τὰ ἐν κατακαλύψει σπλάγχνα.</text:p>
      <text:p text:style-name="P4">ὑγρὰ δὲ οἱ χυμοὶ καὶ τα περιττωματα. το δὲ πνευμα το<text:line-break/>ἔμφυτόν ἐστι θερμὸν τὸ ἐν τῇ καρδία. ἄλλως. ἐκ ποσων<text:line-break/>συνέστηκεν ἡμῶν τὰ σώματα ,· ἐκ δεκατεσσάρων. νευρων,<text:line-break/>φλεβῶν, ἀρτηριῶν, οστῶν, αἵματος, πνεύματος, σαρκος, πι-<text:line-break/>μελῆς, χόνδρων, ὀνύχων, μυελῶν, τριχῶν, χυμῶν καὶ ὑμένων.<text:line-break/>ἄλλως. ἐκ τίνων συνέστηκεν ἡμῶν τὰ παθητικὰ σωματα ,·<text:line-break/>ἐκ τεσσάρων. ἐξ αἤιατος, φλέγματος, χολῆς ξανθῆς και<text:line-break/>μελαγχολικοῦ χυμοῦ · ἅτινα καὶ παθητικὰ στοιχεῖα καλοῦσί<text:line-break/>τινες. ἄλλως. ἐκ τίνων συνέστηκεν ἡμῶν τὰ ὑλικὰ οωματας<text:line-break/>ἐκ τεσσάρων. πυρὸς, ἀέρος, γῆς καὶ ὕδατος · ἅτινα και<text:line-break/>ὑλικὰ στοιχεῖα καλοῦνται.<text:tab/>.</text:p>
      <text:h text:style-name="Heading_20_2" text:outline-level="2">λδ΄. </text:h>
      <text:p text:style-name="P15">Ἀνατομή ἐστι θεωρία τῶν ἐν κατακαλύψει σπλαγ-<text:line-break/>χνων. εἰσὶ τῆς ἀνατομῆς εἴδη δύο, τὸ μὲν κατ᾽ ἐνιτήδευ-<text:line-break/>σιν, τὸ δὲ κατὰ περίττωσιν. κατ᾽ ἐπιτήδευσιν μὲν οὖν ἐστιν<text:line-break/>ἡ ἀπὸ τῶν δογματικῶν παραλαμβανομένη θεὰ ἕνεκα της εν<text:line-break/>κατακαλύψει ἤτοι ἐπὶ τῶν ζώντων ἢ ἐπὶ τῶν τετελευιηκο-<text:line-break/>των ἢ καὶ ἤιοι ὅλων ἢ μερῶν. κατὰ δὲ περίπτωσιν ἐκ<text:line-break/>συνιυχίας ἢ ὑπὸ μεγάλης τρώσεως γινομένη. προσχρῶνται<text:line-break/>δὲ αὐτῇ μόνοι οἱ ἐμπειρικοί.</text:p>
      <text:p text:style-name="P16">[237] </text:p>
      <text:h text:style-name="Heading_20_2" text:outline-level="2">λε. </text:h>
      <text:p text:style-name="P15">Χειρουργία εστι χειρῶν ατρομων οξεια<text:line-break/>κίνησις μετ᾽ ἐμπειρίας. ἢ ἔντεχνος πρᾶξις ἐν ἰατρικὴ διὰ<text:line-break/>χειρῶν ἢ ὁργάνων περιγινομένη τοῦ προσήκοντος τέλους.</text:p>
      <text:h text:style-name="Heading_20_2" text:outline-level="2">Λσε΄.</text:h>
      <text:p text:style-name="P15"><text:s/>Περικράνιος ὑμήν ἐστι νευρώδης περιειληφώς<text:line-break/>πᾶν τὸ κράνιον.</text:p>
      <text:h text:style-name="Heading_20_2" text:outline-level="2">λζ΄. </text:h>
      <text:p text:style-name="P15">Μήνιγγές εἰσι τὰ περιέχοντα τὸν ἐγκέφαλον σώ-<text:line-break/>ματα νευρώδη καὶ ὰρτηριωδη.</text:p>
      <text:h text:style-name="Heading_20_2" text:outline-level="2">λή. </text:h>
      <text:p text:style-name="P15">Ἐγκέφαλός ἐστι λευκὸς, μαλακὸς, ὥσπερ ἐξ ἀγροῦ<text:line-break/>τινος πεπηγώς , ὑγρὸς καὶ θερμός.</text:p>
      <text:h text:style-name="Heading_20_2" text:outline-level="2">Λθ΄.</text:h>
      <text:p text:style-name="P15"><text:s/>Παρεγκεφαλίς ἐστιν ὄπισθεν τοῦ ἐγκεφάλου τε-<text:line-break/>ταγμένη ὁμοφυὴς ἐγκεφάλῳ καὶ ὁμόχροος.</text:p>
      <text:h text:style-name="Heading_20_2" text:outline-level="2">μ᾽. </text:h>
      <text:p text:style-name="P15">Νωτιαῖος μυελός ἐστιν ὁμοφυὴς ἐγκεφάλῳ καὶ ὁμό-<text:line-break/>χρους · λιπαρώτερος δέ τε καὶ λευκότερος καὶ ὰκυρώτερος,<text:line-break/>διὰ μέσης τῆς ῥάχεως καταγινόμενος.</text:p>
      <text:h text:style-name="Heading_20_2" text:outline-level="2">μα΄. </text:h>
      <text:p text:style-name="P15">Ὁφθαλμοί εἰσιν οἱ συνεστῶτες ἐκ τεσσαρων χι-<text:line-break/>τωνων, ἀμφιβληστροειδοῦς, ῥαγοειδοῦς. κερατοειδοῦς καὶ ἐπι-<text:line-break/>πεφυκότος. καὶ ὑγρῶν τριῶν, ὑελοειδοῦς, κρυσταλλοειδοῦς<text:line-break/>καὶ ὠοειδοῦς ὡς ἤδη ἐπιπεφυκότος νευρὡδους ἢ νεύρων</text:p>
      <text:p text:style-name="P3">οπτικῶν. αἰσθητικοὶ τῶν ὑποκειμένων χρωμάτων καὶ με-<text:line-break/>γεθῶν καὶ σχημάτων.</text:p>
      <text:h text:style-name="Heading_20_2" text:outline-level="2">Μβ΄.</text:h>
      <text:p text:style-name="P17"><text:s/><text:span text:style-name="T2">Ὦστ</text:span>α δὲ νευρὡδη καὶ χονδρὡδη αἰσθητικὰ φω-<text:line-break/>νων καὶ τῶν ἐν αὐταῖς διαφορῶν.</text:p>
      <text:h text:style-name="Heading_20_2" text:outline-level="2">μγ . </text:h>
      <text:p text:style-name="P17">Ῥῖνές εἰσι νευρὡδεις καὶ χονδρώδεις ἀντιληπτι-<text:line-break/>καὶ ὀσμῶν.</text:p>
      <text:h text:style-name="Heading_20_2" text:outline-level="2">μδ΄. </text:h>
      <text:p text:style-name="P17">Γλῶσσά ἐστι φλεβώδης καὶ σαρκώδης, ὑποπίμε-<text:line-break/>λος, αἰσθητικὴ χυμῶν, συνεργὸς τῇ καταπόσει τῆς τροφῆς<text:line-break/>καὶ τῇ διαρθρωσει τῆς φωνῆς.</text:p>
      <text:h text:style-name="Heading_20_2" text:outline-level="2">μέ. </text:h>
      <text:p text:style-name="P17">Φάρυγξ ἐστὶν ἡ ἔνδον στόματος χὡρη, εἰς ἢν<text:line-break/>ἀνήκει τό τε τοῦ στομάχου καὶ τὸ τοῦ λάρυγγος πέρας. διότι<text:line-break/>συνεργὸς τῇ καταπόσει τε καὶ τῇ ὰναπνοῇ καὶ τῇ φωνῇ.</text:p>
      <text:h text:style-name="Heading_20_2" text:outline-level="2">Μσε΄.</text:h>
      <text:p text:style-name="P17"><text:s/>Λάρυγξ ἐστὶ χονδρὡδης δι᾽ οὖ τὸ πνεῦμα εἰσ-<text:line-break/>πνἒξμεν, συνεργὸς καὶ πρὸς τὴν φωνήν.</text:p>
      <text:h text:style-name="Heading_20_2" text:outline-level="2">Μζ .</text:h>
      <text:p text:style-name="P17"><text:s/>Πνεύμων ἐστὶν ὰρτηριὡδης ἐκ τῶν λείων καὶ<text:line-break/>τραχειων αρτηριῶν σομφότερος, ὅργανον ἀναπνευστικοὶ</text:p>
      <text:h text:style-name="Heading_20_2" text:outline-level="2">μή. </text:h>
      <text:p text:style-name="P17">Θώραξ ἐστὶν ἐκ φλεβῶν καὶ ἀρτηριῶν καὶ νεύρων κα-<text:line-break/>τεσκευασμένος ὑπὸ τῆς φύσεως πρός τὸ τῆς ἀναπνοῆς ὅρμημα.</text:p>
      <text:p text:style-name="P2">[ 238 ] Καρδία ἐστὶ νευρὡδης καὶ μυὡδης καὶ φλε—<text:line-break/>βὡδης , ἔχουσα καὶ ὰρ τηρίας. κωνοειδὴς τῷ σχηματι, ὑπο-<text:line-break/>πίμελος, ἒξ ἦς ἐκπεφύκασιν ἀρτηρίαι καὶ φλέβες δι᾽ ὦν<text:line-break/>ἐπιπέμπεται αἶμα καὶ πνεῦμα. ἄλλως. καρδία ἐστὶ μυω-<text:line-break/>δης, ἔχουσα σχῆμα κωνοειδές καὶ δύο κοιλίας ἐν αἶς γεν-<text:line-break/>νἄται τὀ ἔμφυτον θερμὸν καὶ τὸ ζωτικον πνεῦμα. ἐξ ἦς<text:line-break/>ἐκπεφύκασιν ἀρτηρίαι καὶ φλέβες ἐκφύονται. δι᾽ ὦν χορη-<text:line-break/>γεῖται τῷ παντὶ σὡματι ὅ τε ζωτικὸς γόνος καὶ ἡ ἔμφυτος<text:line-break/>θερμασία.</text:p>
      <text:h text:style-name="Heading_20_2" text:outline-level="2">α΄. </text:h>
      <text:p text:style-name="P18">Διάφραγμά ἐστι νευρῶδες, διεῖργον καὶ χωρίζον<text:line-break/>τά τε ἐν τῷ θὡρακι καὶ τὰ ὑπὸ τὸν θὡρακα σπλάγχνα. ὅν<text:line-break/>τινα καὶ ὑπεζωκότα καλοῦμεν.</text:p>
      <text:h text:style-name="Heading_20_2" text:outline-level="2">να΄. </text:h>
      <text:p text:style-name="P18">Ἧπάρ ἐστιν οὑσία φλεβῶδες καὶ θερμὸν καὶ πο-<text:line-break/>λύαιμον καὶ τὴν πρὡτην ἐξαιμάτωσιν πλείστην ποιούμενον,<text:line-break/>συνεργοῦν καὶ τῇ κοιλία πρὸς τὴν πέψιν τῇ παραθέσει συν-<text:line-break/>θάλπον αὐτην. ἄλλως. ηπαρ έστιν οὐσία ἐρυθρα, σαρκώδη<text:line-break/>μείοσιν ἔχουσα, τεταγμένη ἐν τοῖς δεξιοῖς μέρεσιν, ἐν ῇ γεν-<text:line-break/>νᾶται τὸ αἶμα πρὸς ἀποτροφὴν τοῦ παντὸς σὡματος.</text:p>
      <text:h text:style-name="P23" text:outline-level="2">νβ΄. </text:h>
      <text:p text:style-name="P18">Σπλήν ἐστι φλεβώδης καὶ ὰρτηριώδης, λεπτὰ ἀγ-<text:line-break/>γεῖα ἔχων καὶ πολλὰς μεταξὺ κοιλότητας τῶν ἀγγείων, διὰ<text:line-break/>τοῦτο ἀραιὸς καὶ σομφός.</text:p>
      <text:h text:style-name="Heading_20_2" text:outline-level="2">νρ᾽. </text:h>
      <text:p text:style-name="P18">Στόμαχός ἐστι νευρώδης καὶ ἀρτηριώδης ἔργα-<text:line-break/>λεῖον ὀρέξεως .καὶ καταπόσεως ἡ καὶ πόρος ὑγρᾶς καὶ ξηρᾶς<text:line-break/>τροφῆς.</text:p>
      <text:h text:style-name="Heading_20_2" text:outline-level="2">νδ . </text:h>
      <text:p text:style-name="P18">Κοιλία ἐστὶ νευρωδης υποδοχεῖον τροφῆς ὑγοᾶς<text:line-break/>καὶ ξηρᾶς. πρὸς τὸ πέττεσθαι τὴν τροφήν κατεσκευασμένη.</text:p>
      <text:h text:style-name="Heading_20_2" text:outline-level="2">νε΄. </text:h>
      <text:p text:style-name="P18">Ἐντερά ἐστι νευρώδη τὰ μέν πρὸς τὴν πέψιν<text:line-break/>συνεργοῦντα, τὰ δὲ πρὸς τὴν ὑποδοχὴν, τὰ δὲ πρὸς ἀπό-<text:line-break/>κρισιν τοῦ περιττώματος γεγονότα. πόσων πηχῶν εἰσι τὰ<text:line-break/>ἔντερα ,· τὰ ἔντερα δεκατριῶν πηχῶν εἰσιν ἕκαστον τῷ ἰδίω<text:line-break/>πήχει μετρουμενον. πόσαι ταξεις ἐντέρων,· ἐννέα. στόμαχος,<text:line-break/>κοιλία, πυλωρὸς, δωδεκαδάκτυλος, ἔκφυσις, νῆστις, λεπτὸν,<text:line-break/>τυφλὸν, κῶλον, απευθυσμένσν.</text:p>
      <text:h text:style-name="Heading_20_2" text:outline-level="2">νσε΄. </text:h>
      <text:p text:style-name="P18">Νεφροί εἰσι σαρκώδεις ἐκ ψαφαρωτέρας σαρκὸς</text:p>
      <text:p text:style-name="P3">συγκείμενοι, ἰσθμοὶ τοῦ ὑγροῦ περιττὠματος καὶ ὡσπερ<text:line-break/>προσλάκια ὑπὸ τῆς φύσεως γεγενημένοι.</text:p>
      <text:h text:style-name="Heading_20_2" text:outline-level="2">Νζ᾽.</text:h>
      <text:p text:style-name="P18"><text:s/>Κύστις ἐστὶ νευρώδης ὑποδοχεῖον ἅμα καὶ ἐργα-<text:line-break/>λεῖον ἐκκριτικὸν ὑγροῦ τοῦ περιττώματος.</text:p>
      <text:h text:style-name="Heading_20_2" text:outline-level="2">νή. </text:h>
      <text:p text:style-name="P18">Δίδυμοί εἰσι σαρκοειδεῖς καὶ εὔθρυπτοι, ὑγροὶ καὶ<text:line-break/>θερμοὶ, συνεργοὶ τῇ πέψει τοῦ ἐν τοῖς παραστάταις σπέρ-<text:line-break/>ματος.</text:p>
      <text:p text:style-name="P6">[239]<text:tab/></text:p>
      <text:p text:style-name="P6">νθ΄.</text:p>
      <text:p text:style-name="P6"><text:s/>Παραστάται εἰσὶν οἱ συγκείμενοι ἐκ ψλε-<text:line-break/>βὸς καὶ ἀρτηρίας εἰς τὸ αὐιὸ συμπεφυκυιῶν περιεκτικοὶ<text:line-break/>σπέρματος.</text:p>
      <text:h text:style-name="Heading_20_2" text:outline-level="2">ξ΄. </text:h>
      <text:p text:style-name="P18">Μήτρα ἐστὶν ἔξωθεν μὲν νευρώδης, ἐν δὲ τῷ ἔν-<text:line-break/>δοθεν σαρκωδεστέρα, ὰγγεῖον κυητήριον. ταὑτῃ καὶ ἡ ύστέ-<text:line-break/>ρα ὀνομάζεται, ὅτι υσταιη τῶν ἀπάντων μερῶν ἐστι. ἄλλως.<text:line-break/>μήτρα ἐστὶν καὶ ἡ υστέρα λεγομένη. καὶ μήτρα μἐν λέγε-<text:line-break/>ται διὰ τὸ εἶναι μητέρα πάντων τῶν βρεφῶν. ὑστέρα δὲ<text:line-break/>λέγεται διὰ τυ ὕστερον τῶν μορίων κεῖσθαι αὐτήν. πόσας<text:line-break/>ἐνεργείας ἔχει μητρα ἐν ταῖς συνουσίαις; τέσσαρας. ἑλκτι-<text:line-break/>κῆν, καθεκτικὴν, ἀλλοιωτικὴν καὶ ὰποκριτικήν.</text:p>
      <text:h text:style-name="P23" text:outline-level="2">Ξα΄.</text:h>
      <text:p text:style-name="P25"><text:s/>Ἕκκρισίς ἐστι φορὰ τῶν παρακειμένων τοῖς σὡ-<text:line-break/>μασι περιττωμάτων.</text:p>
      <text:h text:style-name="Heading_20_2" text:outline-level="2">Ξβ΄.</text:h>
      <text:p text:style-name="P25"><text:s/>Κόπρος ἐστὶν ἀποκάθαρμα τροφῆς εἰς συντέλειαν<text:line-break/>πέψεως καὶ ἀναδύσεως διακεκριμένον.</text:p>
      <text:h text:style-name="Heading_20_2" text:outline-level="2">Ξγ᾽.</text:h>
      <text:p text:style-name="P25"><text:s/>Οὖρόν ἐστι περιήθημα τοῦ αἵματος ἐν τῇ μεγάλῃ<text:line-break/>φλεβὶ καταφερόμενον διὰ νεφρῶν καὶ οὐρητήρων ἐν τῇ κύ-<text:line-break/>στει. ἄλλως. οὖρόν ἐστι περίττωμα ὅπερ γεννᾶται μὲν ἐν<text:line-break/>τῷ ἥπατι, διακρίνεται δὲ ἐν τοῖς νεφροῖς, παράκειται δὲ διὰ<text:line-break/>τῶν οὐρητήρων παρὰ τὴν οὐροδόχον κύστιν, κἀκεῖθεν ε᾽ξέρ-<text:line-break/>χεται διὰ τοῦ τραχήλου τῆς κύστεως · ὅν τράχηλον καὶ οὐ-<text:line-break/>ρήθραν ἐκάλουν διὰ τὸ ἐκεῖθεν φέρεσθαι το οιρον.</text:p>
      <text:h text:style-name="Heading_20_2" text:outline-level="2">ξδ΄. </text:h>
      <text:p text:style-name="P25">Ποιητικὴ αἰτία τοῦ οὐρίου ἐστὶν η ἐν τῷ ἥπατι<text:line-break/>ἐξαιμάτωσις. ,</text:p>
      <text:h text:style-name="Heading_20_2" text:outline-level="2">ξε΄. </text:h>
      <text:p text:style-name="P25">Τέσσαρές εἰσι χυμοὶ ἐξ ὦν το ζῶον συνέστηκεν,<text:line-break/>αἶμα , φλέγμα , χολαὶ δυο, ξανθη τε καὶ μέλαινα. ταῦτα<text:line-break/>γάρ ἅ καὶ στοιχεῖα τοῦ σώματος παῖδες ἰατρῶν καλοῦσιν,<text:line-break/>ἐπειδὴ ἐκ τούτων συνεστήκαμεν. τούτων τὸ μὲν αἶμα θερ-<text:line-break/>μόν ἐστι καὶ ὑγρὸν καὶ γλυκὺ , τὸ δὲ φλέγμα ψυχρὸν καὶ</text:p>
      <text:p text:style-name="P3">ὑγρὸν καὶ ἁλυκον καὶ γλίσχρον· η δε ξανθη χολη θερμη<text:line-break/>καὶ ξηρὰ καὶ δριμεῖα καὶ δακνώδης · ἡ δἐ μέλαινα ξηρὰ<text:line-break/>καὶ ψυχρὰ καὶ ὀξεῖα καὶ βαρυτατη.</text:p>
      <text:h text:style-name="Heading_20_2" text:outline-level="2">Ξσε΄.</text:h>
      <text:p text:style-name="P25"><text:s/>Αἶμά ἐστι θερμὸν καὶ ὑγρὸν ἐν ταῖς φλεψὶ πλεῖον,<text:line-break/>ἐν ἀρτηρίαις ὀλιγώτερον , ἐξ οὖ. τὸ ζῶον τρέφεται.</text:p>
      <text:h text:style-name="Heading_20_2" text:outline-level="2">.ξζ᾽.</text:h>
      <text:p text:style-name="P25"><text:s/>Φλέγμα ἐστὶ ψυχρὸν καὶ ὑγρὸν πρός τε τὴν κα-<text:line-break/>τάποσιν τῶν σιτίων καὶ πρὸς τὰς κινήσεις τῶν ἄρθρων<text:line-break/>ὑπὸ τῆς φύσεως ὑποβεβλημένον.</text:p>
      <text:h text:style-name="Heading_20_2" text:outline-level="2">ξή.</text:h>
      <text:p text:style-name="P25"><text:s/>Ξανθὴ χολή ἐστι θερμὴ καὶ ξηρὰ καὶ ἐπὶ τόνον<text:line-break/>μὲν τοῦ στομάχου καὶ πρὸς τὰς ἐκκρίσεις τῆς κοιλίας γε-<text:line-break/>γενημένη.</text:p>
      <text:h text:style-name="Heading_20_2" text:outline-level="2">ξθ΄. </text:h>
      <text:p text:style-name="P25">Χολὴ μέλαινά ἐστι ψυχροτέρα τῆς ξανθῆς παρα-<text:line-break/>κειμένη μέντοι ἐν τῷ σπληνὶ, ανακεκραμενη δὲ καὶ ἐν τῷ<text:line-break/>αϊματι, ὥστε σχίζεσθαι αὐτο καὶ μη παχυ καὶ ὰργον καὶ<text:line-break/>δυσανάδοτον ἀποτελεῖσθαι.</text:p>
      <text:p text:style-name="P27">[240]<text:tab/></text:p>
      <text:h text:style-name="Heading_20_2" text:outline-level="2">ὸ. </text:h>
      <text:p text:style-name="P27">Τέσσαρές εἰσι διαφοραὶ τοῦ μελαγχολικοῦ<text:line-break/>χυμοῦ · ων πρῶτος ἐστιν ό στοιχειώδης · καὶ ὁ ἐξ ὑπερο-<text:line-break/>πλήσεως τῆς ξανθῆς χολῆς γενόμενος , ὁντινα καὶ ἀσφαλ-<text:line-break/>τώδη ὀνομάζομεν διὰ τὸ στίλβειν αὐτὸν ἀσφάλτου δίκην καὶ</text:p>
      <text:p text:style-name="P3">ὁ ἐκ τοῦ ἀπογεωθέντος φλέγματος η τοῦ σαπέντος καὶ ὀ ἐκ<text:line-break/>τοῦ τρυγώδους αἵματος. χολῆς -ξανθῆς διαφοραὶ ἕξ΄· χολὴ<text:line-break/>ἡ στοιχειώδης καὶ ἡ λεκιθώδης. καὶ ἰσατώδης καὶ πρασὡ-<text:line-break/>δης καὶ ἰώδης καὶ ἡ ὠχρὰ καὶ αἱ τοῦ φλέγματος διαφοραί.<text:line-break/>τὸ μέν ἐστι γλυκὺ, τὸ δὲ ἁλυκὸν, τὸ δὲ ἄποιον. καὶ...κατὰ<text:line-break/>τρεῖς τρόπους εἰσὶ τὰ ὑγρὰ ἐν τῇ γαστρὶ, ἢ μὲν γὰρ,ἐπι-<text:line-break/>πλέουσιν ἢ ὰναπεμπόμενά εἰσιν ἢ ἐμπεπλασμένα.</text:p>
      <text:h text:style-name="Heading_20_2" text:outline-level="2">Οα΄.</text:h>
      <text:p text:style-name="P25"><text:s/>Μύξα ἐστὶν ἀποκάθαρμα τοῦ ἐγκεφάλου ὥστε<text:line-break/>κουφίζεσθαι τὸ ἡγούμενον τῆς ψυχῆς μέρος.</text:p>
      <text:h text:style-name="Heading_20_2" text:outline-level="2">οβ΄. </text:h>
      <text:p text:style-name="P29">Ἱδρώς ἐστι περιήθημα τῆς ἐν τῳ αἵματι λεπτῆς<text:line-break/>καὶ ὀῥῥωδους ὑγρασίας.</text:p>
      <text:h text:style-name="Heading_20_2" text:outline-level="2"><text:line-break/>07. </text:h>
      <text:p text:style-name="P29">Φλέψ ἐστιν ἀγγεῖον αἵματος καὶ τοῦ συγκεκρα-<text:line-break/>μενου τῷ αἵματι φυσικοῦ πνευματος, νευρωδής;. την αιὸθη-<text:line-break/>σιν καὶ τὴν ὑγρὰν καὶ θερμὴν οὐσίαν ἔχουσα · ἔχει, δὲ πλεῖον<text:line-break/>τὸ αἶμα , ὀλιγώτερον δὲ τὸ ζωτικὸν πνεῦμα.</text:p>
      <text:h text:style-name="Heading_20_2" text:outline-level="2">οδ΄. </text:h>
      <text:p text:style-name="P25">Ἀρτηρία ἐστὶν ἀγγεῖον αἵματος ἐλαττονος καὶ κα-<text:line-break/>θαρωτέρου καὶ τοῦ συγκεκραμένου φυσικοῦ πνεύματος πλείο-<text:line-break/>νος καὶ λεπτομερεστέρου, θερμοτέρα καὶ ξηροτέρα καὶ αἰ-</text:p>
      <text:h text:style-name="P23" text:outline-level="2">α΄</text:h>
      <text:p text:style-name="P26">θητικωτέρα τῆς φλεβὸς. σφυγμωδῶς κινουμένη. ἄλλως.<text:line-break/>ἀρτηρία ἐστὶ σῶμα κοῖλον διχίτωνον, ἐκ καρδίας ὁρμούμενον<text:line-break/>πνεύματος ζωτικοῦ χορηγόν. δέχεται δὲ καθαρὸν ἀέρα ἐν<text:line-break/>τῆ συστολή καὶ ἐκκρίνει έν τῇ διαστολῇ τὰ καπνωδη καὶ<text:line-break/>λιγνυὡδη περιττὡματα · εἰσφέρουσα οὖν καθαρὸν ἀέρα ψύ-<text:line-break/>χει τὴν καρδίαν καὶ τὸ ἔμφυτον θερμόν. ἡ χρεία γοῦν τοῦ<text:line-break/>σφυγμοῦ αὕτη ἐστὶ τὸ ἐμψυχεσθαι διὰ τοῦ ἀέρος. ἔστι δὲ<text:line-break/>καὶ αὕτη οὐσία τοῦ ἀέρος τὸ προστίθεσθαι τῷ ἡμετέρῳ<text:line-break/>πνεύματι γέννησις καὶ προσθήκη τοῦ ψυχικοῦ πνευματος.</text:p>
      <text:h text:style-name="Heading_20_2" text:outline-level="2">Οε΄.</text:h>
      <text:p text:style-name="P25"><text:s/>Εἰσὶ κινήσεις ἐν ἡμῖν ὡς Ἀριστοτέλης ἐκ κατη-<text:line-break/>γορίας λέγει ἕξ· γένεσις, φθορὰ, μεἄοσις, ἀλλοίωσις, αὔξη-<text:line-break/>σις καὶ ἡ κατἀ τὸν τόπον φορά.</text:p>
      <text:h text:style-name="Heading_20_2" text:outline-level="2">σσε΄. </text:h>
      <text:p text:style-name="P25">Νεῦρόν ἐστι σῶμα λευκὸν καὶ νᾶστον. νευρων<text:line-break/>τρεῖς εἰσιν αἱ διαφοραὶ, τὰ μἐν ἒξ ἐγκεφαλου καὶ νωτιαίου<text:line-break/>ἐκπεφυκότα νεῦρα, ταῦτα κυρίοις προσαγορευεται · τα δὲ ἐκ<text:line-break/>μυῶν τένοντες · τα δὲ εξ οστῶν συνδεσμοι.</text:p>
      <text:h text:style-name="Heading_20_2" text:outline-level="2">οζ᾽. </text:h>
      <text:p text:style-name="P25">Νεῦρα τὰ ἀπ᾽ ἐγκεφάλου καὶ μηνίγγων ἐκπεφυ-</text:p>
      <text:p text:style-name="P3">κότα, κοινὰ, ξηρότερα καὶ ηττον θερμοτερα φλεβῶν καὶ ἀρ-<text:line-break/>τηριῶν αἰσθητικώτερα τὰς προαιρετικὰς κινήσεις ἐκτελοῦντα.</text:p>
      <text:p text:style-name="P28">[241]<text:tab/></text:p>
      <text:h text:style-name="Heading_20_2" text:outline-level="2">οή. </text:h>
      <text:p text:style-name="P28">Νεῦρα τὰ ἒξ ὁσιῶν ἐκφυόμενα εἰσὶν τὰ<text:line-break/>ἐξ ὀστῶν εἰς ὀστᾶ συνδετικὰ καὶ συνεκτικὰ τῶν ἄρθρων<text:line-break/>καὶ- τῶν μελῶν τοῦ σώματος.</text:p>
      <text:h text:style-name="Heading_20_2" text:outline-level="2">- οθ΄.</text:h>
      <text:p text:style-name="P30">Νεῦρον ἐκ μυὸς ἐκφυόμενον πέρας ἐστὶ μυὸς ἢ<text:line-break/>ἀπονεύρωσις εἰς τὸ κινηθησόμενον μέρος ἐμφυομένη.</text:p>
      <text:h text:style-name="Heading_20_2" text:outline-level="2">α΄. </text:h>
      <text:p text:style-name="P29">Μύες εἰσὶ σώματα νευρώδη ἀναμεμιγμένης αὐτοῖς<text:line-break/>καὶ σαρκὸς πρὸς κίνησιν τῶν σώματος μερῶν γεγονότες.</text:p>
      <text:h text:style-name="Heading_20_2" text:outline-level="2">πὰ᾽. </text:h>
      <text:p text:style-name="P29">Περιόστεοι ὑμένες εἰσὶν επυματα λεπτά, ἰνώδη<text:line-break/>ὥσπερ ἐνδύματα τῶν ὀστῶν ὑπὸ τῆς φύσεως γενόμενοι.</text:p>
      <text:h text:style-name="Heading_20_2" text:outline-level="2">πβ΄. </text:h>
      <text:p text:style-name="P29">Πιμελή ἐστι παρέγχυμα τροφῆς περὶ τούς ὑμέ-<text:line-break/>νἀς μάλιστα πηγνυμένη, ἀναίσθητος.</text:p>
      <text:h text:style-name="Heading_20_2" text:outline-level="2">πγ . </text:h>
      <text:p text:style-name="P29">Σάρξ ἐστιν ἒξ αἴματος πεπηγυῖα, ὑγρά καὶ θερμὴ,<text:line-break/>σκέπην τε καὶ τὴν μαλακοτητα παρεχομένη τῷ σώματι.</text:p>
      <text:h text:style-name="Heading_20_2" text:outline-level="2">πδ᾽. </text:h>
      <text:p text:style-name="P29">Ὁι ἐν τοῖς ὀστέοις μυελός ἐστι περιεχόμενος ταῖς<text:line-break/>κοιλότησιν τῶν ὀστῶν, λιπαρὸς καὶ ἀναίσθητος.</text:p>
      <text:h text:style-name="P23" text:outline-level="2">Πε΄.</text:h>
      <text:p text:style-name="P29"><text:s/>Χόνδροι εἰσὶ σώματα γεωδέστερα καὶ ἀναίσθητα,<text:line-break/>ἅτινά εἰσι ῥὶς καὶ ωια.</text:p>
      <text:h text:style-name="Heading_20_2" text:outline-level="2">πσε΄. </text:h>
      <text:p text:style-name="P29">Ὁσία εἰσι σὡματα ξηρὰ καὶ γεὡδη μαὶ ψυχρὰ<text:line-break/>καὶ ἀναίσθητα. ἄλλως. ὸστοῦν ἐστι σῶμα .γεωδέστερον, ψυ-<text:line-break/>χρὸν καὶ ἀναίσθητον. οστοῦν ἐστι. κα.ιὰ μὲν Πλατωνα μμε-<text:line-break/>λὸς ὑπὸ θερμοῦ πηγνύμενος, κατὰ δὲ ἐνίους τῶν ἰατρῶν<text:line-break/>σύγκρισις γεώδης καἰ στερεὰ καὶ ἀναίσθητος καὶ ἄναιμος.<text:line-break/>κοινὰ δὲ ἦ ἀναισθησία καἰ μὴ ἀνωμαλία χονδρου καὶ ὄνυ-<text:line-break/>χος. ἀλλ᾽ ὁ μὲν χόνδρος εἰκών έστιν οστοῦ. παράκειται<text:line-break/>γὰρ ἐν τοῖς ἄρθροις πλειστάκις. ὄνυξ δὲ οστέσυ εἴη ἀν<text:line-break/>ἐπιφάνεια ἢ δέρματος ἄφαψις σκληρὰ καὶ .ξηρά.</text:p>
      <text:h text:style-name="Heading_20_2" text:outline-level="2">Πζέ ᾽</text:h>
      <text:p text:style-name="P29">Ὀδόντες εἰσὶν οἱ διαιροῦντες την τροφήν καὶ κα-<text:line-break/>τεργαζόμενοι καὶ συνεργοῦντές τι καὶ πρὸς (39^) τὴν τῆς<text:line-break/>φωνῆς διαρθρωσιν.</text:p>
      <text:h text:style-name="Heading_20_2" text:outline-level="2">πή. </text:h>
      <text:p text:style-name="P29">Οὐρανίσκος ἐστὶ τὸ ἀνώτερον μέρος τοῦ στομα-<text:line-break/>τος ἐκ τῆς πρός οὐρανὸν ὁμοιότητος τὸ ὄνομα λαμβάνων.</text:p>
      <text:h text:style-name="Heading_20_2" text:outline-level="2">πθ΄. </text:h>
      <text:p text:style-name="P29">Γαργαρεών ἐστὶ σαρκίον τῆς φάρυγγος ἀπηρ-<text:line-break/>τησμένον, φωνῆς ὄργανον καὶ πνεύματος ἀποτέλεσμα.</text:p>
      <text:h text:style-name="P23" text:outline-level="2">ϟ᾽. </text:h>
      <text:p text:style-name="P29">Φατνία εἰσὶν αἱ κοιλότητες τῶν ὀστῶν ἐν αἶή οἱ<text:line-break/>ὀδόντες ἐῤῥίζὡνται.</text:p>
      <text:p text:style-name="P28">[242]<text:tab/></text:p>
      <text:h text:style-name="Heading_20_2" text:outline-level="2">ϟα᾽.</text:h>
      <text:p text:style-name="P28"><text:s/>Ὁνυχές εἰσιν ἀποτελεύτησις τῶν νεύ-<text:line-break/>ρων εὐπρεπείας χάριν γεγονότες καὶ ὡς ἐπιλαμβάνεσθαί τι<text:line-break/>τοῖς δακτύλοις εὐκολώτερον. οἱ δὲ οὕτως. ὄνυχές είσι δέρ-<text:line-break/>ματσς ἔφαψις ξηρὰ καὶ ψυχρὰ καὶ ἀναίσθητος.</text:p>
      <text:h text:style-name="Heading_20_2" text:outline-level="2">ϟβ΄. </text:h>
      <text:p text:style-name="P29">Θρὶξ σῶμά ἐστι ξηρόν καὶ ψυχρὸν καὶ ἀναίσθη-<text:line-break/>τον πρὸς σκέπην καὶ κόσμον γεγενημένη.γκατὰ πόσους τρό-<text:line-break/>πους ἐγένοντο αἱ τρίχες εἰς τὸν ἄνθρωπον; κατὰ δύο. αἱ<text:line-break/>μὲν πρὸς κόσμον ἐν τῇ κεφαλῇ καὶ ἐν γενείοις · διὰ χρείαν<text:line-break/>δὲ ἐν τοῖς βλεφάροις καὶ ἐν τοῖς ὸφρύσιν. διὰ τί ἐπὶ τῆς<text:line-break/>κεφαλῆς φύονται πολλαὶ τρίχες; διά τε τὴν ξηρότητα τοῦ<text:line-break/>δέρματος καὶ δια το πλῆθος τῶν αἰθαλωδῶν περιττωμάτων<text:line-break/>τῶν κάτωθεν ἄνω ἐς τούτους τοπους ἀναφερομένων. διὰ<text:line-break/>τί ἐπὶ τῶν ακμαστικῶν ηλικιῶν δασύτης ἐστὶ τριχῶν; διὰ<text:line-break/>τὸ είναι πλῆθος περιττωμάτων καὶ πόρους μεγάλους καὶ<text:line-break/>διὰ το τούτων δέρμα μηδὲ λίαν ξηρότερον μηδὲ μαλακὡτε-<text:line-break/>ρον. δια τί ἐπὶ τῶν παίδων ψιλότης ἐστὶ τριχῶν; διά τε</text:p>
      <text:p text:style-name="P3">τὸ μὴ εἶναι πολλα αἰθαλωδη περιττωματα καὶ δια το μη<text:line-break/>εἶναι πόρους. κατὰ ποσους τρόπους γίνονται φαλακροὶ οἱ<text:line-break/>ἄνθρωποι; κατὰ δύο. ἢ δι᾽ ἄκραν ξηροτητα ἢ δι᾽ ἄκραν<text:line-break/>ὑγρότητα, ὥσπερ ἡ γῆ τὸν χορτὸν ἡ ἔχουσα πολὺ ὕδωρ<text:line-break/>σήπει.</text:p>
      <text:h text:style-name="Heading_20_2" text:outline-level="2">ϟρ᾽. </text:h>
      <text:p text:style-name="P29">Δέρμα ἐστὶ σῶμα νευρῶδες σκεπάζον ὅλην τὴν<text:line-break/>περιοχὴν ὅλου τοῦ σωματος, ευπρεπείας χάριν τόν τοῦ ὅλου<text:line-break/>λόγον καὶ ὥστε ἀπερύκειν τὰ αἴτια γεγενημένον.</text:p>
      <text:h text:style-name="Heading_20_2" text:outline-level="2">ϟδ΄. </text:h>
      <text:p text:style-name="P29">Σπέρμα ἐστὶν ἡ συνεσπαρμένη δύναμις ἐν ὑγρῷ<text:line-break/>περιέχουσα τούτου τὸν λόγον, ἥτις δύναμις τυγχάνουσα τῶν<text:line-break/>προσηκόντων λόγων καὶ ὑλῶν ἐξαπλοῦται εἰς γένεσιν ἀν-<text:line-break/>θρώπου. ἢ οὕτως ἑτέρως. σπέρμα ἐστὶν ὑγρὸν ἐν παρα-<text:line-break/>στάταις περιεχομενον ἐκ θερμοῦ πνεύματος, ἒξ οὖ οἶον τε<text:line-break/>φῦναι ἄνθρωπον. ἄλλως. σπέρμα ἐστὶ πνεῦμα ἔνθερμον<text:line-break/>ἐν ὑγρῷ ἐξ ἑαυτοῦ κινούμενον καὶ δυνάμενον τοιοῦτον γεν-<text:line-break/>ναν οἶον ἀφ᾽ ου καὶ ἀφέθη · ἢ το μεθ ᾽ υγροῦ ψυχῆς ὑλι-<text:line-break/>κοῦ μέρους ἀπόσπασμα μετὰ τοῦ ὑγροῦ πνευματσς. ό δὲ<text:line-break/>Κιτιεὐς κήνων οὕτως ὡρίσατο. σπέρμα ἐστὶν ἀθρώπου ὅ</text:p>
      <text:p text:style-name="P3">μεθίησιν ἄνθρωπος μεθ ὑγροῦ ψυχῆς μέρους ἅρπαγμα καὶ<text:line-break/>σύμμιγμα τοῦ τῶν προγόνων γένους, οἶόν τε αὐτὸ ἦν καὶ<text:line-break/>αὐτὸ συμμιχθὲν ἀπεκρίθη.</text:p>
      <text:h text:style-name="Heading_20_2" text:outline-level="2">ϟε΄. </text:h>
      <text:p text:style-name="P29">Φύσις ἐστὶ πῦρ τεχνικὸν οδῷ βαδίζον εἰς γένε-<text:line-break/>σιν καὶ ἐξ ἑαυτοῦ ἐνεργητικῶς κινούμενον. ἑτέρως κατὰ<text:line-break/>Πλάτωνα. φύσις ἐντὶ θεία τέχνη. ἠ φύσις ἐστὶν οἵα τεχνικὴ<text:line-break/>δύναμις. ἑτέρως. φύσις ἐστὶ πνεῦμα ἔνθερμον ἒξ ἑαυτοῦ<text:line-break/>κινούμενον καὶ κατὰ τἀς σπερματικὰς δυνάμεις γεννῶν τε<text:line-break/>καὶ τελειοῦν καὶ διατηροῦν τὸν ἄνθρωπον. ἢ οὕτως. φύσις<text:line-break/>ἐστὶ δύναμις ἐξ ἑαυτῆς κινουμένη, αἰτία γενέσεως τε καὶ<text:line-break/>διαπλάσιως καὶ τελειότητος γιννῶσἀ τε καὶ τελειοῦσα τὸν<text:line-break/>ἄνθρωπον. φύσις καὶ ἡ κράσις λέγεται , φύσις καὶ ἡ ἕξις.<text:line-break/>φύσις καὶ ἡ καθ΄ ὁρμὴν κίνησις. φύσις καὶ ἡ διοικοῦσα τὸ<text:line-break/>ζῶον δύναμις λέγεται. δύναται δὲ καὶ οὕτως ὁρίσασθαι.<text:line-break/>φύσις ἐστὶ πνεῦμα ἔνθερμον ἐξ ἑαυτοῦ κινούμενον κατὰ<text:line-break/>σπερματικούς λόγους γεννῶν τε καὶ τελειοῦν καὶ διατηροῦν<text:line-break/>τὸν ἄνθρωπον ἐν χρόνοις καὶ μεγέθεσιν ὡρισμένους.</text:p>
      <text:p text:style-name="P31">[243]<text:tab/></text:p>
      <text:h text:style-name="Heading_20_2" text:outline-level="2">ϟσε΄. *</text:h>
      <text:p text:style-name="P32">Ἕξις ἐστὶ πνεῦμα συνέχον καὶ συγκρα-<text:line-break/>τοῦν τὰ μέρη.</text:p>
      <text:h text:style-name="Heading_20_2" text:outline-level="2">Ϟζ᾽.</text:h>
      <text:p text:style-name="P33"><text:s/>Ὁρεξίς ἐστι πόθος καὶ ἐπιζήτησις τροφῆς καὶ<text:line-break/>πότου.</text:p>
      <text:h text:style-name="Heading_20_2" text:outline-level="2">ϟή. </text:h>
      <text:p text:style-name="P29">Κατάποσίς ἐστιν ὁλκὴ στερεοῦ καὶ ὑγροῦ ἀπὸ<text:line-break/>στομάχου εἰς κοιλίαν γινομένη. ἢ οὕτως. κατάποσίς εστιν<text:line-break/>είσφορα τροφῆς τῆς ὑγρᾶς καὶ στερεᾶς ἐκ στοματος δια στο-<text:line-break/>μάχου εἰς κοιλίαν γινομένη.</text:p>
      <text:h text:style-name="Heading_20_2" text:outline-level="2">ϟθ΄. </text:h>
      <text:p text:style-name="P29">Πέψις εστὶ μίξις καὶ χύλωσις ὥσπερ ἕψησις<text:line-break/>τροφῆς ἒξ κοιλία καὶ ἐν ἐντέροις κατὰ μεταβολήν εἰς ἀνά-<text:line-break/>δοσιν τετελεσμένη. ἑτέρως. πέψις ἐστὶ κατεργασία τροφῆς<text:line-break/>κατὰ μεταβολὴν ἐν κοιλία καὶ ἐν ἐντέροις. ἢ οὕτως. πέψις<text:line-break/>ἐστὶν ἀλλοίωσις ἑτοίμη πρὸς ἐξαιμάτωσιν, ἥτις γίνεται ὑπὸ<text:line-break/>τῆς φύσεως διὰ θερμασίας ἑψήσει παραπλησίως. πῶς Ἰπ-<text:line-break/>ποκράτης καὶ Ἐρασίστρατος καὶ Ἐμπεδοκλῆς καὶ Ἀσκλη-<text:line-break/>πιάδης τὰς πέψεις τῆς τροφῆς φασι γίνεσθαι; τὰς πέψεις<text:line-break/>τῆς τροφῆς Ἱπποκράτης μὲν ὑπὸ τοῦ ἐμφύτου θερμοῦγφησι<text:line-break/>γίνεσθαι, Ἐρασίστρατος δὲ τρίψει καὶ λειώσει καὶ περι-</text:p>
      <text:p text:style-name="P3">στολῇ τῆς γαστρὸς καὶ ἐπικτήτου πνεύματος ἰδιότητι. Ἐμ-<text:line-break/>πεδοκλῆς δὲ σήψει· οἱ δὲ ἐξ ὠμῶν ἔφασαν τὰς ἀναδόσεις<text:line-break/>γίγνεσθαι, ὥσπερ καὶ Ἀσκληπιάδης ὁ Βιθυνός · ὁ δ᾽ αὐτὸς<text:line-break/>ουτος καὶ τὴν γυμνασίαν τῶν πέντε αἰσθήσεων ἀπεφήνατο<text:line-break/>εἶναι τὴν ψυχήν.</text:p>
      <text:h text:style-name="Heading_20_2" text:outline-level="2">ρ᾽. </text:h>
      <text:p text:style-name="P29">Ἐξαιμάτωσίς ἐστιν ἡ εἰς αἶμα τῆς τροφῆς μετα-<text:line-break/>βολή.</text:p>
      <text:h text:style-name="Heading_20_2" text:outline-level="2">ρα΄. </text:h>
      <text:p text:style-name="P29">Ἀνάδοσις. ἐστιν ὁλκὴ τῆς πεφθείσης καὶ οϊκονο-<text:line-break/>μηθείσης καὶ ἐξαιματωθείσης τροφῆς εἰς πάντα τά τοῦ σὡ-<text:line-break/>ματος μόρια καὶ μέρη ὑπὸ τοῦ ἐμφύτου θερμοῦ. οἱ δὲ<text:line-break/>οὕτως. αναδοσίς ἐστιν ολκὴ τῆς πεφθείσης τροφῆς ὑπὸ τοῦ<text:line-break/>κατά φύσιν θερμοῦ εἰς ὅλον τὸ σῶμα μετὰ τῆς οἰκείας με-<text:line-break/>ταβολῆς καὶ κατεργασίας.</text:p>
      <text:h text:style-name="Heading_20_2" text:outline-level="2">ρβ΄. </text:h>
      <text:p text:style-name="P29">Αὔξησίς ἐστιν ἡ εἰς μῆκος καὶ πλάτος καὶ βάθος<text:line-break/>πρόβασις τῶν σωμάτων.</text:p>
      <text:h text:style-name="Heading_20_2" text:outline-level="2">Ργ᾽</text:h>
      <text:p text:style-name="P29">Θρέψις ἐστὶν ἦ εἰς τὴν περιοχὴν καὶ τὸ πλάτος<text:line-break/>γινομένη προσθεσις τοῖς σωμασιν.</text:p>
      <text:h text:style-name="Heading_20_2" text:outline-level="2">ρδ᾽. </text:h>
      <text:p text:style-name="P29">Τέσσαρές εἰσιν ἡλικίαι, πρὡτη μὲν ἡ τῶν νεών ·</text:p>
      <text:p text:style-name="P3">δευτέρα δὲ ἡ τῶν ἀκμαζόντων , καὶ τρίτη ἡ τῶν μέσων καὶ<text:line-break/>τετάρτη ἡ τῶν γερόντων. οἱ νέοι μὲν θερμοὶ τὴν κρᾶσιν<text:line-break/>καὶ ὑγροὶ καὶ τῷ ἔαρι παραπλήσιοι · οἱ δὲ ἀκμάζοντες θερ-<text:line-break/>μοὶ καὶ ξηροὶ καὶ τὴν αὐτὴν κρᾶσιν τῷ θέρει προσκεκτη-<text:line-break/>μένοι. οἱ μέσοι ψυχροὶ καὶ ξηροὶ εἰσὶ τῇ [244] κράσει<text:line-break/>ὅμοιοι τῷ φθινοπώρῳ · οἱ δὲ γέροντες ψυχροὶ καὶ ὑγροὶ<text:line-break/>καὶ τῷ χειμῶνι παραπλησιοι. πλεονάζει τοῖς μὲν νέοις τὸ<text:line-break/>αἶμα, τοῖς δὲ ἀκμάζουσι ξανθὴ χολὴ, τοῖς δὲ μέσοις ἢ<text:line-break/>παρακμάζουσιν ἡ μέλαινα, τοῖς δὲ γέρουσι τὸ φλέγμα. ὅτι<text:line-break/>τὸ ἔμφυτον θερμὸν πολὺ μὲν ἐν τοῖς νέοις , ἀκμάζον δὲ ἐν<text:line-break/>τοῖς ἀκμάζουσι, μέσον δὲ ἐν τοῖς μέσοις , ὀλίγιστον δὲ ἐν<text:line-break/>τοῖς γέρουσιν.</text:p>
      <text:h text:style-name="Heading_20_2" text:outline-level="2">ρε΄. </text:h>
      <text:p text:style-name="P29">Νεότης ἐστὶ καθ᾽ ἣν αὔξεται τὸ ζῶον ἐπίδοσιν<text:line-break/>λαμβάνοντος ἐν αὐτῷ τοῦ θερμοῦ καὶ τοῦ ὑγροῦ καὶ ἴσων<text:line-break/>ὄντων τῶν ἀπερχομένων τοῖς προσφερομένοις ἢ πλείονος<text:line-break/>ὄντος τοῦ προσγινομένου ἢ τοῦ ἀπογιγνομένου.</text:p>
      <text:h text:style-name="Heading_20_2" text:outline-level="2">ρστ . </text:h>
      <text:p text:style-name="P29">Ἀκμη ἐστιν ηλικιἀ καθ᾽ ἣν ηὔξηται καὶ τετε-<text:line-break/>λείωται τὸ ζῶον τελείων ἐν αὐτῷ τοῦ θερμοῦ καὶ τοῦ ὑγροῦ<text:line-break/>καὶ ἴσων ὄντων τῶν ἀπερχομένων τοῖς προσφερομένοις.</text:p>
      <text:h text:style-name="P23" text:outline-level="2">ρζ᾽. </text:h>
      <text:p text:style-name="P29">Γῆρἀς έστιν ἡλικία καθ΄ ἢν ὑπομειοῦται καὶ υπο-:<text:line-break/>λείπει τὸ ζῶον ἐλατ τόνων ἐν αὐτῷ γινομένων τοῦ θερμοῦ<text:line-break/>καὶ τοῦ ὑγροῦ · καὶ πλειόνων δὲ ἐν αὐτῷ γινομένων του ψυ-<text:line-break/>χροῦ καὶ τοῦ ξηροῦ.</text:p>
      <text:h text:style-name="Heading_20_2" text:outline-level="2">ρή. </text:h>
      <text:p text:style-name="P29">Ἀναπνοή ἐστι κίνησις θώρακος καὶ πνευμονος.<text:line-break/>μέρη δὲ αὐτῆς εἰσι δύο, εἰσπνοή καὶ ἐκπνοή. ἢ οὕτως. ανα-<text:line-break/>πνοή ἐστιν ὁλκή ἀέρος διὰ στόματος καὶ μυκτήρων εἰς ἐγ-<text:line-break/>κέφαλον καὶ διὰ φάρυγγος καὶ πνεύμονος εἰς καρδίαν · πά-<text:line-break/>ρεισι δέ τοι καὶ εἰς τὴν κοιλίαν. καὶ ἐκ τοῦ ληφθέντος<text:line-break/>πάλιν ὀλίγη τις ἀνταπόδοσις εἰς τὸ περιέχον γίνεται.</text:p>
      <text:h text:style-name="Heading_20_2" text:outline-level="2">ρθ᾽. </text:h>
      <text:p text:style-name="P29">Διαπνοή ἐστιν ὁλκὴ ἀέρος ἀπροαίρετος ὑπὸ τοῦ<text:line-break/>φυσικοῦ θερμοῦ διὰ τῆς ἐπιφανείας ἅμα τοῖς συναπερχο-<text:line-break/>μένοις αὐτοῦ σώματος γινομένη. ἑτέρως διαπνοή ἐστιν<text:line-break/>ἐκ τοῦ σώματος ὁλκὴ ἀέρος μετ ὀρέξεως φυσικῆς δι᾽ ὅλου<text:line-break/>τοῦ σωμαιος καὶ πάλιν δε΄ ἐξόδων ἀπόκρισις.</text:p>
      <text:h text:style-name="Heading_20_2" text:outline-level="2">ρἔ. </text:h>
      <text:p text:style-name="P29">Σφυγμός ἐστι διαστολὴ καὶ συστολὴ καρδίας καὶ<text:line-break/>ἀρτηριῶν φυσική. μέρη δὲ τοῦ σφυγμοῦ εἰσι δύο, διαστολη<text:line-break/>καὶ συστολη· ἠ οὕτως. σφυγμός ἐστι κίνησις κατὰ διαστο-</text:p>
      <text:p text:style-name="P3">λὴν καὶ συστολὴν καρδίας καὶ ἀρτηριῶν καὶ ἐγκεφάλου καὶ<text:line-break/>μηνίγγων φυσικὴ καὶ ὰπροαίρετος. δυνατὸν καὶ οὕτως ὁρί-<text:line-break/>σασθαι. σφυγμός ἐντι κίνησις φυσικὴ καὶ ἀπροαίρετος τοῦ<text:line-break/>ἐν καρδία καὶ ἀρτηρίαις θερμοῦ εἰς ἑαυτὸ καὶ ἀφ᾽ ἑαυτοῦ<text:line-break/>συγκινοῦσα ομοίως την τε καρδίαν καὶ τὰς ἀρτηρίας. ἄλ-<text:line-break/>λως. σφυγμος ἐστι κατὰ διαστολὴν καὶ συστολὴν πρὸς ἐμ-<text:line-break/>ψυξιν τοῦ ἐμφύτου θερμοῦ καὶ αὔξησιν τοῦ ζωτικοῦ τόνου<text:line-break/>καὶ γέννησιν τοῦ ψυχικοῦ πνεύματος. ἄλλως. σφυγμός ἐστιν<text:line-break/>ἄγγελος ἀψευδὴς τῶν ἐν βάθει κεκρυμμένων καὶ τῶν ἀφα-<text:line-break/>νῶν προφήτης καὶ τῶν ἀδήλων ἔλεγχος ἐν ἁρμονικῇ κινήσει<text:line-break/>καὶ μαντικῇ πληγῇ διάθεσιν ἀόρατον προαγορεύων.</text:p>
      <text:p text:style-name="P34">[245]<text:tab/></text:p>
      <text:h text:style-name="Heading_20_2" text:outline-level="2">ρια΄.</text:h>
      <text:p text:style-name="P34">Γένος τοῦ σφυγμοῦ κίνησίς ἐστιν ἡ ἀτε-<text:line-break/>λευτητος καὶ ἀπροαίρετος ή ἐν τῇ τῆς ἀεικινησίας διαστολῇ<text:line-break/>καὶ συστολῇ συνισταμένη καὶ ἐν τῇ καρδία τε καὶ ταῖς ἀρ-<text:line-break/>τηρίαις ἀρχὴν ἔχουσα. ή ἀρτηρία κυκλοειδῶς κινεῖται ἢ<text:line-break/>ἐπ᾽ εὐθείας. δηλονότι οὐ κινεῖται ἐν κύκλῳ. ὅτι δἐ οὐδ᾽<text:line-break/>ἐπ᾽ εὐθείας ἐντεῦθεν εἴσῃ σαφῶς. τὰ ἐπ᾽ εὐθείας κινοῦ-<text:line-break/>μενα πάντα μεταβαίνει τοπον ἐκ τόπου καὶ πέρας ἴσχει</text:p>
      <text:p text:style-name="P3">κινησεως· ουκ αρα επ ευθειας κινεῖται. εἰ δὲ δυο ουσῶν<text:line-break/>κινησεων ουδεμίαν κίνησιν κινεῖται, οὐκ ἄρα κινεῖται. ἀλλὰ<text:line-break/>τοῦτο ψευδως καὶ τῇ αἰσθήσει μαχόμενον. κινεῖται οὖν.<text:line-break/>ἐπεὶ δὲ κινεῖται, δεικτεον ποίαν κίνησιν κινεῖται ἡ ἀρτηρία.<text:line-break/>φαμὲν τοίνυν μικτην ποιῆσαι την κίνησιν ἔν τε κύκλῳ καὶ<text:line-break/>ἐπ᾽ εὐθείας. εἰ δὲ μικτη ἐστιν ἡ ταύτης, ὡς εἴρηται, κί-<text:line-break/>νησις εὔλογος ἀπόδειξις τὸ κέντρον.</text:p>
      <text:h text:style-name="Heading_20_2" text:outline-level="2">Ριβ.</text:h>
      <text:p text:style-name="P29"><text:s/>Κέντρον δὲ λέγω το μὲν μέσον σημεῖον κατὰ τὴν<text:line-break/>συμπτωσιν τῆς αρτηρἰας διαστελλομένης οὑτωσοῦν ἐπὶ τὰ<text:line-break/>ἔξω ῥεῖν καὶ πάλιν ἀπὸ τῶν ἔξω ἐπὶ τὸ κέντρον πίπτειν,<text:line-break/>δόξειν ἐπ᾽ εὐθείας κινεῖσθαι. εἰ δὲ θέλεις αὐτοῖς τοῖς<text:line-break/>πράγμασι τήν τῆς ἀρτηρίας θεάσασθαι κίνησιν , ἔστω σοι<text:line-break/>εἰκῶν σαφὴς τοῦ λεγομένου. ἀναλαβών λίθον τις ἀκοντίσει<text:line-break/>ἐν ὕδατι, εἶτα τὴν ἐκ τοῦ λίθου πληγην νοησεις τὴν ἀρτη-<text:line-break/>ρίαν , ο γενομενος ἐκ ταυτης κυκλος σαφῆ σοι τὴν διαστο-<text:line-break/>λὴν ἀπεργάζεται. εἰ δὲ αὖ πάλιν μὴ ἐπ᾽ ἄπειρον ἰόντα</text:p>
      <text:p text:style-name="P3">τούτου τον κυκλον νοησεις, αλλα σταντα καὶ ἀρξαμενον μεε΄<text:line-break/>ὀλίγον ἐλαττοῦσθαι, ἕως ἀν εἰς ἐκεῖνον καταντήσει τὸν τό-<text:line-break/>πον, ὅθεν τὴν ἀρχὴν τῆς γεννήσεως ἔλαβεν.</text:p>
      <text:h text:style-name="Heading_20_2" text:outline-level="2">ριγ᾽. </text:h>
      <text:p text:style-name="P29">Ἡγεμονικόν ἐστι ψυχῆς τὸ ἄρχον τῶν μερῶν τῆς<text:line-break/>ψυχῆς, τὸ βασιλεῦον καὶ ἐπιτάσσον, καθιδρυμένον δὲ ἐν τῆ<text:line-break/>βάσει τοῦ ἐγκεφάλου. οἱ δὲ οὕτως. ἡγεμονικον ψυχῆς ἐστι<text:line-break/>τὸ κατάρχον τῆς ὅλης τοῦ ζώου διοικήσεως, τεταγμένον δὲ<text:line-break/>ἐν τῇ καρδίηι τοῦ ἐγκεφάλου.</text:p>
      <text:h text:style-name="Heading_20_2" text:outline-level="2">ριδ΄. </text:h>
      <text:p text:style-name="P29">Ὑπηρετικὸν μέρος τῆς ψυχῆς τὸ ὑποτεταγμένον<text:line-break/>καὶ ὑπηρετοῦν τῷ ἡγεμονικῷ, τεταγμένον δὲ ἐν τῷ ἄλλῳ<text:line-break/>λοιπῷ σώματι.</text:p>
      <text:h text:style-name="Heading_20_2" text:outline-level="2">ριε΄. </text:h>
      <text:p text:style-name="P29">Αἴσθησίς ἐστι πάθος ψυχῆς διὰ σώματος ἀγ-<text:line-break/>γελικὸν τοῦ κινητικοῦ. τί διαφέρει αἴσθησις καὶ αἰσθητή-<text:line-break/>ριον καὶ αἰσθητὸν καὶ αἰσθητικόν; διαφέρει. αἴσθησις μὲν<text:line-break/>γάρ ἐστιν ἡ ἐνεργοῦσα δύναμις, αἰσθητήριον δὲ τὸ αἴσθη-<text:line-break/>σίν τινα ἐμπεπιστευμένον ὄργανον, αἰσθητὸν δὲ τὸ τῆ αἰ-<text:line-break/>σθήσει ὑποπῖπτον, αἰσθητικὸν δὲ αυτο τὸ αἰσθανόμενον,<text:line-break/>οἶον αἴσθησις μὲν, ὅρασις, γεῦσις, ὄσφρησις καὶ αἱ λοιπαὶ</text:p>
      <text:p text:style-name="P3">αἰσθήσεις άκοη καὶ αφη. αισθητήρισν ητοι οφθαλμὀς ἢ<text:line-break/>ῥὶς ἢ γλῶττα , ἅ καὶ ὄργανα αἰσθητικὰ προσαγορεύεται.<text:line-break/>αἰσθητὸν δὲ τὸ ξύλον ἢ ό λίθος ἢ κίων καὶ πάντα τὰ ύπο-<text:line-break/>πίπτοντα ταῖς αἰσθήσεσιν. αἰσθητικὸν δὲ ὁ Θέων καὶ ὁ<text:line-break/>Δίων καὶ τἄλλα ὅσα αἰσθάνεται ζῶα.</text:p>
      <text:p text:style-name="P35">[246]<text:tab/></text:p>
      <text:h text:style-name="Heading_20_2" text:outline-level="2">ριστ᾽. </text:h>
      <text:p text:style-name="P35">Αἰσθήσεις εἰσὶ πέντε, ὅρασις, ἀκοὴ,<text:line-break/>γεῦσις, ὄσφρησις, ἁφή. διακονοῦνται δὲ αὖιαιγκαὶ ὑπηρε-<text:line-break/>τοῦνιαι τῇ ψυχῇ , ὥσπερ Ἀσκληπιάδης ὁ Βιθυνός φησιν<text:line-break/>καὶ τὴν οὖν γυμνασίαν τῶν πέντε αἰσθήσεων ψυχὴν εἶναι.</text:p>
      <text:h text:style-name="Heading_20_2" text:outline-level="2">ριζ΄. </text:h>
      <text:p text:style-name="P29">Ὅρασίς ἐστιν η γινομένη διὰ τῶν ὀφθαλμῶν τῷ<text:line-break/>συγκεκρυμμένα, ἐν αυιοῖς πνευματι λεπτῷ μάλιστα κατὰ<text:line-break/>τὸν τῆς κορης τοπον τυγχανοντι, δι ου αἱ ὁρατικαὶ ἀντι-<text:line-break/>λήψεις γίνονται. τί ἐστιν ὄψις; ὄψις ἐστὶ δύναμις οὐσίας<text:line-break/>ἀερώδους φονώδης, ὅρασις δ᾽ ἐνεργητικὰ</text:p>
      <text:h text:style-name="Heading_20_2" text:outline-level="2">ριή. </text:h>
      <text:p text:style-name="P29">Ἀκοή έστιν ἡ γινομένη διὰ τοῦ ἐγκεκραμένου<text:line-break/>τοῖς ὠσὶ πνεύματος ξηροτέρου μᾶλλον ὄντος ἤπερ λεπτο-<text:line-break/>μερεστέρου, δι᾽ οὖ αἱ ἀκουστικαὶ ἀντιλήψεις γίνονται.</text:p>
      <text:h text:style-name="Heading_20_2" text:outline-level="2">ριθ΄. </text:h>
      <text:p text:style-name="P29">Ὁσφρησίς ἐστιν ἠ ἀποτελουμένη διὰ τοῦ ἒξ ταῖς</text:p>
      <text:p text:style-name="P3">ῥισὶ πνεύματος ὄντος (394) ἐνίκμου καὶ ἀτμωδεστεῥου,<text:line-break/>δι᾽ οὖ καὶ τῶν ὀσφραντῶν ἀντιλήψεις γίνονται.</text:p>
      <text:h text:style-name="Heading_20_2" text:outline-level="2">ρα΄ . </text:h>
      <text:p text:style-name="P29">Γεῦσίς ἐστιν ἡ γιγνομένη ποιότης τῷ ἐν τῇ γλώσ-<text:line-break/>ση πνεύματι ὄντι ὑγροτέρῳ μᾶλλον.</text:p>
      <text:h text:style-name="Heading_20_2" text:outline-level="2">ρκα΄. </text:h>
      <text:p text:style-name="P29">Ἀφή ἐστιν ἡ ἀποτελουμένη διὰ τοῦ πνεύματος<text:line-break/>ἐληλυθότος διὰ τοῦ σώματος, δι᾽ οὖ αἱ σωματικαὶ ἀντιλη-<text:line-break/>ψεις γίνονται.</text:p>
      <text:h text:style-name="Heading_20_2" text:outline-level="2">ρκβ΄. </text:h>
      <text:p text:style-name="P29">Μεταβατικὴ κίνησίς ἐστι τῶν ὅλων ζώων καθ΄<text:line-break/>ὁρμὴν γινομένη κατάρχοντος μὲν τοῦ ἡγεμονικοῦ, υπηρε-<text:line-break/>τοῦντος δἐ τοῦ ἐν τοῖς νευροις πνεύματος συνεκτεινομένου<text:line-break/>καὶ παραφέροντος τὰ μέλη.</text:p>
      <text:h text:style-name="Heading_20_2" text:outline-level="2">ρκγ. </text:h>
      <text:p text:style-name="P29">Φωνὴ ψόφος τίς ἐστιν ἔμψυχος. ἄλλως. φωνή<text:line-break/>ἐστιν ἡ γινομένη καθ ορμὴν τοῦ ἡγεμονικοῦ ἐκτεινομενου<text:line-break/>καὶ συνεκτείνοντος τὸ πνεῦμα τὸ διὰ φάρυγγος μέχρι τοῦ<text:line-break/>πνεύμονος τε καὶ τοῦ στόματος καὶ τῆς γλωττης τουτων<text:line-break/>διατυπτόντων τον πλησιαζοντα ἀέρα. ἄλλως. φωνη ἐστιν<text:line-break/>ἀποτέλεσμα τοῦ ἐν ἡμῖν τεθησαυρισμένου πνεύματος δια-<text:line-break/>σειόμενον διὰ τραχείας ἀρτηρίας καὶ εἰδοποιουμενσν δια<text:line-break/>γλώττης καὶ ἐπιγλωττίδος. ἄλλως. φωνή ἐστιν ἀπήχησις</text:p>
      <text:p text:style-name="P3">πνευματος κατα προαίρεσιν ημων γινομένη συστελλομένων<text:line-break/>τῶν μεσοπλευρίων μυῶν καὶ προσκρουοντων τῇ τραχεία ἀρ-<text:line-break/>τηρία , λάρυγγι, φαρυγγι, ἐπιγλωττίδι καὶ ἀπαγγέλλουσα τὰς<text:line-break/>ψυχικὰς διαθέσεις.</text:p>
      <text:h text:style-name="Heading_20_2" text:outline-level="2">ρκδ . </text:h>
      <text:p text:style-name="P29">Μνημη ἐστὶ κατοχη καὶ συντήρησις τῶν προ-<text:line-break/>κεκριμένων ἐν τῇ ψυχῇ ἢ τῶν προκεκινηκότων τὴν ψυχήν.<text:line-break/>οἱ δὲ οὕτως. μνήμη ἐστὶ κατάληψις παρεληλυθότος, οὖ τὸ<text:line-break/>παρον ἐξ αὰτθησεως καταλαμβάνεται.</text:p>
      <text:h text:style-name="Heading_20_2" text:outline-level="2">ρκε᾽. </text:h>
      <text:p text:style-name="P29">Ἀνάμνησις ἐστι πλείονος ἐγγενομένου μεταξὺ χρο-<text:line-break/>νου προς αλληλους γενομένης τῆς διανοίας , ὥστε πάλιν ἀνα-<text:line-break/>μιμνησκεσθαι τὰ προκεκινηκότα τῆ ψυχῇ.</text:p>
      <text:p text:style-name="P35">[247]<text:tab/></text:p>
      <text:h text:style-name="Heading_20_2" text:outline-level="2">ρκσε΄. </text:h>
      <text:p text:style-name="P35">Ἐπίνοιά ἐστιν ἐναποκειμένη νόησις,<text:line-break/>νόησις δὲ λογικὴ φαντασία.</text:p>
      <text:p text:style-name="P29">ρκζ . </text:p>
      <text:p text:style-name="P29">Ὕπνος ἐστὶν ἄνεσις ψυχῆς κατα φυσιν ἀπὸ τῶν<text:line-break/>περαιων ἐπὶ το ἡγεμονικοὶ οἱ δὲ οὕτως. ὕπνος ἐστὶν ἡ<text:line-break/>ψυχῆς καταφορα κατὰ φυσιν ἀπὸ τῶν περάτων ἐπὶ τὴν ἀρ-<text:line-break/>χήν. ἄλλως. ὕπνος ἐστὶν ἡσυχία καὶ παῦλα τῶν ἡγεμονι-<text:line-break/>κῶν. τίς ποιητικὴ αἰτία τοῦ ὕπνου ,· ἦ ἐν ἐγκεφάλῳ χρηστὴ</text:p>
      <text:p text:style-name="P3">ὕλη. ἢ ὑπνοποιός ἐστιν η χρηστη ὕλη ἀπό τοῦ στομάχου<text:line-break/>εἰς τὸν ἐγκέφαλον ἀναφερομένη καὶ ἡ μᾶλλον ὑγροτέρα καὶ<text:line-break/>μετρίως θερμοτέρα ἐστε</text:p>
      <text:h text:style-name="Heading_20_2" text:outline-level="2">ρκή.</text:h>
      <text:p text:style-name="P29"><text:s/>Ἐγρήγορσίς ἐστιν ἔντασις ψυχῆς καὶ ἀπὸ τῆς<text:line-break/>ἀρχῆς εἰς πάντα τα μέρη καὶ τα μορια τοῦ σωματος.</text:p>
      <text:h text:style-name="Heading_20_2" text:outline-level="2">Ρκθ᾽.</text:h>
      <text:p text:style-name="P29"><text:s/>Ῥγιέιά ἐστι τῶν πρώτων κατὰ φύσιν ἡ εὐκρα-<text:line-break/>σία τῶν ἐν ἡμῖν χυμων ἢ τῶν φυσικῶν δυνάμεων ἀπαρα-<text:line-break/>πόδιστος ἐνέργεια. ἢ ὑγίειά ἐστιν εὐκρασία τῶν τεσσαρων<text:line-break/>πρώιων στοιχείων ἒξ ων το σῶμα συνέστηκε , θερμοῦ, ψυ-<text:line-break/>χροῦ, ὑγροῦ, ξηροῦ · οἱ δὲ οὕτως. άρμονία τῶν συνιστῶν-<text:line-break/>των τὸν ἄνθρωπον θερμῶν τε καὶ ψυχρῶν ὑγρῶν τε καὶ<text:line-break/>ξηρῶν. πόσα παρέπεται τῇ ὑγιείας τρία. κάλλος, εὐεξία,<text:line-break/>ἀρτιότης. καλλος ποῖον; καλλος μὲν ουχ οποῖον κωμμωτι-<text:line-break/>κῆς δι επιχρισματων προσωπου καὶ βαφῆς τριχῶν καὶ τῶν<text:line-break/>τούτοις ἐοικότων περιγινόμενον. ποία εὐεξίας εὐεξία δὲ η<text:line-break/>οὐχὶ ἀπο γυμναστικῆς , αλλ ἡ κατ ἐπακολούθησιν τῆς ὑγιείας<text:line-break/>συνισταμένη. ποία ἀρτιότης; ἀρτιότης δ᾽ ἐστὶν ἡ τῶν με-</text:p>
      <text:p text:style-name="P3">ρῶν ἀπηρτισμένων ῥῶσίς τε καὶ συμμετρία. πάλιν δὲ τῷ<text:line-break/>κάλλει παρέπεται τρία , εὔχροια καὶ μελῶν αναλογία τε καὶ<text:line-break/>εὐρυθμία. ἔνιοι γοῦν τὸ καλλος οὕτως ὡρίσαντο. κάλλος<text:line-break/>ἐστὶν εὐρυθμία μελῶν μετ εὐχροίας. εὔχροια καὶ -μελῶν<text:line-break/>αναλογία τε καὶ ευρυθμἄτ εἰσὶ το καλλος. τί διαφέρει<text:line-break/>ὑγίεια εὐεξίας ,· ὑγίεια εὐεξίας τούτῳ διαφέρει ὅτι ὑγίεια<text:line-break/>μὲν καὶ εστιν ευεξία συμμετρος, η δὲ εὐεξία, υγίεια ἑπιτε-<text:line-break/>ταμεέη · ἡ δὲ ἐνὶ τῶν γυμναστικῶν εὐεξία οὐδὲ ὑγίεια ἄν<text:line-break/>τις εἴη.</text:p>
      <text:h text:style-name="Heading_20_2" text:outline-level="2">ρε΄. </text:h>
      <text:p text:style-name="P29">Ἀρεταὶ μὲν σὡματος ὑγίεια , ῥωμη , κάλλος , ἀρ-<text:line-break/>τιοτης. ψυχῆς δὲ ἀρεταὶ, φρονησις, σωφροσυνη, ἀνδρεία,-<text:line-break/>δικαιοσυνη. τίς τουτων ἀναλογία ,· υγιέια μὲν προς σωφρο-<text:line-break/>σύνην. ἡ μὲν γὰρ ὑγίεια εὐκρασία τῶν πρὡτων καὶ σύ-<text:line-break/>στασίς ἐστιν, ἡ δἐ σωφροσύνη τὸ καθαρεύειν παντὸς πά-<text:line-break/>θους την ψυχὴν ἡδονῆς, φόβου, λύπης, ἐπιθυμίας · δι᾽ ἣν<text:line-break/>αἰτίαν τας ὁρμας τῆς ψυχῆς ἀταραχους παρέχεται · καὶ σύ-</text:p>
      <text:p text:style-name="P3">στασις αὕτη ψυχῆς ἐστι καὶ ὑγίεια. πάλιν ἀναλογία ἐστὶ<text:line-break/>ῥώμη σώματος πρὸς ἀνδρείαν ψυχῆς. ἡ μὲν γὰρ ῥώμη εὑ-<text:line-break/>τονία εστὶ σωμαιος καὶ ἰσχυς ἀκαταγώνιστος τοῖς νομιζο-<text:line-break/>μένοις τὸ σῶμα φθείρειν. ἡ δὲ ἀνδρεία ῥώμη ψυχῆς καὶ<text:line-break/>ἰσχύς προς τας υπομονας τῶν ἰσχυρῶν φαντασιῶν θανάτου,<text:line-break/>πόνου, ταλαιπωρίας καὶ καθ᾽ ὅλου παντὸς τοῦ δοκοῦντος<text:line-break/>εἶναι [248] δεινοῦ καὶ φοβεροῦ. προσέοικε δὲ τῷ κάλλει<text:line-break/>πάλιν ἡ δικαιοσύνη. τὸ μὲν γὰρ κάλλος ἐν συμμετρία με-<text:line-break/>λῶν μετ ευχροίας νοεῖται, ἡ δὲ δικαιοσυνη ἐν συμμετρία<text:line-break/>τοῦ ὑπερβάλλοντος ἑκάστου. ἀπονεμητικὴ γάρ ἐστιν ἐκάστῳ<text:line-break/>τῶν πρὸς ἀξίαν, οἶον θεοῖς, γονεῦσι, συγγενέσι, φίλοις, οἰ-<text:line-break/>κείοις, πολίταις. τῇ δὲ φρονήσει ἦ ἀρτιοτης. ἀρτιότης<text:line-break/>μὲν γὰρ συμπλήρωσίς ἐστι τῶν τῆς ψυχῆς ὀρθῶν καταλή-<text:line-break/>ψεων ὥσπερ καὶ τῶν μελῶν. οὕτω δὲ καὶ η φρονησις.</text:p>
      <text:h text:style-name="Heading_20_2" text:outline-level="2">ρλα΄. </text:h>
      <text:p text:style-name="P36">Το κατὰ φυσιν μέν ἐστιν ἡ ὑγίεια. τὸ δὲ παρα<text:line-break/>φύσιν ἡ νόσος. τὸ φύσει δὲ οὔτε κατὰ φύσιν ἐστὶν οὔτε<text:line-break/>ἤδη παρὰ φύσιν, οἶον ὁ λεπτὸς ἄγαν καὶ ξηρὸς ἢ ὁ παχύς</text:p>
      <text:p text:style-name="P3">ἤδη καὶ πιμελώδης ἢ ὁ γρυπὸς ἢ ὁ γλαυκὸς ἢ ὁ σιμὸς ἢ<text:line-break/>ο ῥεβος· ουτοι καὶ οὕτως ἔχοντες κατὰ φύσιν μὲν σύ διὰ-<text:line-break/>κεινται, παραβεβήκασι μὲν γάρ τι οὔτοι τὸ σύμμετρον· οὐδὲ<text:line-break/>μὴν παρὰ φύσιν ἔχουσιν, οὐ γὰρ ἐμποδίζονται εἰς τὰς περ-<text:line-break/>γείας. τὸ δὲ οὐ φύσει τοιοῦτόν ἐστι τὸ μήτε παρὰ φύσιν<text:line-break/>ἐντὶ μητε κατὰ φύσιν μήτε φύσει ἐστε ὥσπερ οἱ τὰς λευ-<text:line-break/>κας ἔχοντες καὶ τας ακροχόρδωνας ἄλφους τε καὶ μύρμηκας<text:line-break/>καὶ εἴ τι ομοιον. ταῦτα γὰρ οὔτε κατὰ φύσιν, ἔξω γάρ εἰσι<text:line-break/>τοῦ κατα φυσιν, οὔτε μὴν παρὰ φύσιν, οὐδὲ γὰρ ἐμποδίζει<text:line-break/>ταῖς κατὰ φύσιν ἐνεργείαις. οὔτε δὲ φύσει, οὐ γὰρ ἐξ ὰρ-<text:line-break/>χῆς γέγονεν, οὐδ΄ ὰπὸ τῆς πρώτης γενέσεως. λείπεται ἄρα<text:line-break/>οὐ φύσει εἶναι. ἐγγίζει δὲ τῷ λόγῳ τῷ κατὰ φύσιν τὸ φύ-<text:line-break/>σει καὶ τῷ παρὰ φύσιν τὸ οὐ φύσει.</text:p>
      <text:h text:style-name="Heading_20_2" text:outline-level="2">ρλβ΄. </text:h>
      <text:p text:style-name="P37">Τῶν ἐν ἡμῖν μερῶν τὰ μὲν πρὸς τὸ ζῇν ἡμᾶς<text:line-break/>απο τῆς φυσεως , τὰ δὲ πρὸς τὸ εὖ ζῇν ὑπὸ τῆς φύσεως<text:line-break/>γέγονε. τὰ μὲν οὖν πρὸς τὸ ζῇν γεγονότα τὰ κύρια τυγχά-</text:p>
      <text:p text:style-name="P3">νει οἶον ἐγκέφαλος καὶ καρδία καὶ πνευμων καὶ ηπαρ κατ<text:line-break/>γαστήρ · ὦν παθοντων τι ἒξ αναγκης ἤτοι παραυτίκα ἢ<text:line-break/>ὕστερον τὸ ζῶον τελευτᾶ. τὰ δὲ πρὸς τὸ ευ ζῆν ὀφθαλμοὶ,<text:line-break/>πόδες, χεῖρες καὶ τὰ ἄλλα μόρια. τούτων γὰρ παθόντων<text:line-break/>ζῇ μὲν τὸ ζῶον, ζῇ δὲ οὐ καλῶς.</text:p>
      <text:h text:style-name="Heading_20_2" text:outline-level="2">ρλρ᾽. </text:h>
      <text:p text:style-name="P36">Νόσος ἐστὶ δυσκρασία τῶν πρώτων κατὰ φυσιν<text:line-break/>ἢ δυσκρασία τῶν ἐν ἡμῖν χυμῶν. . ἢ τῶν φυσικῶν δυνά-<text:line-break/>μεων παραποδισμός. ἢ ἐκτροπὴ τοῦ σώματος ἐκ τοῦ κατὰ<text:line-break/>φύσιν εἰς τὸ παρὰ φύσιν. ἢ νοσος ἐστὶ δυσκρασία τῶν<text:line-break/>πρώτων καθ᾽ ἣν ἐπικρατεῖ τὸ ξηρὸν καὶ τὸ ψυχρὸν ἢ τὸ<text:line-break/>θερμὸν ἢ τὸ ὑγρον. αἱ νοσωδεὀταται κατασκευαὶ των σω-<text:line-break/>μάτων ἒξ ἐναντίων τῇ κράσει σύγκεινται μορίων, ὥσπερ αἱ<text:line-break/>ἄρισται κατασκευαὶ τῶν σωμάτων συνεστήκασιν ἐκ συμμέ-<text:line-break/>τρων μὲν τῶν ὀργανικῶν, ἒξ εὐκρασίας δὲ τῶν ὁμοιομερῶν.</text:p>
      <text:h text:style-name="Heading_20_2" text:outline-level="2">ρλδ΄. </text:h>
      <text:p text:style-name="P36">Πάθος ἐστὶ παραποδισμὸς τῆς κατὰ φύσιν ἐνερ-<text:line-break/>γείας νοσώδης ἥ τινος ἥ τινων ἢ μιᾶς ἢ πάντων τῶν τῆς</text:p>
      <text:p text:style-name="P3">φύσεως ἐνεργημάτων. τινὲς δὲ οὕτως ὡς Ἡροφίλιοι. πα-<text:line-break/>θος ἐστὶ τὸ μὴ διαπαντὸς ἐν τῷ αὐτῶ χρόνῳ λυόμενον καὶ<text:line-break/>ἐλάττονι δέ ποτε καὶ ἐν πλείονι.</text:p>
      <text:p text:style-name="P36">[249] </text:p>
      <text:h text:style-name="Heading_20_2" text:outline-level="2">ρλε΄.</text:h>
      <text:p text:style-name="P36"><text:s/>Νόσημά ἐστιν ἕξις νοσὡδης ἢ ὅλου τοῦ<text:line-break/>σώματος ἢ μέρους. ἔτι τῶν νοσημάτων τὰ μέν ἐστι συνεχῆ,<text:line-break/>τὰ δἐ διαλείποντα , τὰ δὲ ὀξέα , τὰ δὲ κατοξέα , τὰ δὲ χρό-<text:line-break/>νια. συνεχῆ μὲν ὁ ἦμιτριταῖος καὶ ὁ τυφώδης οὕτω κα-<text:line-break/>λουμενος πυρετὸς καὶ ὁ. καῦσος. διαλείποντα δέ ἐστι ταῦτα,<text:line-break/>αμφημερινος, τριταῖος, τεταρταῖος, πεμπταῖος καὶ τὰ τού-<text:line-break/>τοις ὅμοια. ὀξέα δὲ φρενῖτις, λήθαργος, πλευρῖτις, περι-<text:line-break/>πνευμονία , καῦσοι καὶ τριταῖοι συνεχεῖς. κατοξέα δὲ συν-<text:line-break/>άτχη, κυνάγχη, ἀποπληξία, χολέρα, τέτανος καὶ τὰ τούτοις<text:line-break/>ὅμοια. ἔ χρόνια δὲ φθόη, ἐπίληψις, ἀρθρῖτις; νεφρῖτις,<text:line-break/>ῦδρωψ, ἀτροφία καὶ τὰ τούτοις ἐοικότα. ἔτι νῶν νοσημά-<text:line-break/>των τα μέν ἐστιν ὀξέα καὶ συνεχῆ ὡς οἱ καῦσοι καὶ φρε-<text:line-break/>νίτιδες καὶ πλευρίτιδες · καὶ γὰρ ὀξέα ταῦτα καὶ συνεχῆ<text:line-break/>τυγχάνει. τὰ δὲ οὔτε ὀξέα οὔτε συνεχῆ ὡς τὰ χρόνια νου</text:p>
      <text:p text:style-name="P3">σήματα. τὰ δὲ ὀξέα μὲν, οὑ συνεχῆ δὲ, ὡς οἱ τριταῖοι πυ-<text:line-break/>ρετοί · τὰ δὲ συνεχῆ μὲν, οὐκ ὀξέα δὲ, ὡς ἦμιτριταῖοι καὶ<text:line-break/>οἱ τυφωδεις.</text:p>
      <text:h text:style-name="Heading_20_2" text:outline-level="2">ρλσε΄ . </text:h>
      <text:p text:style-name="P36">Τῶν πυρετῶν τέσσαρές εἰσι καιροὶ, οὕς καὶ χρο-<text:line-break/>νους προσαγορευομεν, εἰσβολὴ , αὔξησις, ἀκμὴ καὶ παρακμή.</text:p>
      <text:h text:style-name="Heading_20_2" text:outline-level="2">ρλζ . </text:h>
      <text:p text:style-name="P36">Τῶν νοσημάτων διαφορὰς οἶδεν Ἱπποκράτης ἐν-<text:line-break/>νεα΄, ὸξὐ, κάτοξυ, κακόηθες, χρόνιον, μέσον, ὀλέθριον, πε-<text:line-break/>ριεστηκὸς, κινδυνῶδες, ἀκίνδυνον.</text:p>
      <text:h text:style-name="Heading_20_2" text:outline-level="2">ρλή. </text:h>
      <text:p text:style-name="P36">Οξὸ μὲν οὖν ἐστι πάθος τὸ δυνάμει καὶ φαντα-<text:line-break/>σίφ μέγα καὶ χαλεπὸν κρινόμενον τοὐπίπαν ἐν ἡμέραις<text:line-break/>ἑπτά. ἄλλως. ὀξὺ νόσημα μέγα τί ἐστι καὶ πρὸς τὴν ἀκμὴν<text:line-break/>ἐπειγόμενον διὰ ταχέων. ἢ ἐκ τοῦ Ἱπποκράτους, ὸξὐ νο-<text:line-break/>σημά ἐστιν ὅ μέγα καὶ ὀλέθριον ὅ τοὺς πλείστους τῶν ἀν-<text:line-break/>θρώπων κτείνει. ἄλλως. ὀξὺ πάθος ἐστὶ τὸ εὐπετῆ τὴν λύ-<text:line-break/>σιν ἢ ἀναίρεσιν ὅσον ἐφ᾽ ἐαυτῷ ἔχον.</text:p>
      <text:h text:style-name="Heading_20_2" text:outline-level="2">ρλθ᾽. </text:h>
      <text:p text:style-name="P36">Κάτοξυ πάθος ἐστὶ τὸ δυνάμει καὶ φαντασία<text:line-break/>μεῖον καὶ χαλεπώτερον τοῦ ὀξέος τοὐπίπαν κρινόμενον ἐν</text:p>
      <text:p text:style-name="P3">ἡμέραις ἐπ τά. τοῦτο καὶ ὀξύτατον προσαγορεύειν εἴωθεν<text:line-break/>Ἱπποκρατης. ἄλλως. κατοξυ νόσημά ἐστι τὸ αυτίκα ακμα-<text:line-break/>ζον. αυτίκα δὲ ακσυστεόν περὶ την πρώτην τετραδον ἢ μι-<text:line-break/>κρον ταύτης ἐξώτερον. ἄλλως. μεταξὺ νόσημα τὸ τῆς ζ<text:line-break/>ἡμέρας οὐκ ἐξωτέρω προὶὸν, ἀλλ᾽ ἤτοι κατ᾽ αὐτην η και<text:line-break/>πρωιαίτερον κρινομενον.</text:p>
      <text:h text:style-name="Heading_20_2" text:outline-level="2">ρμ᾽. </text:h>
      <text:p text:style-name="P36">Κακόηθες νόσημά ἐστι τὸ δυνάμει μὲν μέγα καὶ<text:line-break/>χαλεπὸν, φαντασία δὲ ἀσθενὲς οὐκ ἔχον κρίσεως χρονους<text:line-break/>ὡρισμένους. ἄλλως. κακόηθες νόσημά έστιν ὅσον κίνδυνον<text:line-break/>ἀπειλεῖ τοῖς κάμνουσιν, οὐκ ἀποκόπτει τὴν τῆς σωτηρίας<text:line-break/>ἐλπίδα.</text:p>
      <text:h text:style-name="Heading_20_2" text:outline-level="2">ρμα᾽. </text:h>
      <text:p text:style-name="P36">Χρόνιον νόσημά ἐστι τὸ μεταβάλλον ἐπὶ το χει-<text:line-break/>ρον καὶ ἐπὶ τὸ κρεῖττον καὶ κρινόμενον ἐν μησὶ καὶ ἐνιαυ- .<text:line-break/>τοῖς ἢ καὶ συναποθνῆσκον τῷ ἀνθρώπῳ.</text:p>
      <text:p text:style-name="P36">[250] </text:p>
      <text:h text:style-name="Heading_20_2" text:outline-level="2">ρμβ΄. </text:h>
      <text:p text:style-name="P36">Μέσον νόσημά ἐστι τὸ μεταξὺ χρονίου<text:line-break/>καὶ ὀξέος μεταβάλλον καὶ αὐτὸ ἐπὶ τὸ κρεῖττον καὶ ἐπὶ το ·<text:line-break/>χεῖρον, κρινόμενον τοὐπίπαν ἐν ἡμέραις ἑξήκοντα ἢ ὀγδοἠ-<text:line-break/>κοντα.</text:p>
      <text:h text:style-name="P23" text:outline-level="2">ρμγ . </text:h>
      <text:p text:style-name="P36">Ὀλέθριον νοσημα εστι Τ0 πάντῃ παντως ὅλε-<text:line-break/>θρον ἐπιφέρον ἤτοι ἐν ὀλίγῳ χρόνῳ ἢ ἐν πλείστῳ.</text:p>
      <text:h text:style-name="Heading_20_2" text:outline-level="2">ρμδ΄. </text:h>
      <text:p text:style-name="P36">Περιεστηκὸς νόσημά ἐστιν ὅπερ οὐδέποτε ἀναι-<text:line-break/>ρετικόν γίνεται ὅσον ἐφ᾽ ἑαυτὸ, ἐπειδὴ πολλάκις δι᾽ ἀμαρ-<text:line-break/>τημα κινδυνῶδες γίνεται.</text:p>
      <text:h text:style-name="Heading_20_2" text:outline-level="2">ρμε΄. </text:h>
      <text:p text:style-name="P36">Κινδυνῶδες νόσημα ἐστι τὸ ῥοπὴν ἴσην ἔχον καὶ<text:line-break/>πρὸς ὄλεθρον καὶ πρὸς σωτηρίαν. λέγοιτο δ᾽ ἀν τοῦτο καὶ<text:line-break/>ἀμφίβολον.</text:p>
      <text:h text:style-name="Heading_20_2" text:outline-level="2">ρμσε΄. </text:h>
      <text:p text:style-name="P36">Ἀκίνδυνον νόσημά ἐστι τὸ ἀεὶ ῥέπον ἐς σω-<text:line-break/>τηρίαν ὅσον ἐφ᾽ ἑαυτὸ, τῇ δυνάμει (395) ταὐτὸν ὑπάρχον<text:line-break/>τῷ περιεστηκότι.</text:p>
      <text:h text:style-name="Heading_20_2" text:outline-level="2">ρμζ᾽. </text:h>
      <text:p text:style-name="P36">Μέγα κατὰ φαντασίαν νόσημά ἐστιν ὡς τὸ ἐν<text:line-break/>σεσαρκωμένοις τόποις τραῦμα πολυν ἔχον τόπον, τὸ δὲ κατ᾽<text:line-break/>ἀποτέλεσμα μέγα νόσημα ὡς τὸ κατὰ νεῦρον ἢ μυὸς νὑγμα<text:line-break/>πρὸς τὴν ὄψιν μικρὸν φαινομενσν, δυνάμει δὲ μέγα ὑπάρχον.</text:p>
      <text:h text:style-name="Heading_20_2" text:outline-level="2">ρμή. </text:h>
      <text:p text:style-name="P36">Ἀρρώστημά ἐστι νοσημα ἐγκεχρονισμένον μετ<text:line-break/>ἀσθενείας πλείονος. ; ἡ ἀρρώστημά ἐστι νόσημα ἀσθενὲς<text:line-break/>ἐλαττοῦν ιην δυναμιν.</text:p>
      <text:h text:style-name="P23" text:outline-level="2">ρμθ΄. </text:h>
      <text:p text:style-name="P36">Νόσημα ἔμμονόν ἐστιν ἔμμονος κατασκευη παρα<text:line-break/>φασιν περὶ τά μετέχοντα τοῦ ζῆν σωματα · οἱ Ηροφίλειοι<text:line-break/>πάθος λέγουσιν εἶναι τὸ δύσλυτον καὶ ἀκίνητον οὖ τὴν αί-<text:line-break/>τίον ἐν ὑγροῖς εἶναι.</text:p>
      <text:h text:style-name="Heading_20_2" text:outline-level="2">ρε΄. </text:h>
      <text:p text:style-name="P36">Σποραδικὰ νοσήματά ἐστι τὰ ἐν παντὶ χρόνῳ<text:line-break/>καὶ τόπῳ γινόμενα. ἄλλως. σποραδικὰ νοσήματά ἐστιν ἂ<text:line-break/>καταλαμβάνει ἰδία ἕκαστον. ἄλλως. σποράδες αἱ νόσοι δια-<text:line-break/>φοροι οὐχ ὁμοιογενεῖς ἄλλαι ἄλλοις συμβαίνουσιν.</text:p>
      <text:h text:style-name="Heading_20_2" text:outline-level="2">Ρνα .</text:h>
      <text:p text:style-name="P36"><text:s/>Ἐνδημά ἐντι τὰ ἔν τισι πλεονάζοντα τοποις.<text:line-break/>ἄλλως. ὅσα πλεονάζει διὰ παντὸς ἔν τινι χώρα, ἅ περ<text:line-break/>ἐστιν Αδημα.</text:p>
      <text:h text:style-name="Heading_20_2" text:outline-level="2">ρνβ΄. </text:h>
      <text:p text:style-name="P36">Ἐπίδημά ἐστι τα κατά τινας χρόνους περὶ πλείο-<text:line-break/>νας ἐν τῷ αὐτῷ τόπῳ γινόμενα.</text:p>
      <text:h text:style-name="Heading_20_2" text:outline-level="2">Ρνγ᾽.</text:h>
      <text:p text:style-name="P36"><text:s/>Αοιμος ἐστι νοσημα ἐπὶ παντας ἢ τοὺς πλετ<text:line-break/>στους παραγινόμενον ὑπὸ διαφθορᾶς ἀέρος, ὥστε τούς πλεί-<text:line-break/>στους ἀπόλλυσθαι. φέρεται δὲ καὶ τοιοῦτός τις ὅρος. λοι-<text:line-break/>μός ἐστι κοινὸν [251] πάθος πλείστων ὑπὸ τὸν αὐτὸν</text:p>
      <text:p text:style-name="P3">καιρὸν κατὰ πόλεις καὶ ἔθνη ὸξεῖς κινδύνους καὶ θανάτους<text:line-break/>ἐπιφέρον. δυνατὸν καὶ οὕτως ὁρίσασθαι. λοιμός ἐστι τροπὴ<text:line-break/>ἀέρος ὥστε μὴ τετηρηκέναι τὰς ὥρας τὴν ἰδίαν τάξιν μετὰ<text:line-break/>τοῦ καὶ πολλοὺς ἀποθνήσκειν ὑπὸ τοῦ αὐτοῦ νοσήματος.</text:p>
      <text:h text:style-name="Heading_20_2" text:outline-level="2">Ρνδ᾽</text:h>
      <text:p text:style-name="P36"><text:s/>Αἴτιόν ἐστιν ὅ ποιοῦν τι ἐν τῷ σὡματι καὶ<text:line-break/>αὐτὸ ἀσώματόν ἐστι. ἢ αἴτιόν ἐστιν, ὡς οἱ φιλόσοφοι λε-<text:line-break/>γουσι, τό τινος ποιητικὸν ἢ δι᾽ ὅ τι γίνεται. τριπλοῦν δὲ<text:line-break/>αἴτιον · ἔστι δὲ τὸ μὲν προκαταρκτικὸν, τὸ δὲ προηγούμενον,<text:line-break/>τὸ δὲ συνεκτικόν.</text:p>
      <text:h text:style-name="Heading_20_2" text:outline-level="2">Ρνε᾽.</text:h>
      <text:p text:style-name="P36"><text:s/>Προκαταρκτικὸν μὲν οὖν ἐστιν ὅ ποιῆσαν τὸ<text:line-break/>ἀποτέλεσμα κεχώρισται ὡς ὁ δακὼν κύων καὶ ὁ πληξας<text:line-break/>σκόρπιος καὶ ἡ ἀπὸ τοῦ ἡλίου ἔγκαυσις ἡ τὸν πυρετὸν ἐρ-<text:line-break/>γαζομένη. Ἀθήναιος δὲ ὁ Ἀτταλεὺς οὕτω φησιν. αἴτιόν<text:line-break/>ἐντι τὸ ποιοῦν. τοῦτο δέ ἐστι τὸ προκαταρκτικόν. ἄλλως.<text:line-break/>τὰ προκαταρκτικὰ αἴτιά ἐστιν ὅσα προκατάρχει τῆς ὅλης<text:line-break/>συντελείας τοῦ ὰποτελέσματος καὶ ὦν οὐδὲν προηγεῖται.</text:p>
      <text:h text:style-name="Heading_20_2" text:outline-level="2">ρνστ. </text:h>
      <text:p text:style-name="P36">Προηγούμενον αἴτιόν ἐστι το ὑπὸ τοῦ προκα-<text:line-break/>ταρκτικοῦ ἤτοι κατασκευαζόμενον ἢ συνεργούμενον καὶ προη-</text:p>
      <text:p text:style-name="P3">γούμενον τοῦ συνεκτικοῦ. οἱ δὲ οὕτως. προηγούμενον αἴ-<text:line-break/>τιόν ἐστιν οὖ παρόντος πάρεστι τὸ ἀποτέλεσμα καὶ αὐξο-<text:line-break/>μένου αὔξεται καὶ μειουμένου μειοῦται καὶ αἱρουμένου<text:line-break/>αἱρεῖται.</text:p>
      <text:h text:style-name="Heading_20_2" text:outline-level="2">ρνζ᾽. </text:h>
      <text:p text:style-name="P38">Συνεκτικὸν αἴτιόν ἐστιν ὅ παρὸν μὲν παροῦσαν<text:line-break/>φυλάττει τήν νόσον, ἀναιρούμενον δὲ ἀναιρεῖ, ώς ὁ ἐν τῇ<text:line-break/>κύστει λίθος, ὡς ὑδατις , ὡς πτερύγιον, ὡς ἐγκανθὶς, ὡς<text:line-break/>ἄλλα τοιαῦτα συνεκτικὰ καλούμενα αἴτια, ἅπερ οἱ γενναιο-<text:line-break/>τατοι τῶν ἰατρῶν οὐκ ἐν αἰτίων μόνον λόγῳ , ἀλλὰ καὶ ἐκ<text:line-break/>παθηματων τιθέντων ταῦτα.</text:p>
      <text:h text:style-name="Heading_20_2" text:outline-level="2">ρνή, </text:h>
      <text:p text:style-name="P38">Αὐτοτελές αἴτιόν ἐστι τὸ αὐτὸ καθ᾽ αὑιὸ ποιοῦν<text:line-break/>τέλος.</text:p>
      <text:h text:style-name="Heading_20_2" text:outline-level="2">ρνθ΄. </text:h>
      <text:p text:style-name="P38">Συναίτιόν ἐστιν ὅ σὺν ἐτέρῳ δύναμιν ἴσην ἔχον<text:line-break/>ποιοῦν τὸ ἀποτέλεσμα , αὐτὸ δὲ κατ᾽ ἰδίαν μόνον οὐ δυνά-<text:line-break/>μενον ποιῆσαι.</text:p>
      <text:h text:style-name="Heading_20_2" text:outline-level="2">Ρξ΄.</text:h>
      <text:p text:style-name="P38"><text:s/>Συνεργόν ἐστιν αἴτιον ὅ ποιοῦν ἀποτέλεσμα, δυσ-<text:line-break/>χερῶς δὲ, συλλαμβάνον πρὸς τὸ ῥιῖον αὐτὸ γενέσθαι, κατ᾽<text:line-break/>ἰδίαν τι ποιεῖν οὐ δυνάμενον.</text:p>
      <text:h text:style-name="P23" text:outline-level="2">Ρξα΄ .</text:h>
      <text:p text:style-name="P38"><text:s/>Προδηλά ἐστιν αἴτια ὅσα ἐξ ἑαυτῶν καταλαμ-<text:line-break/>βανεται δι᾽ αἰσθήσεως ποιοῦντά τε καὶ ἐνεργοῦντα. οἱ δὲ<text:line-break/>οὕτως. προδηλά ἐστιν αὶτια ἅ καὶ αὐτὰ φαίνεται καὶ ἀπο-<text:line-break/>φαίνιι τὸ ἀποτέλεσμα συμφωνως αὐτοῖς γινόμενον.</text:p>
      <text:h text:style-name="Heading_20_2" text:outline-level="2">ρξβ΄. </text:h>
      <text:p text:style-name="P38">Οὐ πρόδηλα αἴτιά ἐστιν ὅσα οὐκ ἒξ ἐαυιῶν, διὰ<text:line-break/>δὲ σημείων καταλαμβανεται · καθάπερ δὲ ἄδηλα ὅσα οὔτε<text:line-break/>ἐξ ἑαυτῶν οὔτε ἒξ ἄλλων καταλαμβάνεται.</text:p>
      <text:p text:style-name="P38">[252]</text:p>
      <text:h text:style-name="Heading_20_2" text:outline-level="2"><text:s/>ρξγ᾽. </text:h>
      <text:p text:style-name="P38">Πρὸς καιρὸν ἄδηλά ἐστιν ὅσα ἀποκαλυ- </text:p>
      <text:p text:style-name="P39">θέντα μὴ μέντοι ἐξ ἑαυτῶν φαίνεται, παρακείμενα δὲ τοῖς<text:line-break/>σώμασι δια σημείοιν γνωρίζεται. ἢ οὕτως. πρὸς καιρον<text:line-break/>ἄδηλά ἐστι τὰ μέχρι μέν τινος ἀπόντα, αὖθις δἐ ὑπὸ τὴν<text:line-break/>αἴσθησιν ἐλθεῖν δυναμενα.</text:p>
      <text:h text:style-name="Heading_20_2" text:outline-level="2">ρξδ΄. </text:h>
      <text:p text:style-name="P38">Σημείωσίς ἐστιν εἶδος σημείου ἢ διὰ σημείου ἢ<text:line-break/>διὰ σημείων κατάληψις ἢ σημείωσις σημεῖόν ἐστι τό τι-<text:line-break/>νος ἀδήλου δηλωτικόν.</text:p>
      <text:h text:style-name="Heading_20_2" text:outline-level="2">Ρξε᾽.</text:h>
      <text:p text:style-name="P38"><text:s/>Σημεῖόν ἐστι τοῦ μ<text:span text:style-name="T7">έ</text:span>λλοντος συμβήσεσθαι διάγνω-<text:line-break/>σις. τινἐς δὲ οὕτως. σημεῖον ἔστιν οὖ γνωσθέντος ἕτερόν</text:p>
      <text:p text:style-name="P3">τι ἐξ αὐτοῦ καταλαμβάνεται. η προτερον αγνοουμενον ἥμιν<text:line-break/>γινώσκεται καταλαμβανόμενον.</text:p>
      <text:h text:style-name="Heading_20_2" text:outline-level="2">Ρξσε΄.</text:h>
      <text:p text:style-name="P38"><text:s/>Παθογνωμονικόν ἐστιν τῶν τε ἐντος καὶ τῶν<text:line-break/>ἐκτος σημεία,σις. ἢ παθογνωμονικὰ ἐστιν ἒξ ου γινωσκε-<text:line-break/>ται τὸ πάθος. ἢ παθογνωμονικόν ἐστι τὸ τῆς τοῦ πάθους<text:line-break/>ἰδέας δηλωτικόν.</text:p>
      <text:h text:style-name="Heading_20_2" text:outline-level="2">ρξζ᾽. </text:h>
      <text:p text:style-name="P38">Πρόγνωσίς ἐστιν ἐπιστήμη τῶν ἀποβήσεσθαι μέ<text:span text:style-name="T7">λ</text:span>-<text:line-break/><text:span text:style-name="T7">λ</text:span>οντων. ἡ πρόγνωσίς ἐστι τὸ προεπίστασθαι τὰ μέλλοντα<text:line-break/>συμβήσεσθαι τῷ σώματι. προγνωστικὸν σημεῖόν ἐστιν ἐξ<text:line-break/>οὖ γινώσκεσθαι τὸ μέλλον.</text:p>
      <text:h text:style-name="Heading_20_2" text:outline-level="2">ρξή. </text:h>
      <text:p text:style-name="P38">Πρόρρησίς ἐστι πρόγνωσις καὶ προαγόρευσις τοῦ<text:line-break/>μέλλοντος.</text:p>
      <text:h text:style-name="Heading_20_2" text:outline-level="2">Ρξθ΄.</text:h>
      <text:p text:style-name="P38"><text:s/>Συνδρομη ἐστι σύνοδος τῶν συμπτωμάτων. ἠ<text:line-break/>τὸ τῶν συμπτωμάτων ἅθροισμα. η το τῶν συμπτωμάτων<text:line-break/>ἄθροισμα φαινομένων ἐναργῶς ἅπασιν.</text:p>
      <text:h text:style-name="Heading_20_2" text:outline-level="2">Ρο .</text:h>
      <text:p text:style-name="P38"><text:s/>Σύμπτωμα εσ<text:span text:style-name="T7">τ</text:span>ι τοῦ πάθους ἐπιγεννημα.</text:p>
      <text:p text:style-name="P1">ροα΄. Βοηθηματικὰ σημεῖά ἐστιν ἒξ ὦν ὑπομιμνησκό-<text:line-break/>μεθα τῆς ἐπ᾽ αὐτοῖς τετηρημένης θεραπείας.</text:p>
      <text:h text:style-name="P23" text:outline-level="2">ροβ΄. </text:h>
      <text:p text:style-name="P38">Βοήθημά ἐστι τὸ ἐπ᾽ ὠφελείᾳ προσαγόμενον ἀν-<text:line-break/>θρὡποις, σύνθετον ἐκ ποιοτητος, ποσοιητος, ταξεως, καιροῦ.</text:p>
      <text:h text:style-name="Heading_20_2" text:outline-level="2">ρορ᾽. </text:h>
      <text:p text:style-name="P38">Θεραπεία ἐστὶν ἦ τῶν νοσημάτων ἀναίρεσις ἤδη<text:line-break/>γεγενημένη , οὐ γινομένη ἔτι. ἢ θεραπεία ἐστὶ τάξις βοη-<text:line-break/>θημάιων ἀκολουθίαν ἐχόντων. ἢ καιρὸς καὶ χρόνος καὶ<text:line-break/>τάξις κατορθὡματος. .ἠ ἐπιτηδειότης χρόνου ἐν ῇ βοηθοῦ-<text:line-break/>μεν τοῖς κάμνουσιν. ι</text:p>
      <text:h text:style-name="Heading_20_2" text:outline-level="2">ροδ΄. </text:h>
      <text:p text:style-name="P38">Καιρός ἐστι χρήσεως χρόνος ὀξὺς τῆς τῶν πρα-<text:line-break/>κτεὠν εὐχρηστίας.</text:p>
      <text:p text:style-name="P38">[ἐ53] </text:p>
      <text:h text:style-name="Heading_20_2" text:outline-level="2">ροε΄. </text:h>
      <text:p text:style-name="P38">Ἐνδεικτικὸν σημεῖόν ἐστι τὸ ἀρχικῶς εἰς<text:line-break/>κατάληψιν ἀδήλου τινὸς ἀκολουθοῦντος καθ΄ ἑαυτὸ ἄγον.</text:p>
      <text:h text:style-name="Heading_20_2" text:outline-level="2">ροσε΄. </text:h>
      <text:p text:style-name="P38">Ὑπομνηστικὸν σημεῖόν ἐστιν, ὡς οἱ ἐμπειρικοὶ<text:line-break/>λέγουσι, πρᾶγμα φαινόμενον καὶ γινωσκόμενον ἐκ προπαρα-<text:line-break/>τηρήσεως, χρησιμεῦον εἰς ὑπόμνησιν γινωσκομένου πράγματος.</text:p>
      <text:h text:style-name="Heading_20_2" text:outline-level="2">Ροζ᾽.</text:h>
      <text:p text:style-name="P38"><text:s/>Παρόντων τῶν σημείων πάντων παρόντα σημεῖα<text:line-break/>ἔστι πάντα τὰ παθογνωμονικά. τούτων γὰρ ·γιγνομένων</text:p>
      <text:p text:style-name="P3">και παροντων μένει και τα παθη. παυομένων δὲ λύεται<text:line-break/>καὶ τὰ νοσήματα.</text:p>
      <text:h text:style-name="Heading_20_2" text:outline-level="2">ροή. </text:h>
      <text:p text:style-name="P38">Παρόντα τῶν προγεγονοτων σημεῖα παρ᾽ ὦν<text:line-break/>προγεγονος ἐστιν α,ς ἡ ουλη τοῦ προγεγενημένου ἕλκους.</text:p>
      <text:h text:style-name="Heading_20_2" text:outline-level="2">ροθ </text:h>
      <text:p text:style-name="P38"><text:s/>Παρόντα δὲ τῶν μελλόντων σημεῖά ἐστι παρ᾽<text:line-break/>ων καὶ μέλλον. ως το νεκρῶδες προσωπον τοῦ θανάτου.</text:p>
      <text:h text:style-name="Heading_20_2" text:outline-level="2">Ρα΄.</text:h>
      <text:p text:style-name="P38"><text:s/>Προγεγονότα τῶν προγεγονότων σημεῖα ὡς ἡ<text:line-break/>κατὰ την παρακμήν ἄνεσις τοῦ παρηκμακέναι.</text:p>
      <text:h text:style-name="Heading_20_2" text:outline-level="2">ρπα . </text:h>
      <text:p text:style-name="P38">Προγεγονοτα παρόντων ὡς τὸ δεδῆχθαι ὑπὸ<text:line-break/>ἀσπίδος τοῦ ἐν ὀλεθρίοις εἶναι τοῦτο. οἱ δὲ οὕτως. προ-<text:line-break/>γεγονότα παροντων σημεῖα ἐστιν ὡς τὸ τιτρώσκεσθαι τὸ<text:line-break/>λεπτὸν πτερὸν τοῦ ὲν ὀλεθρίοις εἶναι τοῦτο.</text:p>
      <text:h text:style-name="Heading_20_2" text:outline-level="2">ρπβ΄. </text:h>
      <text:p text:style-name="P38">Προγεγονότα δὲ τῶν ἐσομένων σημεῖά ἐστιν ὡς<text:line-break/>τοῦ συντριβέντος ὀστοῦ πώρωσιν ἐπιδεχομένου. τιῶρωθῆναι<text:line-break/>γὰρ δεῖ τοῦτο κατα την αποκατάστασιν. οἱ δὲ οὕτως. προ-<text:line-break/>γεγονότα δ᾽ ἐσομένων ὡς τοῦ ἀναιρεθέντος ἐκ τῆς κεφαλῆς<text:line-break/>ὀστοῦ τὴν οὐλήν ἔσεσθαι κοίλην.</text:p>
      <text:h text:style-name="P23" text:outline-level="2">ρπγ᾽. </text:h>
      <text:p text:style-name="P38">Ἐπιγεγονοτα δὲ παροντων σημεῖα ὡς ἐνὶ τραυ-<text:line-break/>ματι κινδυνεὑειν τὸν τρωθέντα ἐπὶ γεροντων.</text:p>
      <text:h text:style-name="Heading_20_2" text:outline-level="2">ρπδ΄. </text:h>
      <text:p text:style-name="P38">Ἐπιγεγονότα δὲ τῶν ἐπιγεγονότων ως σ ἐπὶ<text:line-break/>τραύματι σπασμὸς, οὐκ ἔτι γὰρ ὁ τρωθεὶς ζῇ ὁ σπασθείς.</text:p>
      <text:h text:style-name="Heading_20_2" text:outline-level="2">ρπε᾽. </text:h>
      <text:p text:style-name="P38">Πυρετός ἐστιν ἡ τοῦ ἐμφύτου θερμοῦ εἰς τὸ παρα<text:line-break/>φύσιν ἐκτροπὴ τῶν σφυγμῶν σφοδροτέρων τε καὶ πυκνωτε-<text:line-break/>ρων γενομένων. ἢ πυρετός ἐστι θερμότης παρὰ φύσιν<text:line-break/>καρδίας καὶ ἀρτηριῶν βλάπτουσα τὸν ζωτικον γονον ἀνα-<text:line-break/>φερομένη τε ἐκ βάθους προσπίπτουσα τῇ αφῇ καὶ μάλιστά<text:line-break/>τις ἀταξία κατὰ τὸ εἶδος τοῦ πυρετοῦ προγίνεται τοῖς σφυ-<text:line-break/>γμοῖς. οἱ δὲ οὕτω. [254] πυρετός ἐστι πλεονασμὸς θερ-<text:line-break/>μασἄτς νοσώδους ,καὶ μάλιστα τῆς ἐκ βάθους ἀναφερομένης<text:line-break/>μετὰ παραλλαγῆς σφυγμῶν ἐπὶ τὸ πυκνότερον καὶ σφοδρό-<text:line-break/>τερον. οἱ δὲ οὕτως. πυρετός ἐστι δυσκρασία τοῦ φυσικοῦ<text:line-break/>πνεύματος ἐπὶ τὸ θερμότερον καὶ ξηρότερον.</text:p>
      <text:h text:style-name="Heading_20_2" text:outline-level="2">ρπστ᾽. </text:h>
      <text:p text:style-name="P38">Πυρετος συνεχής ἐστιν ὁ μὴ διαλείπων μητε<text:line-break/>νυκτὸς μήτε ἡμέρας. ἀνέσεις δὲ καὶ ἐνδόματα καὶ παρο-</text:p>
      <text:p text:style-name="P3">ξυσμοὺς ἐπιφέρων. ἢ συνεχῆ πυρετὸν καλοῦσι τὸν εἰς<text:line-break/>ἀπυρεξίαν πρὶν τελέως μη παυομενον, κάν παρακμή τις αίσ-<text:line-break/>θητὴ φαίνηται.</text:p>
      <text:h text:style-name="Heading_20_2" text:outline-level="2">ρπζ᾽. </text:h>
      <text:p text:style-name="P38">Πυρετὸς συνοχός ἐστιν ὁ ἀεὶ ἴσως διαμένων,<text:line-break/>μήτε νυκτὸς μήτε ἡμέρας διαλείπων, μήτε ἀνέσεις μήτε<text:line-break/>παροξυσμοὺς ἐπιφέρων.</text:p>
      <text:h text:style-name="Heading_20_2" text:outline-level="2">ρπή. </text:h>
      <text:p text:style-name="P38">Καῦσὸς ἐστιν σ μετα πυρωσεως πολλῆς γινόμε-<text:line-break/>νος αναστολην μηδεμίαν τῷ σωματι παρέχων, γλῶσσαν εέτι-<text:line-break/>ξηραίνων, μελαίνων, ἐπιθυμίαν ψυχροῦ παρέχων, μετὰ ἄνα-<text:line-break/>πνοῆς μεγάλης καὶ θερμῆς το σῶμα ἐπ᾽ ἄλγος διατιθείς.</text:p>
      <text:h text:style-name="Heading_20_2" text:outline-level="2">ρπθ΄. </text:h>
      <text:p text:style-name="P38">Πεμφιγώδης ἐστὶ πυρετὸς ὸ διὰ τὴν ἐπίτασιν<text:line-break/>τῆς θερμασίας φλυκτίδας ἀνὰ τὸ στόμα παρασκευάζων.</text:p>
      <text:h text:style-name="Heading_20_2" text:outline-level="2">ρϟ. </text:h>
      <text:p text:style-name="P38">Λιπυρίας δὲ πυρετός ἐφ᾽ οὑ τὰ ἄκρα καὶ ἡ ἐπι-<text:line-break/>φάνεια ψύχεται · καίεται δὲ το βαθος, ἐνέχονται δὲ αἱ ἄπο-<text:line-break/>κρίσεις, διψῶσι γλῶσσα τραχεῖα, σφυγμὸς μικρὸς καὶ ἀμυ-<text:line-break/>ὀρός · ἅτε ἔστω νενευκότος τοῦ θερμοῦ.</text:p>
      <text:h text:style-name="Heading_20_2" text:outline-level="2">. ρϟα΄. </text:h>
      <text:p text:style-name="P38">Ῥοώδης πυρετὸς ὁ μετὰ ῥύσεως κοιλίας, πολ-<text:line-break/>λάκις δὲ καὶ ἐμέτων, περιψύξεις ἐπιφέρων καὶ ταχεῖαν κα-</text:p>
      <text:p text:style-name="P3">θαίρεσιν(396) τῆς δυναμεως μετα .δίψους καὶ αγρυ-<text:line-break/>πνἄτς καὶ μικροτητος σφυγμῶν.</text:p>
      <text:h text:style-name="Heading_20_2" text:outline-level="2">ρϟβ΄. </text:h>
      <text:p text:style-name="P38">Στεγνὸς πυρετός ἐστιν ὁ ἐναντίος τῷ ῥοώδει<text:line-break/>οὐκ ἐπιφέρων ἐκκρίσεις, τοὺς σφυγμοὺς μεγάλους διαφυλάτ-<text:line-break/>των, ἰσχναίνων βραδυτερον κατὰ τὸν χρονον το σῶμα.</text:p>
      <text:h text:style-name="Heading_20_2" text:outline-level="2">ρϟγ. </text:h>
      <text:p text:style-name="P38">Ἰκτεριώδης ἐστὶ πυρετὸς ὁ τὴν χροιὰν ὁμοίαν<text:line-break/>ἰκτέρῳ παρασκευάζων, ἦπαρ μετεωρίζων, γλῶσσαν ἐπιξηραί-<text:line-break/>νων, τὴν ἐπιφάνειαν δεινὴν, ἀεὶ αὐχμηρὰν καὶ ὠχρὰν παρα-<text:line-break/>σκευαζων.</text:p>
      <text:h text:style-name="Heading_20_2" text:outline-level="2">Ρϟδ΄.</text:h>
      <text:p text:style-name="P38"><text:s/>Λοιμώδης πυρετὸς ἔστιν ὁ μετὰ πολλῆς θερ-<text:line-break/>μασίας δίψος ἀθεράπευτον ἐπιφέρων, ἐμέτους χολῆς παν-<text:line-break/>τοίας , δυσωδεις κοιλίας ἐκκρίσεις βρομωδῶν φέρων, ωστε<text:line-break/>ἐμφερῆ εἶναι τα ἀποκρινομενα τῷ ἀπο τῶν ἑλῶν βρομῳ ·<text:line-break/>οὖρα πολλὰ καὶ δυσώδη, ἐξανθήματα , σφυγμοὺς ταχεῖς μι-<text:line-break/>κροὺς καὶ ἀμυδροὺς ἐπιτελῶν.</text:p>
      <text:p text:style-name="P38">[255] </text:p>
      <text:h text:style-name="Heading_20_2" text:outline-level="2">ρϟε΄.</text:h>
      <text:p text:style-name="P38"><text:s/>Τυφώδης ἐστὶν, οἴ τινες ἐλαιώδη καὶ<text:line-break/>νοτώδη προσαγορεύουσιν, ἱδρῶτας ἐπιφέρων δυσώδεις. ἢ</text:p>
      <text:p text:style-name="P3">τυφὡδης ἐσιὶ πυρετὸς ὁ μετα νωθρείας γιγνόμενος καὶ μετ<text:line-break/>ἐπιστάσεως ἐξισταμενος.</text:p>
      <text:h text:style-name="Heading_20_2" text:outline-level="2">ρϟστ᾽. </text:h>
      <text:p text:style-name="P38">Νωθρός ἐστιν πυρετὸς ὁ μετὰ καρηβαρείας<text:line-break/>γινόμενος η δια μυξητήρων αἱμορραγίας ἐπάγων ἢ ἐποχὴν<text:line-break/>ἀποκρίσεως η προς αναγκης δυσσυμπτωσίαν τοῦ σώματος.</text:p>
      <text:h text:style-name="Heading_20_2" text:outline-level="2">Ρϟζ᾽.</text:h>
      <text:p text:style-name="P38"><text:s/>Φρικώδης ἐστὶν ὁ ἀναμεμιγμένην ἔχων τῷ ῥίγει<text:line-break/>τὴν θερμασίαν καὶ σφυγμοὺς ἄγαν ἀσθενεῖς. ὥστε μήτε<text:line-break/>τῆς αφῆς αφικεὸθαι, ἀλλ᾽ ὡς ἀπονενευκότας. γαστὴρ ὠγκω-<text:line-break/>μένη βορβορύζουὸα., γλῶσσα ύγρὰ πάνυ ὸξυζονιι ὅμοιον καὶ<text:line-break/>ὥσπερ σιέλῳ περικλυζομένη.</text:p>
      <text:h text:style-name="Heading_20_2" text:outline-level="2">ρϟή. </text:h>
      <text:p text:style-name="P38">Τόπος ἐστὶν ἐπιτάσεων τε καὶ ἀνέσεων τεταγ-<text:line-break/>μένη ἀνταπόδοσις. η οὕτως. τυπος ἐστὶ χρόνος ἐνὸς πό-<text:line-break/>θους , ῷ καὶ παροξυσμὸς καὶ διάλειμμα τεταγμένον συμ-<text:line-break/>βαίνει.</text:p>
      <text:h text:style-name="Heading_20_2" text:outline-level="2">ρϟθ΄. </text:h>
      <text:p text:style-name="P38">Πιρ ίοδός ἐστιν ἐξ ἐπιτάσεως καὶ ἀνέσεως ἐν νο-<text:line-break/>σημασι χρόνος. ἢ περίοδός ἐστιν ἦ ἐπὶ τὸ αὐτὸ ὁμοία<text:line-break/>ἐπανοδος ἢ κίνησις. ἡ οὕτως. περίοδος ἐστιν ἐν νοσήμασι<text:line-break/>χρονίοις ἡ ἐξ ἐπιτάσεως καὶ ἀνέσεως ἀπόδοσις.</text:p>
      <text:h text:style-name="P23" text:outline-level="2">α΄. </text:h>
      <text:p text:style-name="P38">Ἀμφημερινός ἐστιν ὁ καθ᾽ ἑκάστην ἡμέραν καὶ<text:line-break/>νύκτα κατὰ το πλεῖστον τῆς αυτῆς ὥρας ἐπισημαίνων.</text:p>
      <text:h text:style-name="Heading_20_2" text:outline-level="2">σα΄. </text:h>
      <text:p text:style-name="P38">Τριταῖός ἐστιν ὁ μίαν εἴτε ἡμέραν εἴτε νύκτα<text:line-break/>ἐπισημαίνων, τῇ δὲ ἐξῆς διαλείπων καὶ διὰ τρίτης πάλιν γι-<text:line-break/>νόμενος.</text:p>
      <text:h text:style-name="Heading_20_2" text:outline-level="2">σβ΄. </text:h>
      <text:p text:style-name="P38">Τεταρταῖος ἐστιν ὁ μίαν μἐν ἡμέραν ἥτοι νύκτα<text:line-break/>ἐπισημαίνων, δύο δὲ διαλείπων ἡμέρας ἢ νύκτας, διὰ δὲ τῆς<text:line-break/>τετάρτης πάλιν γινόμενος.</text:p>
      <text:h text:style-name="Heading_20_2" text:outline-level="2">σή. </text:h>
      <text:p text:style-name="P38">Ἡμιτριταίοις ἐστιν ὅν ἡμεῖς λέγομεν κατὰ τον<text:line-break/>παλαιὸν τὸν εἰρημένον ἐν τῷ πρώτῳ τῶν ἐπιδημιῶν πυρε-<text:line-break/>τὸν συνεχῆ οξυν, το μὲν ὅλον ου διαλειποντα, μίαν δὲ κου-<text:line-break/>φοτέραν καὶ μίαν βαρυτέραν ἐπιφέροντα. οἱ δὲ ἄπο τῆς<text:line-break/>μεθόδου ἡμιτριταίαν μικρον τῶν δύο διαλειμμάτων ἔφησαν.<text:line-break/>μέσον δὲ ἡμιτριταῖον καλοῦσι τῶν διαστηματων τριῶν ἔφα-<text:line-break/>πτομενον. μέγα δὲ τῶν τεσσαρων ε᾽φαπτόμενον διαστημάτων.</text:p>
      <text:h text:style-name="Heading_20_2" text:outline-level="2">σδ΄. </text:h>
      <text:p text:style-name="P38">Πλανῆται πυρετοὶ καλοῦνται οἱ μὴ ὡρισμένως<text:line-break/>μηδὲ εὐτακτως , ἀλλ ὰκατασταιως γινομενοι.</text:p>
      <text:h text:style-name="Heading_20_2" text:outline-level="2">σε΄. </text:h>
      <text:p text:style-name="P38">Διαστολή ἐστιν ἄρσις καὶ οἶον ἐπανάστασις καρ-</text:p>
      <text:p text:style-name="P3">δίας καὶ αριηριῶν καὶ ἐγκεφαλου καὶ μηνιγγων κατὰ μῆ-<text:line-break/>κος [256] καὶ πλάτος καὶ βάθος αἰσθητὴ πρὸς τὴν ἔπαρ-<text:line-break/>σιν τῆς ἁφῆς. οἱ δὲ οὕτως. διαστολή ἐστι διαίρισις καὶ<text:line-break/>οἶον έπαναστασις καρδίας καὶ ἀρτηριῶν κατὰ μῆκος, καὶ κατὰ<text:line-break/>πλάτος αἰσθητη πρὸς τὴν ἄρσιν τῆς ἀφῆς.</text:p>
      <text:h text:style-name="Heading_20_2" text:outline-level="2">σσε΄. </text:h>
      <text:p text:style-name="P38">Συστσλη ἐστι συναγωγὴ καὶ σύμπτωσις τούτων<text:line-break/>κατὰ μὲν αἴσθησιν οὐ κινοῦσα, τῷ δὲ εὐλόγῳ καὶ ἀκολούθῳ<text:line-break/>καταλαμβανομένη.</text:p>
      <text:h text:style-name="Heading_20_2" text:outline-level="2">σζ . </text:h>
      <text:p text:style-name="P38">Παλμος ἐστιν επαρσις καὶ εὕρεσις σώματος εἴ-<text:line-break/>κοντοςκαὶ μὴ ἀντιτυποῦντος ὑπὸ πνεύματος γινόμενος, οὐκ<text:line-break/>ἀεὶ παρακολουθῶν, ἀλλὰ κατα χρονους τινὰς γινόμενος. οἱ<text:line-break/>δὲ οὕτως. παλμός ἐστιν ἔπαρσις καὶ ὕφεσις σωμάτων μυω-<text:line-break/>δῶν ὑπὸ πνεὑματος ἀποτελούμενος , οὐκ ἀεὶ γινόμενος. ἄλ-<text:line-break/>λως. παλμος κίνησις αβούλητος τε καὶ ἀκούσιος ε᾽παιρομε-<text:line-break/>νων τε καὶ καταφερομένων τῶν παλλομένων μερῶν. ἢ παλ-<text:line-break/>μός ἐστι μὲν διαστολὴ παρὰ φύσιν, ἐν ἅπασι δὲ γίνεται τοῖς<text:line-break/>μορίοις ὅσα γε διαστέλλεσθαι πέφυκεν.</text:p>
      <text:h text:style-name="P23" text:outline-level="2">ση . </text:h>
      <text:p text:style-name="P38">Μέγας ἐστὶ σφυγμος ο κατα μῆκος καὶ βάθος<text:line-break/>καὶ πλάτος τῆς ἀρτηρίας ἐπὶ πολὺ διισταμένης γινόμενος.</text:p>
      <text:p text:style-name="P1">Μικρὸς σφυγμός ἐστιν ὁ τοὐναντίον ἐπ᾽ ἐλάχιστον κατὰ<text:line-break/>μῆκος καὶ βάθος καὶ πλάτος ἐπαιρομένης τῆς ἀρτηρίας ἔπι-<text:line-break/>τελούμενος.</text:p>
      <text:p text:style-name="P1">Μέσος εστὶν <text:span text:style-name="T7">ὁ</text:span> μεταξυ τουτων ἀμφοτέρων κατά τε τὸ<text:line-break/>μῆκος καὶ κατὰ τὸν κύκλον ἀνάλογόν τε καὶ τῆς περιφε-<text:line-break/>ρεια΄ς ὑποπιπτούσης.</text:p>
      <text:h text:style-name="Heading_20_2" text:outline-level="2">σθ . </text:h>
      <text:p text:style-name="P38">Πλήρης ἐστὶ σφυγμος ὁ διάμεσος πρὸς τὴν ἁφὴν<text:line-break/>ὑποπίπτων, ὥστε καὶ αὐτὸν μὲν τὸν χιτῶνα τῆς ἀρτηρίας<text:line-break/>ἐπισημότερον δοκεῖν γεγονέναι · μάλιστα δὲ τὸ ἐντὸς αὐτῆς<text:line-break/>μεστότερόν τε καὶ σωματωδέστερον καταλαμβάνεσθαι.</text:p>
      <text:p text:style-name="P1">Κενὸς ἐστι σφυγμὸς καθ΄ ὅν αὐτῆς τε τῆς ἀρτηρίας<text:line-break/>ἡ περιοχὴ παντάπασιν ἰσχνὴ καὶ πομφολυγώδης ἐστὶν καὶ<text:line-break/>τὸ ἔγχυμα ἀμαυρὸν καὶ ἐξίτηλον, ὥστε καὶ ἐάν τις πιέσῃ τοῖς<text:line-break/>δακτύλοις κενεμβατὴσεως ἀντίληψιν ὑποπίπτειν.</text:p>
      <text:p text:style-name="P1">Μέσος ἐστὶ σφυγμὸς ὁ σύμμετρος μεταξὺ πλήρους τε<text:line-break/>καὶ κενοῦ μέσος καὶ ὅς κατὰ φύσιν ἐστὲ</text:p>
      <text:h text:style-name="P23" text:outline-level="2">σέ. </text:h>
      <text:p text:style-name="P38">Σκληρός ἐστι σφυγμὸς ἐφ᾽ ου νευρώδης, ὡς αν<text:line-break/>εἴποι τις, καὶ ἀπόκροτος ἡ ἀρτηρία φαίνεται καὶ τὸ ἐνὸν<text:line-break/>πνεῦμα τεταμένον, ὥστε καὶ τὴν πληγὴν ἔχειν τι ἀποπληκτικόν.</text:p>
      <text:p text:style-name="P1">Μαλακὸς σφυγμός ἐστιν ὀ ὑπεναντίος τῷ σκληρῷ ἀνει-<text:line-break/>μένην καὶ ἀπαλὴν ἔχων τὴν ἀρτηρίαν. καὶ τὸ ἐνὸν πνεῦμα<text:line-break/>ἐκλελυμένον καὶ τὴν πληγὴν προσηνεστέραν.</text:p>
      <text:p text:style-name="P1">Μέσος σφυγμός ἐστιν ὁ μεταξύ τοῦ σκληροῦ τε καὶ<text:line-break/>μαλακοῦ κατὰ φύσιν σύμμετρος. ,</text:p>
      <text:h text:style-name="Heading_20_2" text:outline-level="2">σια΄. </text:h>
      <text:p text:style-name="P38">Ὑγρός σφυγμός ἐστιν ὁ ἁπαλὸς οὔσης καὶ τῆς<text:line-break/>ἐν αὐτῷ οὐσίας προσηνοῦς τῇ ἀφῇ ὑγρασίαν καί τινα προσ-<text:line-break/>βάλλωνν</text:p>
      <text:p text:style-name="P1">[257] Αὐχμηρός ἐστι σφυγμὸς, ὥστε ἐκδεδαπανῆσθαι<text:line-break/>μὲν τὴν ὑποτεταγμένην ὑγρότητα, ξηρῷ δὲ καὶ ἀερώδει ἀνα-<text:line-break/>θυμιάσει ἀναμεμίχθαι.</text:p>
      <text:p text:style-name="P1">Μέσος ἐστὶ σφυγμὸς ὁ μηδὲ μὲν ὑγρότερος μηδὲ αὐ-<text:line-break/>χμηρότερος τῇ ἁφῇ φαίνεται, ἀλλὰ σύμμετρός τε καὶ κατα<text:line-break/>φύσιν ὑπάρχει.</text:p>
      <text:h text:style-name="Heading_20_2" text:outline-level="2">Σιβ΄.</text:h>
      <text:p text:style-name="P38"><text:s/>Θερμὸς σφυγμός ἐστιν ὅταν ἡ ἀρτηρία τῶν πλησίων<text:line-break/>μερῶν θερμοτέρα ἅπτεται ὥσπερ ἐν ἐκτικῷ πυρετῷ.</text:p>
      <text:p text:style-name="P2">Ψυχρὸς σφυγμός ἐστιν ἐν ῷ ἠ ἀρτηρία ψυχροτέρα κα-<text:line-break/>ταλαμβάνεται.</text:p>
      <text:p text:style-name="P1">Μέσος ἐστὶν ὅς τὴν τοῦ ψυχροῦ τε καὶ θερμοῦ συμ-<text:line-break/>μετρίαν ἔχει.</text:p>
      <text:p text:style-name="P1">σιγ . Σφοδρός ἐστι σφυγμὸς ὁ τὴν κίνησιν εὔτονον ἔχων<text:line-break/>καὶ βιαίαν ποιούμενος τὴν πληγήν.</text:p>
      <text:p text:style-name="P1">Αμυδρος ἐστιν ὁ ἔκλυτον εχων τὸν τόνον καὶ τὴν πλη-<text:line-break/>γὴν ποιούμενος ἀσθενῆ.</text:p>
      <text:p text:style-name="P1">Μέσος ἐστιν ο αναλογίαν τινασωζωνπροςἑκατεροντουτων.</text:p>
      <text:p text:style-name="P1">σιδ΄. Ταχύς ἐστι σφυγμὸς ὁ σύντομον ἔχων τὴν δια-<text:line-break/>στολην καὶ συστολήν. ἢ ταχὺς σφυγμός ἐστιν ὁ μἐν ἐν ὀλι-<text:line-break/>γῳ χρόνῳ κινουμένης τῆς ἀρτηρίας γινόμενος.</text:p>
      <text:p text:style-name="P1">Βραδύς ἐστι σφυγμος ὁ βραδεῖαν ἔχων την διαστολην<text:line-break/>τε καὶ τὴν συστολήν. ἢ ὁ ἐν πολλῷ χρόνῳ κινουμένης τῆς<text:line-break/>ἀρτηρίας γινόμενος.</text:p>
      <text:p text:style-name="P1">Μέσος ἐστὶν ὁ σύμμετρον ἔχων τὴν διαστολὴν καὶ συ-<text:line-break/>στολήν. ἢ μέσος εστὶ σύμμετρος ὁ ἐν συμμέτρῳ χρόνῳ<text:line-break/>κινουμένης τῆς ἀρτηρίας γινόμενος.</text:p>
      <text:p text:style-name="P2">σιέ. Πυκνὸς σφυγμός ἐσιιν· ὀ δι᾽ ὀλίγου χρόνου τῆς<text:line-break/>ἀρτηρίας διαστελλομένης γινόμενος. ἡ, ὅτε βραχύς ἐστιν ο<text:line-break/>χρόνος μεταξὺ τῆς διαστολῆς καὶ συστολῆς.</text:p>
      <text:p text:style-name="P1">Ἀραιός ἐστιν ὁ διὰ πολλοῦ χρόνου τῆς ἀρτηρίας δια-<text:line-break/>στελλομένης γινόμενος. ἢ οὕιως. ἀραιός ἐστι σφυγμος,<text:line-break/>ὅταν ὁ τῆς ἡσυχίας χρόνος τῆς μεταξὺ διαστολῆς καὶ συ-<text:line-break/>στολῆς μέσης χρονίζει μακρός.</text:p>
      <text:p text:style-name="P1">Μέσος ἐστὶν ὁ μεταξὺ τοῦ πυκνοῦ τε καὶ αραιου συμ-<text:line-break/>μετρος. ἢ ὁ διἀ τοῦ συμμέτρου μεταξύ χρονου τῆς αρ-<text:line-break/>τηρίας διαστελλομένης γινομενος.</text:p>
      <text:p text:style-name="P1">σισε΄. Τάξις σφυγμοῦ ἐστιν σχέσις κατὰ μέγεθος η σφο-<text:line-break/>δρότηια η ῥυθμὸν ἢ ἄλλην τινα διαφοραν.</text:p>
      <text:p text:style-name="P1">Τεταγμένος σφυγμός έστιν ἐν ῷ ἡ κατὰ τὰς περιοδους<text:line-break/>ἀναλογία φυλάττει τινὰ τάξιν. ἢ ἄλλως · τεταγμένος ὁ κατὰ<text:line-break/>περίοδον ἴσος.</text:p>
      <text:p text:style-name="P1">σιζ᾽. Ἀταξία σφυγμοῦ εστιν ἀκαταστασία τῆς κατὰ<text:line-break/>τοὺς σφυγμοὺς διαφορᾶς. οἱ δὲ οὕτως. ἄιακιος σφυγμος<text:line-break/>ἐστιν ό ποτὲ μὲν πυκνότερος γινόμενος κατά τινας πληγας,</text:p>
      <text:p text:style-name="P3">ποτὲ δὲ ἀραιοτερος. η ατακτος εστιν ο μηδεμίαν κατα τας<text:line-break/>περιόδους τάξιν σώζων.</text:p>
      <text:p text:style-name="P1">[258] σιή. Ὁμαλότης σφυγμοῦ ἐστιν ἰσότης κατά<text:line-break/>τινας τῶν σφυγμῶν διαφορας.</text:p>
      <text:p text:style-name="P1">Ὁμαλὸς σφυγμός ἐστιν ὁ ἐφεξῆς ἴσος ὑπάρχων. ἢ ἐν<text:line-break/>ῷ πᾶσαι τῶν σφυγμῶν διαφοραὶ ἴσαι μένουσιν.</text:p>
      <text:p text:style-name="P1">σιθ΄. Ἀνωμαλία σφυγμοῦ ἐστιν ἀνισότης σφυγμῶν<text:line-break/>κατά τινας τῶν παρεπομένων αυτοῖς διαφορῶν. οἱ δὲ οὕ-<text:line-break/>τως. ἀνώμαλος σφυγμος ἐστιν ἐφ ου ποτὲ μὲν σφοδροτε-<text:line-break/>ραι αἱ πληγαὶ γίνονται, ποτὲ δὲ αμυδροιεραι. οἱ δὲ πάλιν<text:line-break/>οὕτως. ἀνώμαλός ἐστι σφυγμὸς ὁ κατὰ μέν τι μέρος ὑψη-<text:line-break/>λότερος ταπεινότερος ὑποπίπτων καὶ ἐπὶ πλεῖον διαφυσωμέ-<text:line-break/>νης τῆς ἀρτηρίας καὶ ανευρυνομένης , κατὰ δέ τι ἐπὶ πο-<text:line-break/>σὸν καὶ ὥσπερ ἀποστενοχωρουμένης. κατὰ σφοδρότητα ἀνοὶ-<text:line-break/>μαλος, ὥσπερ κατὰ μέν τι μέρος τῆς ἀρτηρίας βιαιοτέραν<text:line-break/>την ἐξαίρεσιν ποιοιμενος, κατὰ δὲ ὑποσυμβεβηκυῖαν καὶ<text:line-break/>ἀσθενεστέραν.</text:p>
      <text:p text:style-name="P1">σύ. Βακχεῖος ὁ Ἡροφίλειος εἶπε, ῥυθμός ἐστι κίνησις</text:p>
      <text:p text:style-name="P3">ἐγχρόνοις τάξιν ἔχουσα. κήνων δὲ ὁ Ἡροφίλειος εἶπε. ῥυθμός<text:line-break/>ἐστι τάξις των χρόνων ὲν οἶς διίστανται αἱ ἀρτηρίαι πρὸς<text:line-break/>τοὺς ἐν οἶς συστέλλονται. βέλτιον δὲ οὕτως ὁρίσασθαι. ῥυθ-<text:line-break/>μος ἐστιν ἀναλογία χρονικὴ τῶν πρὸς τοὺς σφυγμοὺς μερῶν<text:line-break/>ποιαν σχέσιν ;χόνιων προς ἄλληλα. ἕτερος δὲ ὡρίσατο οὕ-<text:line-break/>τως. ῥυθμός ἐστι σχέσις τῶν χρόνων ἐν οἶς διίστανται αἱ<text:line-break/>ἀρτηρίαι πρὸς τους ἐν οἶς συστέλλονται.</text:p>
      <text:p text:style-name="P1">σκα΄. Εὔρυθμός ἐστι σφυγμὸς ὁ σωζων ῥυθμὸν τὸν<text:line-break/>ἴδιον τῇ ἡλικία καὶ φύσει καὶ κράσει καὶ τῇ ἑκάστη ὥρα<text:line-break/>καὶ ταῖς ἄλλαις περιστάσεσι.</text:p>
      <text:p text:style-name="P1">Ἀῤῥυθμός ἐστιν ὁ τὸν ῥυθμὸν οὐδένα τῷ ἐκάστῳ ἴδιον<text:line-break/>σὡζων.</text:p>
      <text:p text:style-name="P1">Κακόρυθμος σφυγμός ἐστιν ὁ κακῶς τὸν ῥυθμὸν σὡ-<text:line-break/>ζων εὐρύθμῳ ἐναντίας.</text:p>
      <text:p text:style-name="P1">σκβ. Παραρυθμον φαμεν τὸν ποσῶς προσεγγίζοντα<text:line-break/>τῆ ἡλικία ἐφ᾽ ἦς θεωρεῖται ῥυθμον μὲν ἔχοντα, μη παντά-<text:line-break/>πασι δὲ ὄντα κατ᾽ ἐκεῖνον. ἑτερόρυθμον λέγομεν τὸν ἑτέρας</text:p>
      <text:p text:style-name="P3">ἡλικίας ῥυθμὸν ἔχοντα. ἔκρυθμος σφυγμός ἐστιν ὁ μηδέ-<text:line-break/>μιᾶς ἡλικίας ἤ τινος ἄλλης περιστάσεως παντάπασι ῥυθ-<text:line-break/>μὸν ἐκβεβηκώς.</text:p>
      <text:p text:style-name="P1">σκγ᾽. Τρομωδης ἐστὶ σφυγμὸς ὁ μὴ ὁμαλὴν μηδὲ ἀσα-<text:line-break/>λευτον την πληγὴν ἀναφέρων, ἀλλ᾽ οἶον κινούμενος τις.</text:p>
      <text:p text:style-name="P1">σκδ΄. Ἐσκολιωμένος ἐστὶν ὁ μὴ ἐπ᾽ εὐθείας τεταγμέ-<text:line-break/>νης τῆς ἀρτηρίας ἐπιτελούμενος παρὰ τὴν θέσιν.</text:p>
      <text:p text:style-name="P1">σκἔ. Μύουρος ἐστιν ό παρὰ τὴν θέσιν ὅταν τὰ μὲν<text:line-break/>[ 259 ] ἐπ ἄνω μέρη τῆς ἀρτηρίας συνάγηται, τὰ δὲ κάτω<text:line-break/>τοὐναντίον. ἐνταῦθα μὲν ἐπὶ πλέον ἀνευρύνεται, ἐν δὲ τοῖς<text:line-break/>ἐπ᾽ ἄνω μέρεσι συναιρεῖται. οἱ δὲ πλείους μυουρίζοντα κα-<text:line-break/>λοῦσιν, ὅταν ἀπὸ μείζονος τῆς προσαγούσης πληγῆς αἱ ἑξῆς<text:line-break/>καθ᾽ υφαίρε- ( 397 ) σιν ἀεὶ καὶ μᾶλλον μικρότεραι συντε-<text:line-break/>λοῦνται. ὸνομάζονιαι δὲ καὶ μυουρσι οὕτως, ὅταν ἀπὸ τοῦ<text:line-break/>πυκνοῦ σφυγμοῦ αραιοτεροι σφυγμοὶ ἀποτελοῦνται. καλεῖ-<text:line-break/>ται δὲ μύουρος καὶ ὅταν ἀπὸ τοῦ παχέος βραδύτερος ὁ<text:line-break/>σφυγμὸς μέγα γίνεται.</text:p>
      <text:p text:style-name="P1">σκσε΄. Δίκροτός ἐστι σφυγμὸς, ὅταν ἦ δοκοῦσα ἀπο-</text:p>
      <text:p text:style-name="P3">χώρησις τῆς αρτηρίας μη τελεία γίγνεται. ὰλλὰ μελλησμος<text:line-break/>καὶ ἐπὶ ποσον ὑπαγωγῆς η τοῦ ανακοπεέτος πνευματος, εἶτα<text:line-break/>ὰπόθεσις τελεία τῆς ὀφειλομένης συστολῆς.</text:p>
      <text:p text:style-name="P1">σκζ᾽. Ἀραχνοειδής ἐστι σφυγμὸς ὁ μικρὸς μὴ ἔδρα-<text:line-break/>σμύνος, ὰλλὰ τρόπον ἀράχνης ὑπὸ βραχείας αὔρας σαλευο-<text:line-break/>μένης κινουμενος.</text:p>
      <text:p text:style-name="P1">σκή. Διαλείπων σφυγμός ἐστιν, οταν τῶν συστολῶν<text:line-break/>καὶ τῶν διαστολῶν ἐπιτελουμένων ἑνὸς σφυγμοῦ χρόνου ἡ<text:line-break/>ἀρτηρία διαλείπει. οἱ δὲ οὕτως. διαλείπων ἐστὶ σφυγμὸς<text:line-break/>ἐφ᾽ οὖ οὐκ ἐπὶ δύο μόνον ἀλλ᾽ ἐπὶ τρεῖς ἢ καὶ ἐπὶ πλείους<text:line-break/>πληγὰς ἡ ἀρτηρία ἐλλείπει διαστολὴν μίαν ἢ καὶ δύο ἢ καὶ<text:line-break/>πλείους.</text:p>
      <text:p text:style-name="P1">σκθ΄. Παρεμπίπτων σφυγμός ἐστιν ὅταν μειαξὑ δυοῖν<text:line-break/>πληγῶν κατὰ τὴν ἰδίαν τάξιν κινουμένων ἐκ τούτου τις<text:line-break/>μέση παρεμπίπτῃ πληγή.</text:p>
      <text:p text:style-name="Normal">. σν. Ἐκλείπων σφυγμὸς λέγεται ἐφ᾽ οὖ οὐκ ἐπὶ δύο<text:line-break/>μόνον, ἀλλ᾽ ἐπὶ τρεῖς καὶ ἐπὶ πλείους πληγάς ἀκίνητος ἡ<text:line-break/>ἀρτηρία διαμένει. οἱ δὲ οὕτως. ἐκλείπων ἐστὶν ο ἀπὸ. με-<text:line-break/>γέθους ἀρχόμενος καὶ σφοδρότητος ἀεὶ καὶ μᾶλλον ὑφιῶν,</text:p>
      <text:p text:style-name="P3">καὶ μέχρι μὲν ἤχει τι μέγεθος καλεῖται μυουρίζων ὁ τοιοῦ-<text:line-break/>τος, ὅταν δὲ ὑφιῇ καὶ μικρότερος, ὡς ἐνὶ τὸ μικρότερον<text:line-break/>ῥέπῃ , ἐκλείπων καλεῖται.</text:p>
      <text:p text:style-name="P1">σλα᾽. -Δορκαδίζων ἐστὶ σφυγμὸς ὅταν ἡ ἀρτηρία δό-<text:line-break/>ξασα διεσταλθαι μὴ παντελῶς διεσταλμένη ἐφ᾽ ἑτέραν ἐπε-<text:line-break/>πήδησεν ἀθροώτερον, πρὶν ἔμφασιν συστολῆς παρέχειν,<text:line-break/>βιαιοτέρα δὲ ἡ δευτέρα γένηται πληγή.</text:p>
      <text:p text:style-name="P1">σλβ΄. Παλινδρομῶν σφυγμός ἐστιν ὀ ἐπὶ ποσὸν ἐκβαί-<text:line-break/>νων τὸ μέγεθος ἢ τὴν σφοδρότητα. καὶ ἐπὶ τῶν ἄλλων ἔπειτα<text:line-break/>εἰς τοσοῦτο πάλιν ἀποκαθιστάμενος.</text:p>
      <text:p text:style-name="P1">σλγ. Μυρμηκίζων σφυγμός .έστιν ὁ μικρὸς, κενός,<text:line-break/>πυκνὸς, ἀμυδρὸς, πάντων ἐπὶ τὸ ἔσχατον κατηγμένος. ἢ<text:line-break/>οὕτως. μυρμηκίζων. ἐστὶν ἐφ᾽ οὖ γίνεται ἡ φαντασία περὶ<text:line-break/>τοὺς ἐπερειδομένους τῇ ἀρτηρία δακτύλους οἱονεὶ μύρμηκος<text:line-break/>περιπατοῦντος, ὥστε καὶ μικρὸν εἶναι αὐτὸν καὶ ἀμυδρόν.</text:p>
      <text:p text:style-name="P7">[260]<text:tab/>σλδ . Φρενῖτις: ἐστὶ παρακοπὴ διανοίας μετὰ<text:line-break/>ὀξέος πυρετοῦ καὶ κροκυδισμοῦ καὶ διανοίας ἔκστασις καὶ</text:p>
      <text:p text:style-name="P3">τῶν κατὰ φύσιν αὐτης ἐμποδισμος καὶ λήθη τοῦ φρονεῖν.<text:line-break/>ἢ παρακοπὴ φρενῶν συντονος μετὰ τρόμου καὶ φωνῆς ἀσα-<text:line-break/>φείας καὶ ψηλαφήσεως γενομενης τουπίπαν υπο κακοήθους<text:line-break/>πυρετοῦ.</text:p>
      <text:p text:style-name="P1">σλε᾽. Λήθαργός ἐστι καταφορὰ δυσδιέγερτος μετ ἀχροίας<text:line-break/>καὶ οἰδήματος φυσώδους σὺν ἀτονία τῶν στερεῶν αὐτῶν<text:line-break/>καὶ τοῦ σφυγμικοῦ πνεύματος γινομένη, τοὺπίπαν ἰπὶ θλη-<text:line-break/>χροῦ καὶ κακοήθους πυρετοῦ. γίνονται δὲ οἱ · λήθαργοι οἱ<text:line-break/>μὲν παθουσης τῆς ἀρχῆς, οἱ δὲ ἐπὶ ἀποστάσει.</text:p>
      <text:p text:style-name="P1">σλσε΄. Σπασμός ἐστι περὶ νεύροις καὶ μυσὶ γινόμενον<text:line-break/>πάθος μετὰ τοῦ ἄνευ προαιρέσεως ἕλκεσθαι ποτὲ μὲν ὅλον<text:line-break/>τὸ σῶμα, ποτὲ δὲ μέρος.</text:p>
      <text:p text:style-name="P1">σλζ᾽. Τέτανός ἐστιν ἀπότασις καὶ πῆξις τῶν ἒξ τῷ<text:line-break/>σώματι παντων νευρων τε καὶ μυῶν. η οὕτως. τετανός<text:line-break/>ἐστι σπασμὸς ἐπ᾽ εὐθείας μετὰ τοῦ τὸν τράχηλον ἕλκεσθαι<text:line-break/>καὶ τὰς σιαγονας συνερείδων τε τοὺς οδοντας καὶ μήτε<text:line-break/>ἐπινεύειν τὸν τράχηλον δύνασθαι μήτε ἀνανεύειν. ἢ τέτα-</text:p>
      <text:p text:style-name="P3">νος ἐστιν οταν εἰς τοὐναντία προς τῶν αντιτεταγμένων μυῶν<text:line-break/>ἀκουσίοις ἐπισπᾶται τὰ μορια.</text:p>
      <text:p text:style-name="P1">σλή. Ἐμπροσθότονός ἐστιν ὅταν ἔμπροσθεν ἕλκηται<text:line-break/>ο τραχηλος καὶ εἰς τουπίσω ἀνακλᾶσθαι μὴ δύνηται.</text:p>
      <text:p text:style-name="P1">σλθ . Οπισθότονός ἐστιν ὅταν ὅπισθεν ἕλκηται καὶ<text:line-break/>εἰς τοὔμπροσθεν ἀνακλᾶσθαι μὴ δύνηται. ἢ ὀπισθότονός<text:line-break/>ἐστι σπασμος τε καὶ σύντασις εἰς τοὐπίσω τοῦ τραχήλου,<text:line-break/>ὥστε ἐπινεύειν μή δύνασθαι.</text:p>
      <text:p text:style-name="P1">σμ . Επιληψαι ἐστὶν ἐπίληψις διανοίας καὶ τῶν αἰσ-<text:line-break/>.θητηρὰ,,ν μετα τοῦ πίπτειν ἐξαίφνης τοὺς μὲν μετα σπα-<text:line-break/>σμοῦ, τους δὲ ἄνευ σπασμοῦ. ἐπισυμβαίνει δὲ αὐτοῖς καὶ<text:line-break/>ἀφρὸν φέρεσθαι διὰ τοῦ στόματος κατὰ τὴν ἄνεσιν καὶ πα-<text:line-break/>ρακμην τοῦ νοσηματος.</text:p>
      <text:p text:style-name="P1">σμα᾽. Κάτοχός ἐστιν ἀναισθησία τῆς ψυχῆς μετα πη-<text:line-break/>ξεως τοῦ παντος σώματος. εἴδη δὲ κατόχου τρία. ὁ μὲν<text:line-break/>γὰρ ὑπνώδης ὅς παράκειται τῷ ληθάργῳ, ό δὲ ἕτερος ἐγρη-<text:line-break/>γορως ῳ παρακειται τέτανος καὶ ἡ ἐφ᾽ υστέρα καλουμένη<text:line-break/>πνίξ. τρίτον είδος κατόχου ὄν οὑκ ἄν τις ἀσυνέτως κάτο-</text:p>
      <text:p text:style-name="P3">χον ὸνομάζιι φρενιτικόν. γίνεται δὲ ἐκ μίγματος δύο ἀῤ-<text:line-break/>ῥω στημάτων κατοχου τε καὶ φρενίτιδος ὥσπερ καὶ ἡ τυ-<text:line-break/>φα,μανία.</text:p>
      <text:p text:style-name="P1">σμβ. Παραλυσίς ἐστι πάθος βλάπτον τὴν προαιρετι-<text:line-break/>κὴν κίνησιν περὶ μέρεσιν ἢ μέρει τινὶ γινόμενον. ἀποτελεῖ-<text:line-break/>ται δὲ παθοντων τῶν νευρων καὶ τῶν μυῶν.</text:p>
      <text:p text:style-name="P1">σμγ᾽. Τυφωμανία ἐστὶ λήθαργος παρακοπτικὸς ἢ πα-<text:line-break/>ρακοπὴ ληθαργική. ἢ οὕτως. τυφωμανία ἐστὶ μικτὸν ἐκ<text:line-break/>φρενίτιδος καὶ ληθαργου πάθημα.</text:p>
      <text:p text:style-name="P7">[261]<text:tab/>σμδ᾽. Ἀποπληξία ἐστὶ κατοχὴ διανοίας μετ<text:line-break/>αναισθησίας καὶ παρέσεως τοῦ σώματος. ἔτι. ἀποπληξία<text:line-break/>εστὶν απώλεια πάντων τῶν νευρων αἰσθήσεώς τε καὶ κινη-<text:line-break/>σεως. η αποπληξἰα ἐστὶν αναισθησιἀ τοῦ πανιος σώματος<text:line-break/>μετὰ βλάβης τῶν ἡγεμονικῶν ἐργαλείων. γίνεται δὲ ἀπὸ<text:line-break/>χυμοῦ ψυχροῦ ἀθρόως πληροῦντος τὰς κυριωτάτας κοιλίας<text:line-break/>τοῦ ἐγκεφάλου. κυριώταται δὲ κοιλίαι εἰσὶν ἡ ὄπισθέν τε<text:line-break/>καὶ ἡ μέση.</text:p>
      <text:p text:style-name="P1">σμε΄. Διαφέρει δὲ ἀποπληξία παραπληξίας ὡς ὅλον<text:line-break/>μέρους. οἱ μὲν γὰρ ἀποπληκτικοὶ πάντως εἰσὶ καὶ παρα-</text:p>
      <text:p text:style-name="P3">πληκτικοί. οἱ δὲ παραπληκτικοὶ ου πάντως καὶ ἀποπληκτι-<text:line-break/>κοε διαφερει καὶ ὅτι οἱ μὲν ὑγιαίνοντες τὴν διάνοιαν πα-<text:line-break/>ραπληκτικοὶ παρειμένοι εἰσὶ τοῦ σώματος μέρος ἢ μέρη, οἱ<text:line-break/>δὲ ἀποπληκτικοὶ καὶ ταῦτα καὶ τὴν διάνοιαν καὶ τὸ ὅλον.<text:line-break/>παραπληκτικοὶ λέγονται, οἶς μόνα τὰ δεξιὰ ἢ τὰ ἀριστερὰ<text:line-break/>αἱ παρέσεις γίνονται.</text:p>
      <text:p text:style-name="P1">σμσε΄. Μανία ἐστὶν ἔκστασις τῆς διανοίας καὶ παραλλαγὴ<text:line-break/>τῶν νομίμων καὶ τῶν ἐν τῷ ὑγιαίνειν ἐθῶν ἄνευ πυρετοῦ.</text:p>
      <text:p text:style-name="P1">σμζ . Μελαγχολία ἐστὶ πάθος βλάπτον τὴν γνώμην<text:line-break/>μετὰ δυσθυμίας ἰσχυρᾶς καὶ αποστροφῦς τῶν φιλτάτων γι-<text:line-break/>χεόμενον ἄνευ τοῦ πυρετοῦ. τισὶ δὲ αὐτῶν καὶ χολὴ προσ-<text:line-break/>γινομένη πολλὴ μέλαινα βλάπτει στόμαχον, ὥστε καὶ ἀπε-<text:line-break/>μῶσθαι καὶ οὕτως τὴν γνώμην συγκακοῦσθαι.</text:p>
      <text:p text:style-name="P1">σμή. Κεφαλαία ἐστὶ πάθος πόνον κεφα- (396) λῆς<text:line-break/>ἐπιφέρον ἀνύποιστον κατὰ περιόδους τινὰς, ὥστε καὶ ἦχον<text:line-break/>εἶναι ἐν τοῖς ὠσὶ καὶ τοὺς ὀφθαλμούς ἀνερευθεῖς καὶ προ-<text:line-break/>πετεῖς υπαρχειν. συνδιατείνονται δὲ αυτοῖς καὶ αἱ ἐν τῷ<text:line-break/>μετώπῳ φλέβες καὶ ἔρευθος ἀμφὶ τὸ πρόσωπον ἴσχουσι.</text:p>
      <text:p text:style-name="P2">σμθ΄. Τὸ μὲν τῆς κεφαλῆς ἄλγος μὴ χρόνιόν ἐστι κε-<text:line-break/>φαλαλγία , χρόνιον δὲ κεφαλαία. ἢν ἀλγέῃ κεφαλὴ σχεδίως<text:line-break/>ἐπὶ προσκαίρῳ αἰτίῃ κἢν ἐπὶ πλεῦνας, κεφαλαλγίη καλέεται.<text:line-break/>ἢν δὲ διεθίζῃ χρονῳ μακρῷ τὸ ἄλγημα καὶ περιόδοισι μα-<text:line-break/>κρῆσι καὶ πολλῇσι καὶ προσεπιγίγνεται μέζω τε καὶ πλεῦνον<text:line-break/>δυσαλθῆ , κεφαλαίην κικλήσκομεν.</text:p>
      <text:p text:style-name="P1">σε΄. Ἐτεροκρανια΄ ἐστὶν ὁπόταν περὶ τὸ ἀριστερὸν μέ-<text:line-break/>ρος ἢ τὸ δεξιὸν τῆς κεφαλῆς πόνος παρέπηται καὶ ποτὲ<text:line-break/>μετ ἐπιτάσεις, ποτὲ δὲ ἀνέσεις ἐπιφέρῃ.</text:p>
      <text:p text:style-name="P1">σνα . Σκοτωματικοὶ καλοῦνται οἶς παρακολουθοῦσι σκσ-<text:line-break/>τὡσεις καὶ δοκοῦσι περιφέρεσθαι αὐτοῖς τὴν κεφαλὴν μετὰ<text:line-break/>τοῦ καὶ μαρμαρυγάς αὐτοῖς παρέπεσθαι. ἢ σκοτόδινός ἐστιν<text:line-break/>ἐπειδὰν ἅμα περιδινεῖσθαι δοκεῖ τὰ βλεπόμενα ἥ τε διὰ τῆς<text:line-break/>ὄψεως αἴσθησις ἒξαίφνης ἀπολεῖται δοκοὐντων αὐτῶν σκό-<text:line-break/>τσς περικεχύσθαι. γίγνεται δὲ τοῦτο τοῦ στόματος τῆς κοι-<text:line-break/>λίας ὑπὸ μοχθηρῶν χυμῶν δακνομένου.</text:p>
      <text:p text:style-name="P8">[262]<text:tab/>σνβ΄. Κατάρρους ἐστὶν ὑγρῶν πολλῶν κατα-<text:line-break/>φορά διά τῶν τρημάτων τῆς ὑπερώας καὶ πολλῶν διὰ τῶν<text:line-break/>μυξητήρων ἅ καταφερομενα βλάπτει τούς υποκειμένους τό-<text:line-break/>πους, ὥστε συν τῇ αποκρίσει τῶν ὑγρῶν καὶ πνεῦμα συνεκ-<text:line-break/>κρινόμενον ηχόν τινα ἐκτελεῖν.</text:p>
      <text:p text:style-name="P1">σνρ᾽. Κόρυζά ἐστι τὸ διὰ τῶν ῥινῶν ἐκκρινόμενον ὑγρὸν<text:line-break/>λεπτὸν καὶ ἄπεπτον τὸ δι᾽ υπερωας καταῤῥους.</text:p>
      <text:p text:style-name="P1">σνδ΄. Συνάγχη ἐστὶ πάθος περὶ τράχηλον ὀξὺ, χαλε-<text:line-break/>πὸν, πνιγμῷ τὸν παθόντα ἐξάγων. ἢ οὕτως. συνάγχη ἐστὶ<text:line-break/>φλεγμονὴ τοῖς μὲν ἔξωθεν τοῦ τραχήλου ὥστε ἐξογκοῦσθαι<text:line-break/>τὰ μέρη, τοῖς δὲ ενδοθεν τῶν παρισθμίων ὥστε συμπασχειν<text:line-break/>καὶ τὰ ἀναπνευστικὰ ὄργανα καὶ δυσπνοεῖν.</text:p>
      <text:p text:style-name="P1">σνε΄. ᾽Υδρόφοβός ἐστι πάθος ἐπὶ δήγματι κυνὸς μαι-<text:line-break/>νομένου γιγνόμενον μετὰ τοῦ ἀποστρέφεσθαι το ποτὸν καὶ<text:line-break/>σπᾶσθαι καὶ λύζειν. ἐπιγίγνεται δὲ αὺτοῖς καὶ παρακοπὰ.</text:p>
      <text:p text:style-name="P1">σνσε΄. Βούλιμός ἐστι διάθεσις καθ΄ ἣν ἐπιζήτησις ἐκ<text:line-break/>μικρῶν διαλειμμάτων γίνεται τροφῆς. ἐκλύονται δὲ καὶ κα-<text:line-break/>ταπίπτουσι καὶ ἀχροοῦσι καὶ καταψύχονται τὰ ἄκρα καὶ</text:p>
      <text:p text:style-name="P3">θλίβονταί τε τὸν στόμαχον καὶ ὁ σφυγμὸς ἐπ᾽ αὐτῶν ἀμυ-<text:line-break/>δρὸς γίνεται.</text:p>
      <text:p text:style-name="P1">σνζ᾽. Φαγέδαινα ἐστι κατασκευὴ καθ΄ ἢν ὀρεγόμενοι<text:line-break/>πολλῆς τροφῆς καὶ λαμβανοντες ἄμετρον οὐ κρατοῦσιν αυ-<text:line-break/>τῆς, ἀλλ᾽ ἐξεράσαντες πάλιν ὀρέγονται. ἢ ἄλλως. φαγέδαι-<text:line-break/>ναί εἰσιν αἱ τῶν πολλῶν βρωμάτων ἐδωδαὶ, ἅς καὶ αὐτάς<text:line-break/>ὑπὸ κακοχυμίας γινεσθαι αμεέρας ορἒξεις σιτίων ομολογιῖται.</text:p>
      <text:p text:style-name="P1">σνή. Ἐμπνευμάτωσίς ἐστιν ὅταν πλεῖον πνεῦμα γενό-<text:line-break/>μενον κατέχηται ἐν στομάχῳ καὶ διατείνῃ αὐτὸν καὶ τὴν<text:line-break/>κοιλίαν μετ᾽ αὐτοῦ, ὥστε καὶ ἐμποδίζεσθαι τῆν τῆς τροφῆς<text:line-break/>οἰκονομίαν.</text:p>
      <text:p text:style-name="P1">σνθ΄. Περιπνευμονία ἐστὶ φλεγμονὴ πνεύμονος μετά<text:line-break/>πυρετοῦ ὸξεός καὶ δυσπνοίας. γίνεται δὲ ἐπ᾽ αὐτῶν καὶ<text:line-break/>ἐνερευθῆ τὰ μῆλα.</text:p>
      <text:p text:style-name="P1">σξ΄. Φθίσις ἐστὶν ἕλκωσις τοῦ πνεύμονος ἢ θὡρακος<text:line-break/>ἢ φάρυγγος, ὥστε βῆχας παρακολουθεῖν καὶ πυρετους βλη-<text:line-break/>χροὐς καὶ συντήκεσθαι το σῶμα.</text:p>
      <text:p text:style-name="P1">σξα΄. Διαφέρει φθίσις φθὸῆς. φθίσις μετ γάρ ἐστιν</text:p>
      <text:p text:style-name="P3">η λεγομένη κοινῶς πᾶσα σωματος μειωσιξ΄ τε καὶ συντηξις.<text:line-break/>φθοὴ δὲ ἡ ἰδίως ἐφ᾽ ἕλκει σύντηξίς τε καὶ μιίο,σις τοῦ σώ-<text:line-break/>ματος. εἴρηται δὲ φθίσις ἀπὸ τοῦ φθίνειν, ὅπερ ἐστὶ<text:line-break/>μειοῦσθαι.</text:p>
      <text:p text:style-name="P1">σξβ᾽. Δυσπνοὶκοί εἰσιν ἐρ᾽ ὦν οἱονεὶ στενοχωρούμενον<text:line-break/>ἐκπνεῖται τὸ πνεῦμα καὶ εἰσπνεῖται. ἢ δύσπνοια βλάβη τις<text:line-break/>ἀναπνοῆς ἐστιν.</text:p>
      <text:p text:style-name="P7">[263]<text:tab/>σξρ᾽. Ἄσθμά ἐστι πάθος ἔπειξιν ἰσχυράν περὶ<text:line-break/>τὴν ἀναπνοὴν καὶ δυσπνοιαν ἐπιφερων μετα τοῦ καὶ ἐνίους<text:line-break/>ἀνακαθίζειν καὶ ἐξανίστασθαι.</text:p>
      <text:p text:style-name="P1">ρξδ΄. Πλευρῖτις ἐστὶν ὀδύνη πλευροῦ καὶ ὑπεζοκώτος<text:line-break/>διατείνουσα μέχρι κλειδος καὶ ακρωμίου καὶ ωμοπλάτης συν<text:line-break/>ὀξεῖ καὶ ἀδιαλείπτῳ πυρετῷ μετ ὀδύνης νυγματώδους ὁμοῦ<text:line-break/>καὶ φρίκης καὶ δυσπνοίας καὶ βηχός.</text:p>
      <text:p text:style-name="P1">σξε΄. Καρδιακὴ διάθεσίς ἐστι τῆξις τοῦ ἐμφύτου τό-<text:line-break/>νου καὶ πάρεσις. γίνεται δὲ τοὐπίπαν ἐπὶ στόματι γαστρὸς<text:line-break/>κακοπραγοῦντι καὶ στομάχῳ μεθ᾽ ἱδρώτων ἀκατασχέτων.</text:p>
      <text:p text:style-name="P3">τινὲς δὲ ὠήθησαν ἐπὶ καρδία φλεγμαινούσῃ γίνεσθαι το πα-<text:line-break/>θημα καὶ διὰ ταύτην τοῦ τόνου τὴν ἔκλυσιν καρδιακην ἤτοι<text:line-break/>διάθεσιν ἢ συγκοπὴν ἐκάλεσαν τὸ συμβαῖνον.</text:p>
      <text:p text:style-name="P1">σξσε΄. Χολέρα ἔντι πάθος κάτοξυ καὶ χαλεπὸν ἣ πα-<text:line-break/>ραυτίκα τὸν ἄνθρωπον εἰς κατάρρουν ἀπήνεγκεν δι ἐμετων<text:line-break/>ἢ καὶ ἐκ διαρροίας καὶ πολλῆς ἐκκρίσεως εἰς στροφον και<text:line-break/>μικρὸν ὕστερον εἰς πυρετοὺς ἀπέστη δυσεντεριώδεις καὶ κα-<text:line-break/>κοήθεις μεγαλοσπλάγχνους ἐκτικοὐς τε καὶ μαρασμωδεις.<text:line-break/>ἢ οὕτως. χολέρα ἔστι πάθος ὸξὺ μετ ἐμέτων πολλῶν χο-<text:line-break/>λωδῶν καὶ ὑποχωρήσεων τῆς κοιλίας μετὰ τοῦ συνέλκεσθαι<text:line-break/>τὰς γαστροκνημίας καὶ καταψύχεσθαι τὰ ἄκρα. γίνονται δὲ<text:line-break/>ἐπ᾽ αὑτῶν οἱ σφυγμοὶ μικροτεροι καὶ ἀμυδροτεροι.</text:p>
      <text:p text:style-name="P1">σξζ᾽. Κοιλιακὴ διάθεσίς ἐστι ῥευματισμὸς τῆς κοιλίας.<text:line-break/>οὐ πρόσφατος, ὰλλὰ χρόνιος μετὰ στρόφων καὶ πολλῶν ἀπο-<text:line-break/>κρίσεων μετα τοῦ ἰσχναίνεσθαι το σῶμα.</text:p>
      <text:p text:style-name="P1">σξή. Διάρροιά ἐστι ῥευματισμὸς πλείων κοιλίας ανευ<text:line-break/>φλεγμονῆς καὶ ἑλκώσεως πολυχρόνιος.</text:p>
      <text:p text:style-name="P1">σξθ΄. Δυσεντερία ἐστὶν ἕλκωσις ἐντέρων μετὰ φλεγμο-</text:p>
      <text:p text:style-name="P3">νῆς καὶ ἀποκρίσεως αἱματωδῶν ἢ τρυγῳδῶν. ἦ γε καὶ ἀπο-<text:line-break/>λυμάτων μετὰ τοῦ δάκνεσθαι καὶ ἀλγεῖν τὴν κοιλίαν καὶ τὰ<text:line-break/>ἔντερα.</text:p>
      <text:p text:style-name="P1">σώ. Τεινεσμός ἐστι διάθεσις πρὸς τοῖς κάτω μέρεσι<text:line-break/>καὶ αὐτῷ τῷ ἀπευθυσμένῳ, ὥστε πολλὰς μὲν τὰς ἒξαναστά-<text:line-break/>σεις καὶ προθυμίας γίνεσθαι, ὀλίγας δὲ τὰς ἀποκρίσεις. ἅλ-<text:line-break/>λοι δὲ οὕτως. τεινεσμός ἐστιν η τοῦ ἀρχοῦ δῆξις, ἣν τά<text:line-break/>χολώδη καὶ δριμέα ὑγρὰ ποιοῦσι μετὰ τῆς ἒξανασταστώς τε<text:line-break/>καὶ προσθυμίας, καίτοι ὀλίγα ἀποκρίνηται.</text:p>
      <text:p text:style-name="P1">σοα΄. Λειεντερία ἐστὶ πάθος ἐπὶ δυσεντερία τὰ πολλὰ<text:line-break/>γινόμενον, ὥστε διὰ τὰς οὐλὰς τὰς ἐνὶ ταῖς ἑλκώσεσι γεγε-<text:line-break/>νημένας πυκνοτέρων καὶ λειοτέρων καὶ ἀπονωτέρων γενο-<text:line-break/>μένων ὰνάγκη πρὸ τοῦ πεφθῆναι διατρέχειν τὰ λαμβανομενα<text:line-break/>σιτία ὀξέως ἐπὶ τὰς ἐκκρίσεις ἀμιγῆ , ἄπεπτα καὶ οἶα κατε-<text:line-break/>πόθη. ἄλλοι δὲ οὕτως. λειεντερία ἐστὶν ἡ ἀθρόα καὶ ταχί-<text:line-break/>στη διέξοδος τῶν σιτίων, οἶά περ κατεπόθησαν τοιαῦτα καὶ<text:line-break/>ἐξεκρίθησαν.</text:p>
      <text:p text:style-name="P9">[264]<text:tab/>σσβ΄. Κωλικὴ διάθεσίς ἐστι κατασκευὴ χρό-</text:p>
      <text:p text:style-name="P3">νιος περὶ τὸ κῶλον μετὰ τοῦ εἰς διαλήμματα ἀλγήματα<text:line-break/>ἐπιγίγνεσθαι ἀνυπόστατα καὶ δυσπνοεῖν καὶ ἐφιδροῦν καὶ<text:line-break/>περιψυχεσθαι.</text:p>
      <text:p text:style-name="P1">σογ. Εἰλεός ἐστι φλεγμονὴ ἐντέρων, ὥστε μήτε φυ-<text:line-break/>σας μήτε διαχωρήματα διεξιέναι, στρόφους δὲ ἰσχυροὺς πα-<text:line-break/>ρακολουθεῖν καὶ αλγηματα υπερβεβηκότα.</text:p>
      <text:p text:style-name="P1">σοδ᾽. Ἡπατικοί εἰσιν οἶς ἥπατος πόνος παρακολουθεῖ<text:line-break/>χρόνιος μετ ἐπάρματος καὶ σκληρίας καὶ ἀχροίας τοῦ σω-<text:line-break/>ματος. ἐπιπυρέττουσί τε περικαῆ πυρετὸν καὶ ἡ γλῶσσα<text:line-break/>αὐτοῖς ἐπιξηραίνεται.</text:p>
      <text:p text:style-name="P1">σοε΄. Ἐσκιρωμένον ἦπάρ ἐστιν ὅταν ὄγκος ἡ περὶ<text:line-break/>αὐτὸ ἄγαν σκληρὸς καὶ ἀντίτυπος καὶ πρὸς τὴν ἁφὴν ανω-<text:line-break/>δυνος.</text:p>
      <text:p text:style-name="P1">σοσε΄. Ἕτερος ἐστιν ἀνάχυσις χολῆς ἐπὶ τὸ δερμα,<text:line-break/>ὥστε βάπτεσθαι τήν ἐπιφανειαν καὶ χλωραν αποτελεῖσθαι<text:line-break/>καὶ κακοῦσθαι το δέρμα καὶ λευκαὶ αὐτοῖς αἱ κατα κοιλιαν<text:line-break/>διαχωρήσεις γίνονται.</text:p>
      <text:p text:style-name="P1">σοζ᾽. Σπληνικοί εἰσιν οἶς φλεγμήναντες οἱ σπλῆνες εἰς<text:line-break/>τὸ κατὰ φύσιν οὐκ ἀποκαθίστανται οὐδὲ ἀποφλεγμαίνουσι^</text:p>
      <text:p text:style-name="P3">ἀλλ᾽ αὐτοῖς παραμένει ἠ σκληρία, ὥστε καὶ κατὰ τἀς νό-<text:line-break/>σους ῥευματίζεσθαι, ἀλλάσσεται δὲ αὐτοῖς καὶ ἡ κατὰ φύ-<text:line-break/>σιν χρόα τοῦ σώματος.</text:p>
      <text:p text:style-name="P1">σοή. Σκίῤῥος ἐστὶ τοῦ σπληνὸς ὅταν τε μείζων ὁ<text:line-break/>σπλὴν ὑποπίπτῃ καὶ λίαν σκληρὸς καὶ ἀντίτυπος καὶ διωγκω-<text:line-break/>μὲνος.</text:p>
      <text:p text:style-name="P1">σοθ. ᾽᾽Υδρωψ ἐστὶν ὁ ἀνασαρκα, ἐφ· οὖ τὸ σῶμα ὅλον<text:line-break/>ἐξώδηκε καὶ περικλύζεται τῷ ὑγρῷ, διαστρέφεται δὲ αὐτῶν<text:line-break/>καὶ τὰ αἰδοῖα καὶ ἀνορεκτοῦσι, παρέπεται δὲ αὐτοῖς καὶ<text:line-break/>πυρετός.</text:p>
      <text:p text:style-name="P1">σα΄. Ἕδρωψ ἀσκίτης ἐστὶν ἐφ᾽ οὖ κοιλία καὶ ὄσχεον<text:line-break/>καὶ σκέλη ἐξοιδισκεται, τὰ δὲ ἄνω ἰσχνὰ γίνεται ἀπολε-<text:line-break/>πτυνόμενα.</text:p>
      <text:p text:style-name="P1">σπα΄. ᾽᾽Υδρωψ τυμπανίας ἐστὶν ἐφ᾽ ῷ ἐν κοιλία πλέον<text:line-break/>μὲν τὸ πνεῦμα, ὀλιγώτερον δὲ τὸ ὑγρὸν εὑρίσκεται καὶ εἴ<text:line-break/>τις ἅψαιτο, ηχος ἀποτελεῖται.</text:p>
      <text:p text:style-name="P1">σπβ΄. Νεφρῖτις ἐστὶ φλεγμονὴ νεφρῶν μετ᾽ ἀλγήματος</text:p>
      <text:p text:style-name="P3">σφοδροῦ, ποτὲ δὲ καὶ δυσουρίας καὶ ἰνωδῶν ἀποκρίσεων ἢ<text:line-break/>καὶ ψαμμωδῶν μετὰ αἵματος ὀλίγου.</text:p>
      <text:p text:style-name="P1">σπγ᾽. Λιθίασίς ἐστι γένεσις ἐν κύστει λίθου δι᾽ οὖ<text:line-break/>κωλύεται ἡ τοῦ οὔρου ἔκκρισις. ἑτέρως. λιθίασίς ἐστι πά-<text:line-break/>θος διατάσεις τῆς κύστεως ἐπιφέρον. συνδιατείνεται δὲ<text:line-break/>αὐτοῖς καὶ [265] ητρσν καὶ τῆς ποσθῆς ἅπτονται θαμινά.<text:line-break/>ἐπιγίνονται δὲ αὐτοῖς καὶ ἰσχουρίαι ὅταν περαιωθεὶς ὁ λί-<text:line-break/>θος ἀποφράξῃ τὰς ὁδοὺς τοῦ περιττώματος.</text:p>
      <text:p text:style-name="P1">σπδ΄. Στραγγουρία ἐστὶν ἡ κατὰ στράγγα τοῦ οὔρου<text:line-break/>ἔκκρισις. ἢ στραγγουρία τὸ πάθος καλεῖται ὅταν τις ὀυ-<text:line-break/>γον ἀποκρίνει ουρον συνεχῶς.</text:p>
      <text:p text:style-name="P1">σπε᾽. Δυσουρία ἐστὶ δυσχέρεια τοῦ οὐρεῖν μετὰ ὀδύ-<text:line-break/>νης, στραγγουρία δὲ ή κατὰ στράγγα οὔρησις.</text:p>
      <text:p text:style-name="P1">σπστ. Ἰσχουρία ἐστὶ παντελης τοῦ οὔρου ἐπίσχεσις<text:line-break/>κίνδυνον ἐπιφέρουσα. ἐπέχεται δὲ το ουρον κατὰ τρόπους<text:line-break/>ὀκτώ · ᾽ διὰ φλεγμονὴν, διὰ σκίῤῥον, δι᾽ αἵματος θρόμβωσιν,<text:line-break/>διὰ παράλυσιν, διὰ προπτωσιν τοῦ λίθου, διὰ νεφρικὴν συμ-<text:line-break/>πάθειαν, δι᾽ ἕλκωσιν, διὰ λιθίασιν.</text:p>
      <text:p text:style-name="P2">σπζ . Εν νεφροις γίνονται λίθοι ἔνθα κατ᾽ ἐκείνων<text:line-break/>τῶν σωματων πλῆθος συνέλθῃ χυμῶν παχέων ἅμα πυρετώ-<text:line-break/>δει θερμότητι. , ἢ ἄλλως. ὲν νεφροῖς γίνονται λίθοι ὅταν<text:line-break/>τοῦ συλλεγέντος ἐν αυτοῖς μετὰ τοῦ κατ᾽ ἀναλογίαν πυρετοῦ<text:line-break/>χυμῶν παχέων πλήθους , αφ᾽ οὖ ὑπέροπτοι εἰς τὴν λίθου<text:line-break/>γένεσιν μεταβαίνουσι.</text:p>
      <text:p text:style-name="P1">σπή. Γονορροια ἐστιν αποκρισις ἐπιφἒξουσα σπέρμα-<text:line-break/>τος νόσημα μετα τοῦ τήκεσθαι το σῶμα καὶ ἀχρούστερον<text:line-break/>ἀποτελεῖσθαι · γίνεται δὲ ατονησαντων τῶν σπερματικῶν ἀγ-<text:line-break/>γείων, ὥστε τροπον τινα παρειμένων αὐτῶν μὴ κρατεῖσθαι<text:line-break/>τὸ σπέρμα.</text:p>
      <text:p text:style-name="P1">σπθ΄. Σατυρίασίς ἐστι πάθος μετὰ ἐντάσεως αἰδοίου<text:line-break/>γιγνόμενον μετὰ τοῦ τείνεσθαι αὐτοῖς τὰ μόρια · ἔστι δὲ οἶς<text:line-break/>καὶ σπέρματος ἐξακοντισμος μεθ ἡδονῆς γίγνεται. παρα-<text:line-break/>φέρονται δὲ τὴν γνωμην καὶ νευρων τάσις καὶ σπέρματος<text:line-break/>γίνεται.</text:p>
      <text:p text:style-name="P1">σϟ. Ἰσχιάς ἐστι πολυχρόνιον καὶ δύσλυτον τοῦ ἰσχίου.<text:line-break/>ἄλγημα. ἢ οὕτως. ἰσχιάς ἐστι νόσος πόνον ἰσχυρὸν ἔπι-</text:p>
      <text:p text:style-name="P3">φέρουσα ἰσχίου κατὰ περίοδον, ὥστε αὐτοῖς τὸν πόνον καὶ<text:line-break/>μέχρις ἰγνύας καὶ γαστροκνημίας παρακολουθεῖν.</text:p>
      <text:p text:style-name="P1">σϟα΄. Ἀρθρῖτις ἐστὶ φλεγμονὴ συνισταμένη περὶ τοῖς<text:line-break/>ἄρθροις ἔμμονος πόνον ἰσχυρὸν ἐπιφέρουσα πασχόντων<text:line-break/>νεύρων.</text:p>
      <text:p text:style-name="P1">σϟβ. Ποδαγρα ἐστὶ πάθος περὶ τοῖς ποσὶ γιγνόμενον<text:line-break/>πόνον ἐπιφέρον πασχόντων τῶν νεύρων οἶς μὲν μετὰ πυρῶ-<text:line-break/>σεως οἶς δὲ μετὰ ψύξεως.</text:p>
      <text:p text:style-name="P1">σϟγ. Σκελοτύρβη ἐστὶν εἶδος παραλύσεως ὥστε πε-<text:line-break/>ριπατεῖν ἐπ εὐθείας μη δύνασθαι, καὶ ποτὲ μὲν κατ᾽ εὐθυ,<text:line-break/>ποτὲ δὲ εὐώνυμον εἰς τὰ δεξιὰ περιφέρειν ἢ τὸ δεξιὸν εἰς<text:line-break/>τὰ ἀριστερὰ, καὶ ποτὲ μὲν ἐπισύρειν τὸ σκέλος ὥσπερ οἱ<text:line-break/>ἀναβαίνοντές τι μέγα.</text:p>
      <text:p text:style-name="P7">[266]<text:tab/>σϟδ᾽. Πήρωσίς ἐντι στέρησις ἢ ἐμποδισμὸς<text:line-break/>ἐνεργείας φυσικῆς ἢ ἀφαίρεσίς τινος μορίου.</text:p>
      <text:p text:style-name="P1">σϟε΄. Λέπρα ἐστὶ μεταβολὴ τοῦ χρωτὸς ἐπὶ τὸ παρὰ<text:line-break/>φύσιν μετὰ τραχύτητος καὶ κνησμῶν (399) καὶ πόνων, ἔσθ΄</text:p>
      <text:p text:style-name="P3">ὅτε μὲν καὶ λεπίδας ἀποπίπτειν, ὅτε δὲ καὶ ἐπινέμεται<text:line-break/>πλείονα μέρη τοῦ σώματος.</text:p>
      <text:p text:style-name="P1">σϟσε΄. Ἐλεφάς ἐστι πάθος παχὺ τὸ δέρμα καὶ ἀνὠ-<text:line-break/>μαλον παρασκευάζον καὶ πελιδνὸν τὸ χρῶμα καὶ τὰ λευκα<text:line-break/>τῶν ὀφθαλμῶν, ἀναβιβρώσκεται δὲ χειρῶν καὶ ποδῶν τὰ<text:line-break/>ἄκρα καὶ ἰχῶρα ἀφίησι πελιδνὸν καὶ δυσώδη.</text:p>
      <text:p text:style-name="P1">σϟζ᾽. Λειχήν εστι τραχύτης ἐπιφανείας μετὰ πολλοῦ<text:line-break/>κνησμοῦ.</text:p>
      <text:p text:style-name="P1">σϟή. Φλεγμονή ἐστιν ἐν μἦτρφ ἡ μετὰ πόνου γιγνο-<text:line-break/>μένη ἐπιγαστρίου καὶ βουβώνων καὶ πυρετῶν ἒξ ης καὶ<text:line-break/>βρέγματος πόνος καὶ τενόντων συνολκὴ καὶ ὸφθαλμῶν ὀδύνη.</text:p>
      <text:p text:style-name="P1">σϟθ . Αποστημα ἐν μητρηι ἐστὶν ὅταν ῃ πόνος ἐπι-<text:line-break/>τεταμένος καὶ σφυζει καὶ διατείνει τὸ ἄλγημα ἕως ἤτρου καὶ<text:line-break/>βουβώνων καὶ ὀσφύος καὶ πυρετοὶ προσγίνονται.</text:p>
      <text:p text:style-name="P1">τ᾽. Ῥστερικη πνίξ ἐστι παθος δι᾽ ἀναδρομην υστέρας<text:line-break/>γιγνομενον η καταπτωσιν καὶ ἀφωνίαν ἐπιφέρει. ὥστε καὶ<text:line-break/>τήν ἀναπνοὴν αὐταῖς οὐκ ἔκδηλον γίγνεσθαι, μετεωρίζεσθαί<text:line-break/>τε τὰ ὑποχόνδρια καὶ τὸν σφυγμὸν ἔχειν ἀμυδρὸν καὶ βραδύν.</text:p>
      <text:p text:style-name="P2">τα; Γυναικεῖος ῥοῦς ἐστι φορὰ ὑγρῶν διὰ μήτρας ἐπὶ<text:line-break/>πλείονα χρονον υπο αποκρίσεως αὐτῇ γιγνόμενος. ῥοῦς λευ-<text:line-break/>κὁς ἐστιν ὅταν λευκα ῃ τα ἀποκρινόμενα καὶ ἐν τῷ προσ-<text:line-break/>ὡπῳ οἰδηματα καὶ τα οφθάλμια ἐποιδίσκεται , ἐνίαις δὲ<text:line-break/>καὶ ἡ γαστὴρ καὶ τὰ σκέλη. ῥοῦς πυρρός ἐστιν ὅταν ὑπό-<text:line-break/>πυῤῥος ῃ ἀπόκρισις καὶ ὸδύναι ἐν τῷ ὸσφύϊ καὶ ἐν τοῖς<text:line-break/>βουβῶσι γίγνονται. ῥοῦς ἐρυθρός ἐστιν ὁπόταν τὸ ἀποκρι-<text:line-break/>νὁμενον μένον τοιοῦτον, οἶον ἀπὸ νεοσφαγοῦς ἱερείου αηαα<text:line-break/>καὶ θρόμβοι ἐμπίπτουσι καὶ ὸδύνη ἔχει καὶ πῦρ καὶ βρυγ-<text:line-break/>μὸς καὶ πονος εἰς αυτὰ τα αἰδοῖα καὶ τὸ ὑπογάστριον.<text:line-break/>ῥοῦς μέλας ἐστὶν, ὅιαν μέλαιναι αἱ αποκρίσεις καὶ δύσπνοια<text:line-break/>τοῦ σώματος καὶ ὸδύνη ῇ εἰς τὰ αἰδοῖα καὶ ἰσχναίνονται<text:line-break/>αἱ γυναῖκες.</text:p>
      <text:p text:style-name="P1">τβ΄. Ἐρυσίπελας ἐν μήτρα ἐστὶν ἐπειδὰν ὀδυνωμένη ἡ<text:line-break/>ὑστέρα ομοιὰ ῃ τοῖς απὸ πυρος καιομένοις δυσυποίστοις<text:line-break/>καὶ ἡ πύρωσις ἐπ᾽ ἐνίων μεταβαίνουσα ἄλλοτε ἐπ᾽ ἄλλους<text:line-break/>τόπους τῆς ὑστέρας.</text:p>
      <text:p text:style-name="P1">τγ᾽. Σκλήρωμα ἐν μήτρα ἐστὶν ὄγκος ὑπόσκληρος περί</text:p>
      <text:p text:style-name="P3">τι μέρος τῆς μήτρας γιγνομενος, τα πολλὰ ἐνὶ φλεγμοναῖς<text:line-break/>μεινάσαις ἐπιτελουμενος.</text:p>
      <text:p text:style-name="P7">[267]<text:tab/>τδ΄. Σκίῤῥος ἐν μήτρα ἐστὶ διάθεσις περί τι<text:line-break/>μέρος αὐτῆς ὥστε εἶναι σκληρίαν αντίτυπον, οχθωδη, ἀνὡ-<text:line-break/>μαλον, ἄπονον τὰ πολλά.</text:p>
      <text:p text:style-name="P1">τε᾽. Καρκίνωμα ἐν μντρα ἐστὶν ἄνευ ἑλκώσεως ὄγκος<text:line-break/>ἀνώμαλος, ὀχθώδης.</text:p>
      <text:p text:style-name="P1">τσε΄. Πάθη τριχῶν ἐστιν ἐννέα, ῥοπαλωσις, διχοφυία,<text:line-break/>θραῦσις, ἀτροφία, ξηρασία, πολίωσις , ῥυσις , ἀλωπεκία,<text:line-break/>οφίασις.</text:p>
      <text:p text:style-name="P1">τζ᾽. Ῥοπάλωσίς ἐστιν ἡ κατὰ τὸ ἄκρον τῶν τριχῶν<text:line-break/>ἀμερὴς σχέσις μετὰ τοῦ μηκέτι συναύξεσθαι.</text:p>
      <text:p text:style-name="P1">τή. Διχοφυία ἐστὶν διαμερὴς ἡ κατὰ τὸ ἄκρον τῶν<text:line-break/>τριχῶν σχέσις, μετὰ τοῦ μήκειι συναυξάνεσθαι.</text:p>
      <text:p text:style-name="P1">τθ. Θραῦσίς ἐστιν ἀνωμαλος τριχῶν ἀπόπτωσις πα-<text:line-break/>ραπλησὰκ τοῖς απὸ ψαλίδος κεκαρμένοις.</text:p>
      <text:p text:style-name="P1">τὲ. Ατροφιοι τριχῶν ἐστιν ὑπερβαλλουσα ἰσχνότης<text:line-break/>μετὰ τοῦ μηκέτι συναύξεσθαι.</text:p>
      <text:p text:style-name="P2">τια᾽. Ξηρασία ἐστὶ χνοωδης τριχῶν ἐπιφάνεια παρα-<text:line-break/>πλησία τοῖς υπὸ κονιορτοῦ μολυνομένοις.</text:p>
      <text:p text:style-name="P1">τιβ΄. Πολίωσίς ἐστι μεταβολὴ τριχῶν ἐπὶ τὸ λευκὸν<text:line-break/>πρὸ τῆς καθηκούσης ἡλικίας.</text:p>
      <text:p text:style-name="P1">τιγ᾽. Ῥύσις τριχῶν ἐστιν ἀπόπτωσις ἀκολουθοῦσα ώς<text:line-break/>ἐπίπαν μὲν τοῖς φθίνουσι καὶ τοῖς ἀνακομιζομένοις δὲ ἐκ<text:line-break/>νόσου μακρᾶς.</text:p>
      <text:p text:style-name="P1">τιδ . Ἀλωπεκία ἐστὶ μεταβολη τοῦ χρωματος ἐπὶ το<text:line-break/>λευκότερον, δι᾽ ἣν χρονίζουσαν αἱ τρίχες ῥιζόθεν ἀποπίπτουσι.</text:p>
      <text:p text:style-name="P1">τιε . Οφίασίς ἐστι μεταβολὴ τοῦ χρωματος ὁμοία τῇ<text:line-break/>προειρημένῃ ἐπὶ τὸ μᾶλλον πυκνότερον μετὰ τοῦ σκολιοῦ-<text:line-break/>σθαι τὴν ψίλωσιν.</text:p>
      <text:p text:style-name="P1">τιστ᾽. Διαφοραὶ τῶν ἐν κεφαλῇ καταγμάτων ὸκτω εἰσι.<text:line-break/>ῥωγμὴ, ἐκκοπὴ, ἐγγίσωμα , ἐκπίεσμα, καμάρωσις, ἀποσκε-<text:line-break/>παρνισμος, ἄπαγμα, θλασμα, απηχημα. ενιοι δὲ τὸ μετ<text:line-break/>θλάσμα ειναι ου θέλουσι, τὸ δὲ ἀπήχημα τῇ ῥωγμῇ ὑπάγουσι.</text:p>
      <text:p text:style-name="P1">τιζ᾽. Ῥωγμὴ ἐστιν ὀστοῦ διακοπὴ ἐπιπολαιος εὐθεῖα<text:line-break/>καὶ ἤτοι στενὴ ἢ πλατεῖα.</text:p>
      <text:p text:style-name="P8">[268]<text:tab/>τιή·ε Ἐκκοπή ἐστιν ὀστοῦ διακοπὴ μετὰ τοῦ<text:line-break/>ἄλλασθον εἶναι τὸ πεπονθὸς ὀστοῦν.</text:p>
      <text:p text:style-name="P1">ττθ΄. Ἕγγὰτωμά ἐστιν ὀστοῦ διακοπὴ μετὰ τοῦ τὸ δια-<text:line-break/>κείμενον εἰς τὸ βάθος ὑποκεχωρηκέναι καὶ ὰπεληλυθῆναι<text:line-break/>τῷ ὰπαθεῖ ὸστῷ.</text:p>
      <text:p text:style-name="P1">τα΄. Ἐκπίεσμά ἐστιν ὀστοῦ πολυμερὴς διακοπὴ μετὰ<text:line-break/>τοῦ τάσιν δρῆν τῶν ὀστῶν εἰς τὀ βάθος ὑποκεχωρηκέναι<text:line-break/>καὶ θλίβειν τήν μήνιγγα.</text:p>
      <text:p text:style-name="P1">τκα΄. Ἀποσκεπαρνισμός ἐστιν ὀστοῦ ἀποκοπὴ μετὰ τοῦ<text:line-break/>ἀποκεκομμένου ὀστοῦ τεθραῦσθαι.</text:p>
      <text:p text:style-name="P1">τκβ΄. Καμάρωσίς ἐστιν ὀστοῦ διακοπὴ μετὰ τοῦ σίνα-<text:line-break/>ρον οστοῦν ἀνακεκλασθαι ἐξ ἀμφοτέρων καὶ παραπλησίως<text:line-break/>καμάραις ἐσχηματίσθαι.</text:p>
      <text:p text:style-name="P1">τκγ . Ἄπαγμά ἐστιν ὀστοῦ διακοπὴ ἐπιπόλαιος ἢ καὶ<text:line-break/>βαθεῖα κατ᾽ ἀντικείμενα μέρη τοῦ τραύματος.</text:p>
      <text:p text:style-name="P1">τκδ. Θλασμα ἐστὶν ὑποχώρησις τοῦ οστοῦ τοῦ κρα-<text:line-break/>νέου εἰς τὸ βάθος δίχα κατάγματος. γίνεται δὲ ὲπὶ τῆς<text:line-break/>παιδικῆς μάλιστα ἡλικίας · νοήσεις δὲ σαφέστερον τὸ εἰρημέ-<text:line-break/>νον ἐπὶ τῶν κασσιτερίνων σκευῶν τοῦτο συμβαῖνον θεασάμενος.</text:p>
      <text:p text:style-name="P2">τκε΄. Τριπλᾶ περὶ τοὺς οφθαλμους γίνεται πάθη,<text:line-break/>φλεγμοναὶ, ῥεύματα, ἐλκωσεις.</text:p>
      <text:p text:style-name="P1">τκσε΄. Ἐλκωσεων τῶν περὶ τους ὀφθαλμους διαφοραί<text:line-break/>εἰσιν ἄργεμον, νεφέλιον, ἐπίκαυμα, βοθριον, φλυκτὶς, λεύκω-<text:line-break/>μα , ἄνθραξ, ιιυοκέφαλον, πυωσις, ονυξ, σταφυλωμα, ταῦτα<text:line-break/>μετὰ πληγῆς. τὰ δὲ ἄνευ πληγῆς ὲλκώσεως πάθη μυδρἄτ-<text:line-break/>σις, φθίσις, ὰ τροφιὰ, νυκτάλωψ, ὑπόχυσις, γλαύκωμα, πα-<text:line-break/>ράλυσις, μυωπίασις, στραβισμὸς, πτερύγιον, ἐγκανθὶς, πρό-<text:line-break/>πτωσις , χήμωσις , συγχυσις.</text:p>
      <text:p text:style-name="P1">τκζ᾽. Φλεγμονὴ μὲν οὖν ἐστιν οἴδημα περὶ τοὺς ὀφθαλ-<text:line-break/>μοὺς μετ ἐρευθήματος καὶ πολλῆς θερμασίας καὶ δυσκινη-<text:line-break/>σέας καὶ νυγμῶν γινόμενον.</text:p>
      <text:p text:style-name="P1">τκή. Ῥεῦμά ἐστι λεπτῶν υγρῶν φορὰ ἀκατάσχετος<text:line-break/>καὶ ἀπροαίρετος.</text:p>
      <text:p text:style-name="P1">τκθ΄. Ἕλκωσίς ἐστι ῥῆξις περὶ τον κερατοειδῆ ἤτοι ἐκ<text:line-break/>πληγῆς ἢ γενναίας φλεγμονῆς γινομένη.</text:p>
      <text:p text:style-name="P1">τλ᾽. Ἄργεμόν έστιν ἕλκωσις κατὰ μὲν τὸ μέλαν λευκὴ<text:line-break/>φαινομένη, κατὰ δὲ τὸ λευκὸν ὑπέρυθρος.</text:p>
      <text:p text:style-name="P8">[269]<text:tab/>τλα΄. Νεφέλιόν ἐστιν ἀχλὺς ἢ ἕλκωσις ἐπιπό-<text:line-break/>λαιος ἐπὶ τοῦ μέλανος. ἢ νεφέλιόν ἐστιν ἕλκος ἐπιπόλαιον<text:line-break/>καὶ μικρῷ μεῖζον ἀργέμου καὶ λευκόν.</text:p>
      <text:p text:style-name="P1">τλβ΄. Ἐπίκαυμά ἐστιν ἕλκωσις ἐσχαρὡδης κατα τὸ με-<text:line-break/>λαν ἐπιγενομένη καὶ μὴ μένουσα.</text:p>
      <text:p text:style-name="P1">τλγ᾽. Βόθριόν ἐστι κοῖλον ἕλκος ἢ καθαρὸν ἐπὶ τοῦ μέ-<text:line-break/>λανος.</text:p>
      <text:p text:style-name="P1">τλδ΄. Φλυκτίς ἐστιν ἀπόστασις κατὰ τὸ μέλαν περιέ-<text:line-break/>χουσα ὑγρασίαν μετὰ φλεγμονῆς καὶ ῥεύματος.</text:p>
      <text:p text:style-name="P1">τλε᾽. Λεύκωμά ἐστιν ἀφ᾽ ἑλκώσεως οὺλὴ παχεῖα καὶ<text:line-break/>βαθεῖα.</text:p>
      <text:p text:style-name="P1">τλσε΄. Μυοκἒξαλόν ἐστιν ἀφ᾽ ἐλκωσεως μικροτάτη ἐπ-<text:line-break/>έκτασις τοῦ ῥαγοειδοῦς κατὰ τὸ μέλαν παραπλησία μυίας<text:line-break/>κεφαλῇ.</text:p>
      <text:p text:style-name="P1">τλζ᾽. ᾽Ἀνθραξ ἐστὶν ἐσχαρώδης ἕλκωσις μετὰ νομῆς<text:line-break/>καὶ ῥεύματος, ἐνίοτε δὲ καὶ βουβώνων καὶ πυρετοῦ.</text:p>
      <text:p text:style-name="P10">(400)<text:tab/>τλή. Πύωσις ἢ ὄνυξ ἐστὶ συλλογὴ πύου κατὰ τσ<text:line-break/>μέλαν μετὰ φλεγμονῆς πρὸς τῇ ἴριδι, παραπλησία ὄνυχι.</text:p>
      <text:p text:style-name="P2">τλθ΄. Σύγχυσίς ἐστι ποτὲ μὲν ἐκ πληγῆς, ποτὲ δὲ ἒξ<text:line-break/>αὐτομάτου ῥῆξις τῶν ἐν βάθει χιτώνων μετὰ προχύσεως<text:line-break/>τῶν ὑγρῶν καὶ αλλσιωσεως τῆς κορης.</text:p>
      <text:p text:style-name="P1">τιό. Μυδρίασίς ἐστιν ἀμαύρωσις .τοῦ ὁρατικοῦ ταρα-<text:line-break/>χθέντων τῶν υγρῶν.</text:p>
      <text:p text:style-name="P1">τμα᾽. Φθίσις ἐστὶ μείωσις τῆς κόρης μετὰ ἀμαυ-<text:line-break/>ρώσεως.</text:p>
      <text:p text:style-name="P1">τμβ΄. Ἀτροφία ἐστὶ μικρότης ὅλου τοῦ ὀφθαλμοῦ καὶ<text:line-break/>τῆς κορης. μετ αμαυρωσεως.</text:p>
      <text:p text:style-name="P1">τμρ᾽. Νυκτάλωψ ἐστὶ πάθος καὶ διάθεσις ὀφθαλμῶν<text:line-break/>δίχα φανερᾶς αἰτίας. συμβαίνει δὲ τοῖς οὕτω διακειμένοις<text:line-break/>ἡμέρας μὲν μὴ ὁρῆν, νυκτὸς δὲ βλέπειν.</text:p>
      <text:p text:style-name="P1">τμδ . Γλαύκωμα ἐστι τῶν κατὰ φυσιν ὐγρῶν εἰς τὸ<text:line-break/>γλαυκὸν χρῶμα μεταβολή.</text:p>
      <text:p text:style-name="P1">τμε΄. Σταφύλωμά ἐστιν ἔπαρμα κατὰ τὸν τῆς κόρης<text:line-break/>τόπον ἐμφερὲς ῥαγὶ σταφυλῆς.</text:p>
      <text:p text:style-name="P1">τμσε΄. Πρόπτωσίς εστιν ὅταν ὑπό τινος βιαίας πλη-</text:p>
      <text:p text:style-name="P3">γῆς ἢ ἀγχονισμοῦ μετα συνεχοῦς πυρετοῦ ἢ κεφαλαλγίας<text:line-break/>ὀφθαλμὸς προπέσῃ.</text:p>
      <text:p text:style-name="P1">[ 270 ] τμζ. Μυωπίασίς ἐστι διἀθεσις ἐκ γενετῆς δῶ<text:line-break/>ἦς τὰ μὲν πλησία ὁρῶμεν, τὰ δὲ πόρρωθεν ἢ ἐπὶ βραχὺ ἢ<text:line-break/>οὐδ᾽ ὅλως.</text:p>
      <text:p text:style-name="P1">τμή. Στραβισμός ἐστι παραλυσις τῶν περὶ τὸν ὀφθαλ-<text:line-break/>μὸν μυῶν οὺχ ὅλων, ἀλλ᾽ ἐνίων, δι᾽ ἣν αἰτίαν ἢ ἄτω ἠ κά-<text:line-break/>τω ἢ εἰς τὰ πλάγια νεύουσιν οἱ ὀφθαλμοί</text:p>
      <text:p text:style-name="P1">τμθ΄. Ῥππος ἐστὶ διάθεσις ἐκ γενετῆς καθ΄ ἣν ἀστα-<text:line-break/>τοῦσι καὶ ὰεὶ κινοῦσιν οἱ ὀφθαλμοὶ κίνησιν ὑπομένοντες ἐν<text:line-break/>κλόνῳ ἢ τρομῳ ὰδιαλειέττῳ. καθεστηκυῖαν ταυτην τὴν διά-<text:line-break/>θεσιν Ἱπποκράτης ἐκάλεσεν ῖππον. τὸ δὲ πάθος τοῦ στη-<text:line-break/>ρίζοντός ἐστι τὸν ὀφθαλμὸν μυὸς ὅς περιείληφε τὴν βάσιν<text:line-break/>τοῦ βλεπτικοῦ ὀργάνου.</text:p>
      <text:p text:style-name="P1">τώ. Χήμωσίς έστιν επαρμα τοῦ περιοφθαλμίου ὑμέ-<text:line-break/>νος ὅ καὶ λευκὸν προσαγορεύουσι πάθοςὶ ὅμοιον λευκῇ σαρκί.</text:p>
      <text:p text:style-name="P1">τνα᾽. Περὶ τὰ βλέφαρα καὶ τούς κανθοὺς συνίσταται<text:line-break/>πάθη ταῦτα · ψώρα, φθειρίασις, κριθὴ, χάλαζα, λιθίασις,</text:p>
      <text:p text:style-name="P3">ὑδατὶς, τριχίασις, τράχωμα, λαγωφθαλμὸν, ἐκτρόπιον, ῥοιὰς,<text:line-break/>ἀγχίλωψ, σταφύλωμα.</text:p>
      <text:p text:style-name="P1">τνβ΄. Ψώρα ε΄ιντὶ δριμυτάτου ῥεύματος γιγνομένη ἀνά-<text:line-break/>βρωσις ταρσῶν ἢ κανθῶν μετὰ κνησμοῦ.</text:p>
      <text:p text:style-name="P1">τ,γ᾽. Φθειρίασίς ἐστι περὶ τἀς ῥίζας τῶν βλεφαρίδων<text:line-break/>ψώρα λεπίδας πιτυρώδεις ἀποβάλλουσα.</text:p>
      <text:p text:style-name="P1">τνδ΄. Χάλαζά ἐστι κεγχρώδης συστροφὴ κατὰ τὸ βλε-<text:line-break/>φαρον καὶ λιθίασίς ἐστι τὸ αὐτό.</text:p>
      <text:p text:style-name="P1">τνε΄. Κριθή ἐστιν ὑγροῦ συλλογὴ περὶ τὸ βλέφαρον<text:line-break/>ἐπιμήκης κριθῇ ὁμοία.</text:p>
      <text:p text:style-name="P1">. .τνστ . Τράχωμά ἐστι σκληρία καὶ τραχύτης ανωμαλος<text:line-break/>κατα τα ἔνδον τῶν βλεφάρων γινομένη.</text:p>
      <text:p text:style-name="P1">.. ένζ᾽. Ῥοιάς ἐστι τῆς ἐγκανθίου σαρκὸς δαπάνησις ῃ<text:line-break/>τὸ δάκρυον ἀπορρεῖ.</text:p>
      <text:p text:style-name="P1">τνή. Τριχίασίς ἐστι βλεφάρων πτῶσις καὶ τῶν ἐν αὐ-<text:line-break/>τοῖς τριχῶν γένεσις παρὰ φύσιν.</text:p>
      <text:p text:style-name="P2">τνθ. Διαφοραὶ τριχιασεως τρεῖς, φαλάγγωσις, πτῶσις,<text:line-break/>υποφυσις· τινὲς δὲ καὶ τὴν διστιχίαν ἐπεισάγουσιν.</text:p>
      <text:p text:style-name="P1">τξ΄ί Διστιχία ἐστὶν ἑτέρου στίχου παρὰ φύσιν κατὰ<text:line-break/>τοῦ ταρσοῦ ἔκφυσις.</text:p>
      <text:p text:style-name="P5">[271]<text:tab/>τξα᾽. Ἐγκανθίς ἐστιν ὑπεροχὴ σαρκὸς ἐν τῷ<text:line-break/>μεγάλῳ κανθῷ.</text:p>
      <text:p text:style-name="P1">τξβ΄. Ἀγχίλωψ ἐστὶν ἐπανάστασις τῷ μεγάλῳ κανθῷ<text:line-break/>ὑγροῦ συλλογὴν ἔχουσα ἀσύντρητος ἢ συντετρημένη. εἴρη-<text:line-break/>ται δὲ ἀγχίλωψ ἀπὸ τοῦ ἐγγὺς εἶναι τοῦ ὸφθαλμοῦ. ὢψ μὲν<text:line-break/>γάρ ἐστιν ὸφθαλμὸς, τὸ δὲ ἄγχι ἐγγύς.</text:p>
      <text:p text:style-name="P1">τξγ. ᾽Υπόχυμά ἐστιν ὑγροῦ πῆξις τοῦ ὑδατώδους ἢ<text:line-break/>μᾶλλον ἢ ἦττον ἐμποδίζουσα τὸ ὅραν. διαφέρει δὲ ύπόχυ-<text:line-break/>μα γλαυκώματος ὅτι τὸ μὲν ὑπόχυμα πῆξίς ἐστι τοῦ ὑδα-<text:line-break/>τωδους υγροῦ, το δὲ γλαυκωμα μεταβολη τῶν κατὰ φύσιν<text:line-break/>ἐπὶ τὸ γλαυκὸν, καὶ ὅτι ἐπὶ μὲν τοῦ γλαυκώματος οὐδὲ ὅλως<text:line-break/>ὁρῶσιν, ἐπὶ δὲ τοῦ ὑποχὑματος κατ᾽ ὸλίγον.</text:p>
      <text:p text:style-name="P1">τξδ΄. ·Υδατίς ἐστι τῆς ὑπεστρωμένης τῷ ἄνω βλεφάρῳ</text:p>
      <text:p text:style-name="P3">πιμελῆς αὔξησις, δι᾽ ἢν ῥευματίζονται παρὰ φύσιν οἱ<text:line-break/>ὀφθαλμοί.</text:p>
      <text:p text:style-name="P1">τξε΄. Λαγωφθαλμόν ἐστιν ὰνάσπασις τοῦ ἄνω βλεφαρου,<text:line-break/>ὥστε μὴ καλύπτειν ἐν τῷ καμμύειν ὅλον τον οφθαλμον.</text:p>
      <text:p text:style-name="P1">τξσε΄. Πτερύγιόν ἐστιν ἔκφυσις σώματος ἐπιφυομενη<text:line-break/>τῷ κερατοειδεῖ.</text:p>
      <text:p text:style-name="P1">τξζ᾽. Ἐκτρόπιόν ἐστιν ὑπόφυσις σαρκὸς ἐν τῷ βλε-<text:line-break/>φἀρῳ ἥτις βαροῦσα ἐκτρέπει τὸ βλέφαρον. αἰτία δἐ ἐκ-<text:line-break/>τροπῆς βλεφάρου ἢ σαρκὸς ἐπίφυσις ἢ παράλυσις ἢ οὐλῆς<text:line-break/>σύστασις.</text:p>
      <text:p text:style-name="P1">τξή. Πτίλωσίς ἐσιιν ἀπὸ δριμυτάτου ῥεύματος απο-<text:line-break/>πτωσις τῶν βλεφαρων.</text:p>
      <text:p text:style-name="P1">τξθ΄. Σταφύλωμά ἐστιν ἔκτασις τοῦ μέλανος χιτῶνος<text:line-break/>μετὰ πυρώσεως ὁμοία ῥαγὶ σταφυλῆς.</text:p>
      <text:p text:style-name="P1">το᾽. Σάρκωμά ἐστι σαρκὸς ἐν τοῖς μυκτῆρσι παρὰ φυ-<text:line-break/>σιν αὔξησις. ἔστι δὲ σάρκωμά τι καὶ ὁ πολύπους. εἴρηται<text:line-break/>δὲ πολύπους άπὸ τῶν πολυπόδων. ὡς γὰρ ἐκεῖνοι πολλας<text:line-break/>ἔχουσιν ὰποσχίδας πλαδαροί τέ εισι καὶ αὐξανόμενοι, οὕτω</text:p>
      <text:p text:style-name="P3">καὶ τοῦτο τὸ πάθος. διαφέρει σάρκωμα πολύπου μεγέθει<text:line-break/>καὶ κατασκευῇ.</text:p>
      <text:p text:style-name="P1">τσα΄. Ὁζαινά ἐστιν ἕλκωσις ἐν μυκτῆρσιν δια βαθους<text:line-break/>δυσώδης τὴν ἀποφορὰν εχουσα.</text:p>
      <text:p text:style-name="P1">τοβ . Παρωτίδες εἰσὶ παρα τοῖς ωσὶν ἀποστηματα,<text:line-break/>ταῦτα ἔνιοι διοσκούρους ἐκάλεσαν, ἐπὶ πυρετοῖς γινόμεναι τὰ<text:line-break/>πολλὰ τῶν πυρετῶν ἀπαλλάσσουσαι.</text:p>
      <text:p text:style-name="P1">τσγ . Λευκή ἐστιν ἡ ἐπὶ λευκὸν χρῶμα τοῦ σώματος<text:line-break/>παρὰ φύσιν μεταβολή.</text:p>
      <text:p text:style-name="P1">.[272] τοδ΄. Ἕρπης ἐστὶν ἕλκος ἐπὶ χολῆς πλεονεξίη:<text:line-break/>γιγνόμενον καὶ ἐπινέμησιν ποιούμενον. ἄλλως. ἕρπης ἐστὶν<text:line-break/>ὁ ὀφίτης καλούμενος , ἕλκωσις τῆς ἐπιφανείας τοῦ δέρματος<text:line-break/>ἀπὸ δριμείας χολῆς γινομένη.</text:p>
      <text:p text:style-name="Normal">τοε΄. Ἀθέρωμά ἐστι χιτών νευρώδης ἀθερῶδες ὑγρὸν περιέχον.<text:line-break/>τοστ. Στεάτωμά ἐστι παρὰ φύσιν πιμελῆς συναύξησις.</text:p>
      <text:p text:style-name="P1">τοζ᾽. Προσάρτησίς ἐστιν ὑμένων μακροτέρων ἀντοχὴ πρὸς<text:line-break/>τὰ παρακείμενα σώματα,</text:p>
      <text:p text:style-name="P2">τοή. Ἀνεύρυσμα ἐστι φλεβωδους αγγείου ανευρυσμὸς<text:line-break/>ἢ πνευματικοῖς ὕλης παρασπορὰ ὑπὸ τῆς σαρκὸς κατά δια-<text:line-break/>πήδησιν ἀναδιδομένης.</text:p>
      <text:p text:style-name="P1">τοθ΄. Ἀπόσφαγμά ἐστιν ἔξωθεν τῆς ἐπιφανείας ὼμό-<text:line-break/>λυτι παραπλήσιον.</text:p>
      <text:p text:style-name="P1">. τα΄. Γαγγλίον ἐστὶ νεύρου παρὰ φύσιν συστροφὴ σωματο-<text:line-break/>πεποιημένη.</text:p>
      <text:p text:style-name="P1">τπα . ·Αφθα ἐστὶν ἕλκωσις ἐπιπολαιος ἐν στοματι γιγνσ-<text:line-break/>μενη. ἐπιπολαζει δὲ αὕτη η ἕλκωσις μάλιστα παιδίοις.</text:p>
      <text:p text:style-name="P1">τπβ΄. Φλεγμονή ἐστιν ὄγκος μετὰ ἐρυθήματος καὶ σκλη-<text:line-break/>ρίας πόνους ἐπιφέρων σφυγματωδεις. εἴρηται δὲ φλεγμονη ἀπὸ<text:line-break/>τοῦ οἶον φλέγεσθαι τὸντοπον. η ὄγκος ὀδυνηρὸς καὶ αντίτυ-<text:line-break/>πος μετ᾽ ἐρυθήματος χωρὶς πυρετοῦ. ἢ φλεγμονή ἐστιν ὄγκος<text:line-break/>ὀδυνηρὸς, σκληρὸς, αντιέυπος, ἐξ αὴιιατικοῦχυμοῦε᾽χων γένεσιν.</text:p>
      <text:p text:style-name="P1">τπγ᾽. ᾽Ερυσιέτελάς ἐστιν ἔρευθος μετὰ διαπύρου φλο-<text:line-break/>γωσεως εσθ ὅτε πυρετὸν καὶ φρίκας ἐπιφέρων. ἄλλως.<text:line-break/>ἐρυσια΄ελάς ἐστιν ὄγκος ὸδυνηρὸς ἀπὸ χολώδους αἵματος ἔχων<text:line-break/>τὴν γένεσιν.</text:p>
      <text:p text:style-name="P2">τπδ . Ἄνθραξ ἐστὶν ὄγκος ἑλκωδης ἐκ τοῦ μελαγχο-<text:line-break/>λικωτέρου σαπέντος αἵματος. ἢ ἄλλως. ἄνθραξ ἐστὶν ἕλ-<text:line-break/>κος ἐσχαρῶδες ἅμα πολλῇ τῶν πέριξ σωμάτων φλογώσει ·<text:line-break/>ὁ ἐκ θερμῆς μἐντοι πυρότητος, παχείας δὲ κατὰ τὴν σύ-<text:line-break/>στασιν ὕλης ἔχει τὴν γένεσιν.</text:p>
      <text:p text:style-name="P1">τπε . Σκίῤῥος ἐστὶν ὄγκος σωματων μετὰ σκληρίας καὶ<text:line-break/>βαρους καὶ δυσκινησίας τε καὶ δυσαισθησίας.</text:p>
      <text:p text:style-name="P1">τπσε΄ . Οἴδημά ἐστιν ὄγκος χαλαρός τε καὶ μαλθακὸς<text:line-break/>ὡς ἐν τῷ πιέζειν ἀνώδυνος.</text:p>
      <text:p text:style-name="P1">τπζ᾽. Ἀπόστημά ἐστι μεταβολὴ σωμάτων ἐκ φλεγμο-<text:line-break/>νῆς εἰς πυον.</text:p>
      <text:p text:style-name="P11">[273]<text:tab/>τπή. Κολόβωμά ἐστιν ἔκκοψις μορίου κατά τι<text:line-break/>μέρος τοῦ σώματος.</text:p>
      <text:p text:style-name="P1">τπθ . Πῶρος ἐστιν ουσία λιθώδης καὶ ἀπόκριτος.</text:p>
      <text:p text:style-name="P1">τϟ . ἁδροκέφαλόν ἐστιν ὑδατώδους ὑγροῦ ἢ αἵματος<text:line-break/>τοῦ τρυγωδους συλλογὴ κατά τι μέρος τῶν τὴν κεφαλὴν<text:line-break/>πλεκόντων σωμάτων.</text:p>
      <text:p text:style-name="P2">τϟα΄. Κήριόν ἐστιν ἕλκος συνεχεῖς ἔχον κατατρήσεις<text:line-break/>ἒξ ὦν μελιτῶδες ὑγρὸν ἐκκρίνεται.</text:p>
      <text:p text:style-name="P1">τϟβ΄. Φαγέδαινά ἐστιν ἕλκος ὰναβιβρῶσκον τὰ ὑπογιῆ<text:line-break/>καὶ παρακείμενα.</text:p>
      <text:p text:style-name="P1">τϟγ . Καρκίνωμα ἐστιν ὄγκος κακοήθης καὶ περίσκληρος,<text:line-break/>ἀνέλκωτος ἢ ἡλκωμένος. εἴρηται δὲ (402) ἀπὸ τοῦ ζώου καρ-<text:line-break/>πίνου.</text:p>
      <text:p text:style-name="P1">τϟδ᾽. Διονυσίσκοι εἰσὶν ὀστώδεις ὑπεροχαὶ ἐγγὺς κρσ-<text:line-break/>τάφων γιγνόμεναι. λέγονται δὲ κέρατα ἀπὸ τῶν κερασφσ-<text:line-break/>.ρούντων ζώων κεκλημένα.</text:p>
      <text:p text:style-name="P1">τϟε΄. Τερηδών ἐστιν ὀστοῦ κατάτρησις ἀπὸ φθορᾶς.<text:line-break/>τὸ δὲ ὄνομα τῷ πάθει ἀπὸ τῶν συμβεβηκότων τρημάτων,<text:line-break/>οἱονεί τις τρηδὼν ουσα.</text:p>
      <text:p text:style-name="P1">τϟσε΄ . Ἀδήν ἐστι συστροφή τις ξηρὰ καὶ σαρκώδης<text:line-break/>ἢ συστροφὴ σαρκώδης.</text:p>
      <text:p text:style-name="P1">τϟζ᾽. Χοιράς ἐστι σαρξ ξηρὰ καὶ δύσλυτος.</text:p>
      <text:p text:style-name="P1">τϟη᾽. Βρογχοκήλη ἐστὶν ὄγκος παρὰ τῷ βρόγχοι δια-<text:line-break/>φοράν ἔχων παρὰ τὴν ἐν τῷ ὀσχέῳ κατασκευήν.</text:p>
      <text:p text:style-name="P2">τϟθ . Ἀγκύλη ἐστὶ πίεσις τῶν περὶ τὸν τράχηλον ἢ<text:line-break/>τὰ ἄρθρα τενόντων δι᾽ ἣν ἐμποδίζεται ἡ ἐνέργεια.</text:p>
      <text:p text:style-name="P1">υ᾽. Ἀκροχορδών ἐστιν ἔκφυσις περιφερῆ τε καὶ διά-<text:line-break/>στενον ἔχουσα βάσιν.</text:p>
      <text:p text:style-name="P1">υα΄ . Μυρμηκία ἔκφυσίς ἐστι παχεῖα καὶ μὴ διάστενον<text:line-break/>ἔχουσα βάσιν.</text:p>
      <text:p text:style-name="P1">υβ΄. Θύμος ἐστὶν ἔκφυσις σαρκὸς τραχείας ὁμοία τοῖς<text:line-break/>ἐδωδίμοις θύμοις περὶ αἰδοίῳ καὶ ἕδρα γινομένη.</text:p>
      <text:p text:style-name="P1">υρ᾽. Γυναικόμασθόν ἐστι παρὰ φύσιν αὔξησις τῆς<text:line-break/>ὑποκειμένης τοῖς μασθοῖς πιμελῆς. .</text:p>
      <text:p text:style-name="P11">[274]<text:tab/>υδ΄. Ἐξόμφαλός ἐστιν ὑπεροχὴ ὀμφαλοῦ ὑπὸ<text:line-break/>διαφορου αἰτίας γινομένη.</text:p>
      <text:p text:style-name="P1">υε΄. Ἐπιπλοόμφαλόν ἐστιν ὑποδρομὴ ἐπιπλόου κατὰ<text:line-break/>τὸν ὀμφαλόν.</text:p>
      <text:p text:style-name="P1">υστ᾽. Ἐντερόμφαλόν ἐστιν ὑποδρομὴ ἐντέρου κατὰ τὸν<text:line-break/>ὀμφαλόν.</text:p>
      <text:p text:style-name="P1">υζ᾽. ᾽Υδρόμφαλόν ἐστιν ὰργοὔ ὑγροῦ σὑστασις κατὰ<text:line-break/>τὸν ὀμφαλὸν, ποτὲ δὲ καὶ ὑπὸ χιτῶνος συνεχόμενον.</text:p>
      <text:p text:style-name="P2">υη᾽. Πωρομφαλον ἐστι πωρου συστασις κατὰ τὸν ὸμφαλόν.</text:p>
      <text:p text:style-name="P1">υθ΄. Σαρκόμφαλόν ἐστι σαρκὸς παρὰ φύσιν αὔξησις<text:line-break/>κατ᾽ ὀμφαλὸν ἤτοι ἡμέρου ἤτοι κακοήθους.</text:p>
      <text:p text:style-name="P1">υὲ. Πνευμομφαλόν ἐστι το ἀνευρυσμα τοῦ ομφαλοῦ᾽.</text:p>
      <text:p text:style-name="P1">υια . Εν κατακαλύψει ἐστὶν αποστημα τῶν ἐν βάθει<text:line-break/>σωμάτων ἢ σπλάγχνων εἰς πύον τῆς μεταβολῆς γινομένης.</text:p>
      <text:p text:style-name="P1">υιβ΄. Φύγεθλόν ἐστι κατὰ βουβῶνα γινόμενον ἀπόστημα.</text:p>
      <text:p text:style-name="P1">υιγ . Ῥποσπαδίας ἐστὶ πάθος ἐφ᾽ οὐ ἡ βάλανος ἐφείλ-.<text:line-break/>κυσται. ἢ ἔστι παθος ἐφ᾽ οὖ ἡ βάλανος ἀπόκειται καὶ τὸ<text:line-break/>τῆς ουρητρας τρῖμμα υποκειται.</text:p>
      <text:p text:style-name="P1">υιδ΄. Λιπόδερμός ἐστιν ἔλλειψις τού σκέποντος τήν βὰ-<text:line-break/>λανον δέρματος ὡς μηκέτι αποσυρειν δυνασθαι. τὸ σκέποι,<text:line-break/>δὲ τὴν βάλανον ποσθὴ ἢ ἀκροποσθία καλεῖται.</text:p>
      <text:p text:style-name="P1">υιε . Φίμος ἐστὶν η τῶν πόρων φυσικῶν κατάκλεισις.<text:line-break/>διαφοραὶ δὲ τοῦ φίμου δύο. ἢ γὰρ ἐκ φύσεως ἢ ἒξ ἐπιγεν-<text:line-break/>νήματος ἑλκώσεως προηγησαμένης γίνεται.</text:p>
      <text:p text:style-name="P1">υιστ . Παραφίιιωσίς ἐστιν ἀποσυρέντος τοῦ τῆς βα-<text:line-break/>λάνου νεύρου ὡς μηκέτι ἐπισῦραι τὴν ποσθὴν δύνασθαι.</text:p>
      <text:p text:style-name="P2">υιζ , Περιτομη η περιαίρεσίς εστιν σφαίρισις τοῦ σκέ-<text:line-break/>ποντος βαλανον δέρματος.</text:p>
      <text:p text:style-name="P1">υιή, Ῥαγάς ἐστι διαίρεσις τετυλωμένα ἔχουσα τὰ χείλη.</text:p>
      <text:p text:style-name="P1">υιθ᾽. Αὶμοῤῥοἒξ ἐστιν ἀνεύρυσμα τῶν καταπλεκόντων<text:line-break/>τὴν ἕδραν αγγειὡν. εἴρηται δὲ ἀπο τοῦ αὶμα δι αὐτῆς<text:line-break/>ῥεῖν. [275] διαφοραὶ δὲ αἱμοῤῥοἰδων πέντε, παρὰ τὸ μέ-<text:line-break/>γεθος, παρὰ το πλῆθος, παρὰ το σχῆμα, παρὰ τον τοπον<text:line-break/>ἢ παρὰ τὴν κατασκευήν. παρὰ μὲν τὸ μέγεθος ὅτι αἱ μὲν<text:line-break/>αὐτῶν εἰσι μικραὶ , αἱ δὲ μεγάλαι, αἱ δὲ μέσαι. παρὰ δὲ<text:line-break/>τὸ πλῆθος ὅτι ἐφ᾽ ων μὲν μία, ἐφ ων δὲ πλείονες συνί-<text:line-break/>στανται , ἐπί τινων δὲ ἐλάττονες. παρὰ δὲ τὸ σχῆμα ὅτι<text:line-break/>αἱ μὲν στενὴν τήν βάσιν ἔχουσιν, αἱ δὲ πλατεῖαν. παροι<text:line-break/>δὲ τὸν τοπον ὅτι αἱ μὲν ἐν δακτυλίῳ γιγνονται, αἱ δὲ ἐν<text:line-break/>σφυγκτῆρι , αἱ δὲ ἐν τῶ ἀπευθυσμένῳ. παρὰ δὲ τὴν κα-<text:line-break/>τασκευην ὅτι αἱ μέν είσιν ἥμεροι, αἱ δὲ κακοηθεις.</text:p>
      <text:p text:style-name="P1">υκ᾽. Κονδὐλωμά εστι δακτυλίου στολίδος ἐπανάστασις<text:line-break/>μετὰ φλεγμονῆς.</text:p>
      <text:p text:style-name="P1">υκα΄. Σῦρίγξ ἐστιν ὑποφορὰ τυλώδης , στενὴ καὶ ἔπι-<text:line-break/>μήκης , ἔοθ᾽ ὄτε καὶ σκολιωμένη ἀναπούλωτον ἔχουσα τὸ</text:p>
      <text:p text:style-name="P3">στόμιον δι᾽ οὖ ὑγρὸν κατα τινας καιροὐς ἐκκρίνεται. τῶν<text:line-break/>συρίγγων διαφοραὶ δὐο· αἱ μὲν γὰρ αὐτῶν εἰσι τυφλαὶ, αἱ<text:line-break/>δὲ κρυπταί. τυφλαὶ μὲν αἱ τὸ στόμιον ἐν τῷ βάθει ἔχου-<text:line-break/>σαι, τὸν μέντοι κόλπον πρὸς τὴν ἐπιφάνειαν. κρυπταὶ δὲ<text:line-break/>ὅσαι καὶ τὸ στόμιον καὶ τὸν κόλπον ἐν τῷ βάθει ἔχουσιν.</text:p>
      <text:p text:style-name="P1">υκβ΄. Περὶ τὸν ὄσχεον γίνεται πάθη τρία, κίρσος,<text:line-break/>ψώρα , ῥάκωσις.</text:p>
      <text:p text:style-name="P1">υκγ. ᾽Ὁγκοι ἐν ὀσχέῳ ἐννέα συνίστανται ὑδροκήλη,<text:line-break/>ἐντεροκήλη, ὑδρεντεροκήλη, κιρσοκήλη, πωροκήλη. ἐπιπλοκήλη,<text:line-break/>ἐντεροεπιπλοκήλη, ἐντεροπωροκήλη, ὑδροκιρσοκήλη.</text:p>
      <text:p text:style-name="P1">υκδ΄. ·Υδροκήλη ἐστὶν ὰργοῦ ὑγροῦ σὐστασις κατὰ μέ-<text:line-break/>ρος τοῦ ὀσχέου.</text:p>
      <text:p text:style-name="P1">υκε΄. Ἐντεροκήλη ἐστὶν ἐντέρου κατολίσθησις εἰς τὸ<text:line-break/>ὄσχεον κατὰ βραχὺ ἢ ὰθρόως. αἰτίαι δὲ ἐντεροκήλης ἦ<text:line-break/>προκαταρκτική ἔντασις ἢ πληγὴ, συνεκτικὴ δὲ ἀπέκτασις ἢ<text:line-break/>ῥῆξις τοῦ περιτοναίου.</text:p>
      <text:h text:style-name="P23" text:outline-level="2">Υκσε΄.</text:h>
      <text:p text:style-name="P25"><text:s/>ὑδρεντεροκήλη ἐστὶν ἐντέρου κατολίσθησις καὶ<text:line-break/>ἀργοῦ ὑγροῦ συλλογὴ κατὰ τὸν ὄσχεον.</text:p>
      <text:h text:style-name="Heading_20_2" text:outline-level="2">υκζ᾽. </text:h>
      <text:p text:style-name="P25">Κιρσοκήλη ἐστὶν ἀνευρυσμος καὶ μεγεθοποίησίς<text:line-break/>τινων ἢ παντων τῶν τρεφοντων τον δίδυμον αγγεία,ν.</text:p>
      <text:h text:style-name="Heading_20_2" text:outline-level="2">υκή. </text:h>
      <text:p text:style-name="P25">ὑδροκιρσοκήλη ἐστὶν ἀνευρυσμὸς τῶν τρεφοντων<text:line-break/>τὸν δίδυμον ἀγγείων καὶ ἀργοῦ τγροῦ συλλογη κατά τι με-<text:line-break/>ρος τοῦ ὀσχέου.</text:p>
      <text:h text:style-name="Heading_20_2" text:outline-level="2">υκθ᾽. </text:h>
      <text:p text:style-name="P25">Πωροκήλη ἐστὶ πώρων σύστασις κατά τι μέρος<text:line-break/>τοῦ ὀσχέου.</text:p>
      <text:h text:style-name="Heading_20_2" text:outline-level="2">υτ. </text:h>
      <text:p text:style-name="P25">Ἐπιπλοκήλη εστὶν ολἄτθησις ἐπίπλου κατα το<text:line-break/>μέρος τοῦ ὀσχέου.</text:p>
      <text:h text:style-name="Heading_20_2" text:outline-level="2">υλα΄. </text:h>
      <text:p text:style-name="P25">Ἐντεροεπιπλοκηλη ἐστὶν ὀλίσθησις ἐντέρου τε<text:line-break/>καὶ ἐπίπλου κατὰ τὸ μέρος τοῦ ὀσχέου.</text:p>
      <text:p text:style-name="P24">[276]<text:tab/></text:p>
      <text:h text:style-name="Heading_20_2" text:outline-level="2">υλβ΄.</text:h>
      <text:p text:style-name="P24"><text:s/>Κήλη ἐστὶν ὄγκος περιεκτικός τινος τῶν<text:line-break/>προειρημένων · πᾶς γαρ ὄγκος έν ο σχέτο κηλη λέγεται.</text:p>
      <text:h text:style-name="Heading_20_2" text:outline-level="2">Υλγ᾽.</text:h>
      <text:p text:style-name="P25"><text:s/>Κρύψορχίς ἐστιν ἀναχωρησις διδύμου ἢ διδύμων.</text:p>
      <text:h text:style-name="Heading_20_2" text:outline-level="2">υλδ᾽. </text:h>
      <text:p text:style-name="P25">Ῥάκωσίς ἐστιν ἐπέκτασις πολλὴ τοῦ ὀσχέου.</text:p>
      <text:h text:style-name="P23" text:outline-level="2">υλε . </text:h>
      <text:p text:style-name="P25">Ψωριασις εστι σκληροτης πολλή του οσχεου μετα<text:line-break/>ἐπιτεταμένου κνησμοῦ, ετθ΄ ὅτε δὲ καὶ ἑλκώσεως.</text:p>
      <text:h text:style-name="Heading_20_2" text:outline-level="2">Υλσε΄.</text:h>
      <text:p text:style-name="P25"><text:s/>Γάγγραινα ἐστι μεταβολὴ τοῦ χρωτὸς τοῦ κατὰ<text:line-break/>φύσιν ἐκάστου ἐνὶ τὸ ἀλλότριον καὶ νέκρωσις μεθ ἕλκω-<text:line-break/>σεως καὶ δίχα ἑλκώσεως. γίνεται δὲ γάγγραινα ἤτοι πλη-<text:line-break/>γῆς προηγησαμένης ἢ νεκρώσεως γιγνομένης ἢ φλεγμονῆς ἐκ<text:line-break/>χειρουργίας.</text:p>
      <text:h text:style-name="Heading_20_2" text:outline-level="2">Υλζ᾽.</text:h>
      <text:p text:style-name="P25"><text:s/>Δρακόντιόν ἐστιν ἕλκος φορὰν ἐπ᾽ αὐτὸ ἔχον<text:line-break/>νεύρου ἀπὸ τοῦ πλησίον μέρους. εἴρηται δὲ δρακόντιον, ἐπεὶ<text:line-break/>ἐν ταῖς κινήσεσιν ἀναχωρεῖ τὸ νεῦρον ἐπὶ τὸ ἕλκος καὶ κρύ-<text:line-break/>πτεται ἐν αυτῷ.</text:p>
      <text:h text:style-name="Heading_20_2" text:outline-level="2">Υλή.</text:h>
      <text:p text:style-name="P25"><text:s/>Ἡλὁς ἐστιν ἕλκος ἐν πέλματι περιφερὲς καὶ τε-<text:line-break/>τυλωμένον.</text:p>
      <text:h text:style-name="Heading_20_2" text:outline-level="2">υλθ΄. </text:h>
      <text:p text:style-name="P25">Εκκρίνεται το σπέρμα, ὥσπερ Πλάτων φησὶ καὶ<text:line-break/>Διοκλῆς, ἀπὸ ἐγκεφάλου καὶ νωτιαίου· Πραξαγόρας δὲ καὶ<text:line-break/>Δημόκριτος ἔτι τε Ἱπποκράτης ἐξ ὅλου τοῦ σώματος. ὁ<text:line-break/>μὲν Δημόκριτος λέγων, ἄνθρωποι εἶς ἔσται καὶ ἄνθρωπος<text:line-break/>παντες. ὀ δὲ Ἱπποκράτης φησί· ἡ γὰρ ἡδονὴ πανταχόθεν</text:p>
      <text:p text:style-name="P3">ερχεται τοῦ σώματος. ἀπὸ μὲν τῶν ὑγιῶν ὑγιής, ἀπὸ δὲ<text:line-break/>τῶν νοσερῶν νοσερα. το σπέρμα ἐστὶν. κατὰ μὲν τοὺς Στα,ϊ-<text:line-break/>κους ὅ μεθίησι τὸ ζῶον ὑγρὸν μετὰ πνεύματος καὶ ψυχῆς,<text:line-break/>ως δὲ ου μέρος. κατα δὲ Ασκληπιαδην τὸ ἐν ταῖς ἀφρο-<text:line-break/>δισίοις συνουσίαις ἐκκρινόμενον γεννητικὸν ὑγρόν.</text:p>
      <text:h text:style-name="Heading_20_2" text:outline-level="2">Υμ᾽.</text:h>
      <text:p text:style-name="P25"><text:s/>Ἐζήτηται εἰ σπερμαίνει τὸ θῆλυ ὥσπερ τὸ ἄῤ-<text:line-break/>ῥεν σπερμαίνει · καὶ γὰρ τὸ θῆλυ τὴν αὐτὴν ὄρεξιν ε᾽χει καὶ<text:line-break/>κοινωνεῖ τῶν αυτῶν νοσημαιων· καὶ φανερῶς διὰ τῆς άνα-<text:line-break/>τομῆς δείκνυται τοὺς σπερματικοὺς ἔχον πόρους καὶ τὸ μέ-<text:line-break/>γιστον τοῦ σπερμαίνειν μαρτύριον αἱ ὁμοιότητες τῶν γενο-<text:line-break/>μένων πρὸς τὰς τεκούσας · ὅτι δὲ συμβάλλεται μαρτυρεῖ<text:line-break/>Ἱπποκράτης λέγων. ἐν τῷ περὶ παίδων φύσεως. ἢν γονὴ<text:line-break/>μείνῃ ὰπ᾽ ἀμφοῖν ἐν τῇσι μήτρῃσι τῆς γυναικὸς, πρότερον<text:line-break/>μὲν μίσγεται ὁμοῦ ἅτε τῆς γυναικὸς οὐκ ἀτρεμεούσης,<text:line-break/>ἀθροίζεται δὲ καὶ παχύνεται θερμαινόμενον, ἔπειτα πνεῦ-<text:line-break/>μα ἴσχει.</text:p>
      <text:h text:style-name="Heading_20_2" text:outline-level="2">υμα . </text:h>
      <text:p text:style-name="P25">Διαφέρει σπέρμα γόνου ὅτι σπέρμα μέν ἐστι το<text:line-break/>ἐν σπερματικοῖς πόροις ὄν, γόνος δὲ τὸ ἤδη ἐκκριθέν. καὶ</text:p>
      <text:p text:style-name="P3">ὡς Ἀσκληπιαδης λέγει, ὅτι το σπερμα μέν καὶ τοῖς μηδέπω<text:line-break/>γεννᾶν δυναμένοις ὡρισάμεθα, γόνον δὲ τὸ μηδέπω πεπεμ-<text:line-break/>μένον σπέρμα.</text:p>
      <text:p text:style-name="P24">[277]<text:tab/></text:p>
      <text:h text:style-name="Heading_20_2" text:outline-level="2">υμβ΄. </text:h>
      <text:p text:style-name="P24">Αἰτίαι ἀγονίας διτταὶ, ἡ περὶ τὸν ἄν-<text:line-break/>δρα ἡ περὶ τὸ θῆλυ καὶ έκάτεραι πλεοναχῶς · περὶ μὲν<text:line-break/>οὖν τὸ θήλε, ἤτοι κατάψυχρον ἐχούσης ἡ ( 402 ) καταπίμε-<text:line-break/>λον τῆς γυ.αικὸς τὴν μήτραν · περὶ δὲ το ἄρρεν ἤτοι ὅταν<text:line-break/>ὑποσπαδίας ἦ, ἤτοι ἐστερημένος διδύμων ἢ ἄλλον τινά τρό-<text:line-break/>πον εχων νοσηματος.</text:p>
      <text:h text:style-name="Heading_20_2" text:outline-level="2">Υμρ᾽.</text:h>
      <text:p text:style-name="P25"><text:s/>Οὐκ ἔστι μέρος τῆς κυούσης τὸ κυούμενον ἢ<text:line-break/>πάντο,ς φθειρομένου μὲν αὐτοῦ ὡτοθνηοκειν ἐχρῆν ἒξ ὰνάγ-<text:line-break/>κης τὴν κυοῦσαν ἢ απο κυισκομένου βλάπτεσθαι πρὸς τὰς<text:line-break/>ὁλοκλήρους ἐνεργείας ὡς λείποντος μέρους καὶ ὰποστερου-<text:line-break/>μεέου τοῦ σὡματος αὐτοῦ.</text:p>
      <text:h text:style-name="Heading_20_2" text:outline-level="2">υμδ΄. </text:h>
      <text:p text:style-name="P25">τρέφεται τὸ ἔμβρυον διὰ τοῦ χορίου λαμβάνον<text:line-break/>καὶ ἐπισπὡμενον. τρέφεται δὲ ου δέα στόματος, ἀλλὰ δι᾽<text:line-break/>ὀμφαλοῦ.</text:p>
      <text:h text:style-name="Heading_20_2" text:outline-level="2">υμε . </text:h>
      <text:p text:style-name="P25">Τινὲς μὲν εἶπον ζῶον, τινὲς δὲ οὔ · ὅσοι μὲν οὖν</text:p>
      <text:p text:style-name="P3">εἶπον ζῶον ὑπάρχειν αὐτο τῇ κινησει ἐτεκμήραντο ζῶον<text:line-break/>ὑπάρχειν αὐτό. ἐπειδὴ γὰρ κινεῖται καὶ τὸ ἔμβρυον καὶ<text:line-break/>ὅτι ἥδεται μὲν ἡδομένης τῆς μητρὸς καί εὐφραίνεται, ἄνιον-<text:line-break/>μένης δὲ συστε᾽λλεται καὶ συναγεται αἰσθανόμενον ὡς ζῶον ·<text:line-break/>ἡ γὰρ αἴσθησις οὐκ ἄλλῳ τινὶ ἢ ζώῳ προσφυής · οἱ δὲ μὴ<text:line-break/>εἶναι ζῶον λέγοντες τρέφεσθαι μὲν αὐτὸ καὶ αὔξεσθαι ὥσ-<text:line-break/>περ καὶ τὰ δένδρα, ὁρμὴν δὲ καὶ ἀφορμὴν οὐκ ἔχειν ὥσ-<text:line-break/>περ τὰ ζῶα. οὐ γὰρ αυτὸ προαιρέτως οὐ μονον κινεῖται,<text:line-break/>ἀλλ᾽ οὔτε μετὰ προαιρέσεως, ὰλν ὡς τὰ δένδρα καὶ φυτά ·<text:line-break/>τοῖς μὲν γὰρ αἴτιος κινήσεως ἄνεμος , ὲμβρύοι^ δὲ ἡ περὶ<text:line-break/>αὐτὰ ὑγρότης καὶ ὄλισθος καὶ τὸ σχῆμα τῆς μητρας, πλη-<text:line-break/>ρὸυμένη γὰρ σφαιροποιεῖται, σχῆμα δὲ ἡ σφαῖρα εἰς πᾶσαν<text:line-break/>κίνησιν εὐφυὴς ἅτε βασεως απασης ἄμοιρος. Ασκληπιά-<text:line-break/>δης δὲ οὔτε ζῶον, οὔτε μὴ ζῶον εἶπεν τὸ ἔμβρυον, ἀλλ᾽ ὅμοιον<text:line-break/>ἔφησεν αὐτὸ τοῖς κοιμωμένοις · ὅνπερ γὰρ τροπον ἐκεῖνοι<text:line-break/>μὲν ἔχουσιν τὰς αἰσθήσεις, ου χρῶνται δὲ αὐταῖς, οὑτωσὶ<text:line-break/>καὶ τὸ κατὰ γαστρός.</text:p>
      <text:h text:style-name="P23" text:outline-level="2">υμσε΄. </text:h>
      <text:p text:style-name="P25">Γίνεται δὲ τὸ ἄρρεν κατὰ μέν τινας ἐπειδὰν<text:line-break/>τὸ ἐκ τῶν δεξιῶν ὰποσπασθὲν σπέρμα καταβληθῇ εἰς τὴν<text:line-break/>μήτραν · θῆλυ δὲ ἐκ τῶν ἀριστερῶν. ἄλλοι δὲ ἔφασαν κατα<text:line-break/>τὴν τοῦ σπέρματος ίδιοσυγκρασίαν ἤτοι παρὰ τὴν θερμό-<text:line-break/>τητα ἢ τὴν ψυχρότητα γίνεσθαι. τὸ μὲν γὰρ θερμότερον<text:line-break/>σπέρμα ποιεῖ τὸ ἄρρεν, τὸ δὲ ψυχροτερον το θῆλυ.</text:p>
      <text:h text:style-name="Heading_20_2" text:outline-level="2">υμζ᾽. </text:h>
      <text:p text:style-name="P25">Τὰ δὲ δίδυμα καὶ τρίδυμα γίνεται κατα μεν<text:line-break/>τινας δια το εἰς θερμὴν την μητραν καθελκόμενον σπέρμα<text:line-break/>θραυεσθαι καὶ ποιεῖν οὕτως τὰ δίδυμα καὶ τρίδυμα. ἄλλοι<text:line-break/>δὲ τὰς ἐπισυλλήψεις ῇτιάσαντο, ἡμεῖς δέ φαμεν ὅτι ἐὰν<text:line-break/>εὑρεθῇ τὸ σπέρμα εἰς ἄμφω ταῦτα, γίνεσθαι τὰ δίδυμα.</text:p>
      <text:p text:style-name="P24">[278]<text:tab/></text:p>
      <text:h text:style-name="Heading_20_2" text:outline-level="2">υμή. </text:h>
      <text:p text:style-name="P24">Ἑρμαφρόδιτός ἐστι συμπλοκὴ τοῦ τε<text:line-break/>ἀρσενικοῦ καὶ τοῦ θηλυκοῦ χαρακτῆρος μετὰ τοῦ καὶ ἐν<text:line-break/>ἀμφοτέροις γεγενῆσθαι αἰδοῖον ἔχειν.</text:p>
      <text:h text:style-name="Heading_20_2" text:outline-level="2">υμθ΄. </text:h>
      <text:p text:style-name="P25">Τέρατα γίνεται, ὡς μέν τινες λέγουσι, κατὰ<text:line-break/>παρέγκλισιν τῆς μήτρας · τὸ γὰρ σπέρμα παρεγχεόμενον<text:line-break/>ἀνωμάλως ποιεῖ τὰ τέρατα, ὅν τρόπον καὶ τὸν μόλιβδον<text:line-break/>θερμόν ὄντα, ἐπειδὰν καταχυθῇ ἀνωμάλως, ἀνώμαλον ποιεῖ</text:p>
      <text:p text:style-name="P3">το διίμιουργημα. η τα τερατα ητοι κατ ελλειψιν η κατα<text:line-break/>πλεονασμὸν γίνεται · καὶ τὰ μὲν κατὰ μέγεθος ὡς τὰ με-<text:line-break/>γαλοκέφαλα, τὰ δὲ κατὰ σμικρότητα ὡς τὰ στρουθοκέφαλα,<text:line-break/>τὰ δὲ κατὰ πλεονασμὸν ὥσπερ τὰ ἑξαδάκτυλα, ετθ᾽ ὅτε δὲ<text:line-break/>καὶ πλεοναδακτυλα.</text:p>
      <text:h text:style-name="Heading_20_2" text:outline-level="2">υε΄. </text:h>
      <text:p text:style-name="P25">Διὰ ποίαν αἰτίαν τῶν ἐπταμἡνο,ν γονίμων ὄντων<text:line-break/>τὰ ὀκτάμηνα ἄγονά ἐστιν φλέγεται οὕτως · ὅτι ὁ ὀκτὼ ὰριθ-<text:line-break/>μὸς ἄρτιός ἐστι καὶ συνεζευγμένος μὴ κρίσιμος ὥν· ὁ δὲ<text:line-break/>ἐπ τὰ ἀριθμὸς περιττὸς καὶ οὐδὲ συνεζευγμένος καὶ διὰ τοῦτο<text:line-break/>κρίσιμος,</text:p>
      <text:h text:style-name="Heading_20_2" text:outline-level="2">υνα΄. </text:h>
      <text:p text:style-name="P25">Αἰτία συλλήψεως ἡ τῆς μητρας σύμμετρος θερ-<text:line-break/>μασία καὶ ἡ πρόσφατος τῶν ἐμμηνίων κάθαρσις καὶ ὄρεξις ·<text:line-break/>ταῦτα γάρ ὁμοῦ συνελθόντα κατέσχε τὸ σπέρμα.</text:p>
      <text:h text:style-name="Heading_20_2" text:outline-level="2">υνβ΄. </text:h>
      <text:p text:style-name="P25">Πρῶτον συνίσταται τοῦ ἐμβρύου τὸ χόριον ειτα<text:line-break/>τὰ λοιπά · τὸ χόριον μὲν συνέστηκεν ἐκ δι ο φλεβῶν καὶ δύο<text:line-break/>ὰρτηριῶν καὶ πέμπτου τοῦ καλουμένου ουραχοῦ, ἤιοι ἐπειδὴ<text:line-break/>χώρημά ἐστι τοῦ ἐμβρύου οἱονεὶ χωρίον ἢ ἐπειδὴ χορηγεῖ-<text:line-break/>ται τὴν τροφην αυτῳ.</text:p>
      <text:h text:style-name="P23" text:outline-level="2">υιγ. </text:h>
      <text:p text:style-name="P25">Ωδινες εἰσι πνευματος αθροου καταφορα προς<text:line-break/>τὴν ἐκδρομὴν τοῦ ἐμβρύου.</text:p>
      <text:h text:style-name="Heading_20_2" text:outline-level="2">υνδ . </text:h>
      <text:p text:style-name="P25">Τα καταμήνια παρέχεται τῇ γυναικὶ πρὸς ὑγίειαν<text:line-break/>ἐκκενουμενα, ἐνισχεθεςτα δὲ διὰ τὴν σύλληψιν τῷ ἐμβρυῳ<text:line-break/>τὴν τροφὴν παρέχει · γέγονε γάρ καὶ πρὸς σύλληψιν καὶ<text:line-break/>πρὸς τὴν τοῦ γάλακτος γενεσιν.</text:p>
      <text:h text:style-name="Heading_20_1" text:outline-level="1">υνε΄. </text:h>
      <text:p text:style-name="P25">Ταῖς κυούσαις ἡ κίττησις γίνεται μετὰ δύο που<text:line-break/>ἢ τρεῖς τῆς συλλήψεως μῆνας στομάχου παθόντος · τὸ γὰρ<text:line-break/>εμβρυον ουδἐνω δυναται καταναλίσκειν τὴν τροφην · τῆς<text:line-break/>κίττης αἰτία γίνεται τὸ πλεονάζειν τὴν ὕλην καὶ ταραχην<text:line-break/>ἐγγίνεσθαι τῷ στομάχῳ · ὰμέλει αὔξησιν λάβῃ τὸ ἔμβρυον<text:line-break/>κάτω φερομένου τοῦ αϊμαιος ἐα΄ αὐτὸν ὁ στὁμαχος ὰπο-<text:line-break/>καθίσταται.</text:p>
      <text:h text:style-name="Heading_20_2" text:outline-level="2">υνσε΄. </text:h>
      <text:p text:style-name="P25">Σχήματα ἐμβρύων τέσσαρα ἕν μὲν τὸ κατα<text:line-break/>φυσιν ὅ ἐστιν ἐπὶ κεφαλὴν, τὰ δὲ λοιπα τρία ἅτινα παρα<text:line-break/>φασιν ἐστὶ τὸ ἐπὶ πὁδας , το πλαγιον καὶ το διπλουν.</text:p>
      <text:p text:style-name="P24">[279]<text:tab/></text:p>
      <text:h text:style-name="Heading_20_2" text:outline-level="2">υνζ᾽. </text:h>
      <text:p text:style-name="P24">Αἱ δυστοκίαι κατὰ τρεῖς γίνονται τρο-<text:line-break/>πους, κατὰ τὴν κύουσαν, κατὰ τὸ κυούμενον, κατὰ τὰ ἔξω-</text:p>
      <text:p text:style-name="P3">θεν· κατὰ τὴν κύουσαν διχῶς, ψυχικῶς μὲν ζηλοτυπίαις<text:line-break/>ἐσχημένην η λύπαις ἢ ἄλλῳ τινὶ πάθει. σωματικῶς δὲ η<text:line-break/>στενόπορον οὖσαν ἢ καταπίμελον ἢ πρὡτως κύουσαν ἢ ἄτρο-<text:line-break/>φον ἔχουσαν τὴν μήτραν. παρὰ δὲ τὸ κυούμενον ἤτοι ὅταν<text:line-break/>εναποθανῃ η δίδυμον ἢ τερατῶδες, παρὰ δὲ, το ἔξωθεν<text:line-break/>χειμῶνος ἐπιτεταμένου ἢ καύματος σφοδροῦ.</text:p>
      <text:h text:style-name="Heading_20_2" text:outline-level="2">υνή </text:h>
      <text:p text:style-name="P25">Αἰτίαι τῶν ἐν μήτρα ὲλκῶν ὅτε μὲν ἀπόστημα,<text:line-break/>ἄτε δὲ πεσσὸς φθόριος, ὅτε δὲ ἐν μήτρη: σκίῤῥος · ἔστι δὲ<text:line-break/>χρονιος οὕτος μετ᾽ ἄλλων.</text:p>
      <text:h text:style-name="Heading_20_2" text:outline-level="2">Υνθ.</text:h>
      <text:p text:style-name="P25"><text:s/>Ἰτ ἐν μήτρα σάρκωσίς ἐστι σαρκὸς ὴθροισμένης<text:line-break/>ἔκφυσις· ἢν χρὴ διὰ μέρος ἀποσφάξαντα, εἰ μεγάλη εἴη,<text:line-break/>προκατακνίζειν, ἔνα τάχιον νεκρωθῇ, εἰ δὲ εἴη βραχεῖα, πα-<text:line-break/>ραχρῆμα βαστάζειν.</text:p>
      <text:h text:style-name="Heading_20_2" text:outline-level="2">υξ΄. </text:h>
      <text:p text:style-name="P25">Αἱμορραγία ἐστὶν αἴματος λαβρὸς ἔκχυσις κατὰ<text:line-break/>περίρρυσιν μὲν μεγάλης οὔσης τρώσεως , κατ᾽ ἀκοντισμὸν δὲ<text:line-break/>εἰς στενοτητα τυγχάνουσα ὡς ἐπὶ τῶν φλεβοτομιῶν. δια-<text:line-break/>φερει αἱμορραγία αἱμοῤῥοίδος, ὅτι ἡ μὲν αἱμορραγία ὡς</text:p>
      <text:p text:style-name="P3">ἔφην λαβρός ἐστιν αἵματος ἔκχυσις · ἡ δὲ αὶμοῤῥοις κατὰ<text:line-break/>διαπήδησιν καὶ κατ᾽ ὀλίγον. αἴματος φορά.</text:p>
      <text:h text:style-name="Heading_20_2" text:outline-level="2">τ ξα΄. </text:h>
      <text:p text:style-name="P25">Τροποί αἱμορραγίας τρεῖς , ἢ κατα ἀναστόμωσιν<text:line-break/>ἡ κατὰ διαπήδησιν, ἢ κατὰ ῥῆξιν ἄλλως διακοπήν. ἔστι δὲ<text:line-break/>ἡ κατὰ διαπήδησιν καὶ η κατα διαβρωσιν έν ημῖν αγγειὡν<text:line-break/>δυσβόηθητος. ἀρτηρίαι μᾶλλον ἢ φλέβες καὶ τὰ ἐν βάθει<text:line-break/>τῶν περὶ τὴν ἐπιφανειαν καὶ τὰ γειτνιῶντα τοῖς τόποις·<text:line-break/>εὐαιμοῥῥαγητοι τοποι καὶ δυσεπίσχετοι οἱ κροταφῖται μύες,<text:line-break/>μηνιγγις , υπερωα, κιονὶς, τραχηλος, μασχαλαι, βουβῶνες<text:line-break/>καὶ τὰ τοιουτότροπα · τῶν δὲ ἀνθρώπων παρ᾽ ἡλικίαν μὲν<text:line-break/>οἱ νέοι, παρ᾽ ἔξιν δὲ οἱ κακὁχυμοι, περὶ δὲ τὴν ὥραν ἐν<text:line-break/>τῷ θέρει, περὶ δὲ την σύστασιν χειμῶνι.</text:p>
      <text:h text:style-name="Heading_20_2" text:outline-level="2">υξβ. </text:h>
      <text:p text:style-name="P25">Χυμος παρα μὲν Ἱπποκρατεῖ δια παντος ἐπὶ<text:line-break/>τῶν κατὰ τὸ σῶμα τέτακται χυμῶν ἐξ ὦν ἐστιν ἡμῖν ἡ<text:line-break/>σύστασις αἵματος, φλέγματος, χολῶν δυο ξανθῆς τε καὶ με-<text:line-break/>λαίνης · παρὰ δὲ Πλάτωνι καὶ Ἀριστοιελει ἡ γευστὴ ποιό-</text:p>
      <text:p text:style-name="P3">της καὶ ἐκάστη τῶν ὄντων ἐν ἡμῖν χυμὸς ὀνομάζεται. εἰσί<text:line-break/>δὲ ποιότητες ὸξύτης, αὐστηρότης, στρυφνότης, δριμύτης,<text:line-break/>ἁλυκότης, γλυκυτης, πικρότης. οὕτω καὶ Μνησίθεος βοὑ-<text:line-break/>λειαι ἐν τῷ παθολογικῷ.</text:p>
      <text:h text:style-name="Heading_20_2" text:outline-level="2">υξγ᾽. </text:h>
      <text:p text:style-name="P25">Κενοῦμεν ἢ διὰ φλεβοτομίας ἢ σικυιοις ἢ βδέλ-<text:line-break/>λης καὶ τῶν τοιούτων · ἀφαιροῦμεν δἐ αἶμα διὰ πλῆθος<text:line-break/>πολὺ καὶ μάλιστα ὅταν τὸ αἶμα αἴτιον τοῦ πάθους ὑπονοῶ-<text:line-break/>μεν. προκριτέον ἐκάστης ἀφαιρέσεως τήν ἀμείνονα, τὴν δὲ<text:line-break/>δεινὴν ἐκκλίναντας δοσει φαρμάκου. τὴν σικυῖαν διὰ περί-<text:line-break/>θλασιν τοπικήν , την δὲ βδέλλαν ἐφ᾽ ὡν λεπτῶς ἀναστομῶ-<text:line-break/>σαι τὸν πεπονθότα δεόμεθα τόπον.</text:p>
      <text:p text:style-name="P24">[280]<text:tab/></text:p>
      <text:h text:style-name="Heading_20_2" text:outline-level="2">υξδ΄.</text:h>
      <text:p text:style-name="P24"><text:s/>Ἐν τῷ παθολογικῷ τῆς ἰατρικῆς μέρει<text:line-break/>περιέχεται τί τε καὶ ὁποῖόν ἐστι καθόλου καὶ τί τὸ κατὰ<text:line-break/>μέρος πάθος καὶ νοσημα καὶ τί αἴτιον καὶ τί σημεῖον καὶ<text:line-break/>τίνες αἱ τούτου διαφοραὶ, πολυειδεῖς δὲ αὖται, οὑ τὸ πάθος<text:line-break/>τῶν νοσοποιῶν αἰτιῶν καὶ οἱ τόποι περὶ οὕς ἐστιν αὑτὰ<text:line-break/>τὰ πάθη. ζητοῦμεν γαρ τί το παθος φρενῖτις, ἐπιληψία,</text:p>
      <text:p text:style-name="P3">λήθαργος, πλευρῖιις, περιπνευμονία, παράλυσις καὶ τὰ ἑξῆς.<text:line-break/>ἔστι δὲ τούτων τὰ αἴτια πρόδηλα καὶ οὐ πρόδηλα καὶ προ-<text:line-break/>καταρκτικὰ καὶ προηγουμενα καὶ συνεκτικα καὶ καθολου τίς<text:line-break/>ἡ κατασκευὴ τοῦ πάθους καὶ περὶ τίνα τοῦ σώματος ταῦτα<text:line-break/>εἴρηται.</text:p>
      <text:h text:style-name="Heading_20_2" text:outline-level="2">Υξε΄.</text:h>
      <text:p text:style-name="P21"><text:s/>Κρίσις ἐστὶν ἡ ἀξία καὶ ὀξύρροπος ἐν χρόνῳ<text:line-break/>τῆς νόσου λύσις. .ἥ κρίσις εστὶν ἡ οξεῖα ἐν νοσήματι τα-<text:line-break/>ραχὴ καὶ αὐτὴ τὰ πολλὰ μἐν εἰς σωτηρίαν, ὅτε δὲ καὶ εἰς<text:line-break/>ὄλεθρον τοῦ κάμνοντος τελευτῷ.</text:p>
      <text:h text:style-name="Heading_20_2" text:outline-level="2">Υξστ.</text:h>
      <text:p text:style-name="P21"><text:s/>Περίοδός ἐστι τεταγμεέου χρόνου ὰνταπόδοσις.</text:p>
      <text:h text:style-name="Heading_20_2" text:outline-level="2">υξζ᾽. </text:h>
      <text:p text:style-name="P21">Ὁ ἐγκέφαλος τὴν (<text:span text:style-name="T5">403</text:span><text:span text:style-name="T6">)</text:span><text:span text:style-name="T5">ψυχικὴν</text:span> ἔχει δύναμιν<text:line-break/>καὶ ταυτης τὸ ἡγεμονικὸν ὅπερ ἐστὶ λογιστικον καὶ ὁ νοῦς,<text:line-break/>ἡ δὲ καρδία τὸ θυμικὸν, τὸ δὲ ηπαρ τὸ ἐπιθυμητικοὶ</text:p>
      <text:h text:style-name="Heading_20_2" text:outline-level="2">υξή. </text:h>
      <text:p text:style-name="P21">Διοικεῖται το μὲν σῶμα υπο τῆς καρδίας φυσι-<text:line-break/>κῶς καὶ τοῦ ἥπατος ὁμοίως, δύναμις δὲ φυσικὴ ἥ τε αὐ-<text:line-break/>ξητική τε καὶ θρεπτική. λαμβανει δὲ καρδία εἰς το τρέ-<text:line-break/>φειν καὶ αὔξειν το σῶμα αἶμα μὲν παρα τοῦ ἥπατος πνεῦμα<text:line-break/>δὲ παρὰ τοῦ πνευμονος· ἅστινας ὕλας δεξαμένη περὶ τῶν</text:p>
      <text:p text:style-name="P3">προειρημένων μορίων ἡ καρδία , οἰκονομήσασα δὲ καὶ ἔργα-<text:line-break/>σαμένη οὕτως εἰς ἅπαν διαπέμπει το σῶμα.</text:p>
      <text:h text:style-name="Heading_20_2" text:outline-level="2">υξθ΄. </text:h>
      <text:p text:style-name="P21">Ὁργανικὴ εστι μέρος χειρουργίας περιποιοῦν διατ<text:line-break/>καταρτισμοῦ καὶ τῆς ακολούθου θεραπείας παρὰ φυσιν δέα-<text:line-break/>τεθεῖσιν ὰνθρωπιέοις ὀστοῖς τὸ ὑγιαίνειν.</text:p>
      <text:h text:style-name="Heading_20_2" text:outline-level="2">υώ. </text:h>
      <text:p text:style-name="P21">Κατα δύο τροπους συγκειται ἐν ημῖν οστᾶ κατα<text:line-break/>ἄρθρον καὶ κατὰ ἁρμογήν. ἄρθρον εστὶν ὀστῶν κατὰ φύ-<text:line-break/>σιν κινουμένων συμβολή. ἁρμογή ἐστιν ὀστῶν ὰκινητούντων<text:line-break/>κατὰ φύσιν συμβολη.</text:p>
      <text:h text:style-name="Heading_20_2" text:outline-level="2">υοα΄. </text:h>
      <text:p text:style-name="P21">Ὀλίσθημά ἐστι τῶν κατ᾽ ἄρθρον ἢ κατὰ ἁρμο-<text:line-break/>γὴν κινουμένων ὀστῶν φορα εἰς τὸ παρὰ φύσιν.</text:p>
      <text:h text:style-name="Heading_20_2" text:outline-level="2">Υοβ΄.</text:h>
      <text:p text:style-name="P21"><text:s/>Ἐξάρθρημά ἐστιν ὀστοῦ κινουμεέου κατὰ φὑ-<text:line-break/>σιν ἐκ κοιλότητος βαθείας ἔκβασις εἰς τὸν τόπον τὸν παρὰ<text:line-break/>φύσιν.</text:p>
      <text:h text:style-name="Heading_20_2" text:outline-level="2">υορ᾽ . </text:h>
      <text:p text:style-name="P21">Παράρθρημά ἐστι παραλλαγὴ ἢ φορὰ ὀστοῦ παρὰ<text:line-break/>φύσιν ἐξ ἐπιπολαίου κοιλότητος εἰς τὸν παρὰ φύσιν τόπον.</text:p>
      <text:p text:style-name="P12">[281]<text:tab/></text:p>
      <text:h text:style-name="Heading_20_2" text:outline-level="2">υοδ΄. </text:h>
      <text:p text:style-name="P13">μιακίνημά ἐστι τῶν κατὰ γόμφωσιν ἢ<text:line-break/>καθ αρμονίαν συγκειμένων ὀστῶν ἐν τῷ αὐτῷ τόπῳ εἰς τὸν<text:line-break/>παρὰ φύσιν τοπον ἔκστασις · ὥσπερ ἐκ τάρσου ὸσταρὰσν<text:line-break/>ῥαγέντων ἢ σπονδύλων εἴωθε γίγνεσθαι.</text:p>
      <text:h text:style-name="Heading_20_2" text:outline-level="2">Υοε .</text:h>
      <text:p text:style-name="P20"><text:s/>Διάστασίς ἐστι τῶν κατὰ ῥαφην η κατὰ σύμφυ-<text:line-break/>σιν συγκειμένων οστῶν χωρισμὸς ἢ διάστασις ὰπ᾽ ἀλλήλων.</text:p>
      <text:h text:style-name="Heading_20_2" text:outline-level="2">υοστ᾽. </text:h>
      <text:p text:style-name="P20">Καταρτισμός ἐστι μεταγωγὴ ὀστοῦ ἢ ὁσιῶν ἐκ<text:line-break/>τοῦ παρὰ φύσιν τόπου εἰς τον κατα φυσιν.</text:p>
      <text:h text:style-name="Heading_20_2" text:outline-level="2">Υοζ .</text:h>
      <text:p text:style-name="P20"><text:s/>Μοχλία ἐστὶ μεταγωγη ὸστοῦ η ὸστῶν ἐκ τοῦ<text:line-break/>παρὰ φύσιν τόπου εἰς τὸν κατὰ φύσιν.</text:p>
      <text:h text:style-name="Heading_20_2" text:outline-level="2">ὑοη . </text:h>
      <text:p text:style-name="P20">Τασις ἐστὶν ολκὴ σωμάτων.</text:p>
      <text:h text:style-name="Heading_20_2" text:outline-level="2">υσθ. </text:h>
      <text:p text:style-name="P20">Κατάτασίς ἐστιν ὁλκη σωμαιων εἰς τους κάτω<text:line-break/>τοπου; ταύτης δὲ η μέν τίς ἐστιν ὁλκη σωμάτων εἰς τούς<text:line-break/>κάτω τοπους τῶν αρχῶν κατ᾽ εὐθὺ αποδιδομσων τῶν τῆς<text:line-break/>τάσεως αἰτία,ν, ἡ δὲ κατ᾽ ἀντιμετάληψίν ἐστιν ὁλκὴ σωμά-<text:line-break/>το,ν είς τοὺς κατω τὁπους μεταλαμβανομένων τῶν ἀρχῶν διὰ<text:line-break/>τροχιλιῶν ἄνω προσδεδημένων τῶν τῆς τασεως αἰτίοιν.</text:p>
      <text:h text:style-name="P23" text:outline-level="2">υα΄. </text:h>
      <text:p text:style-name="P19">Ἀνάτασις κατα μεταληψιν νοεῖσθαι δύναται ἀπὸ<text:line-break/>τῶν ἐπὶ τῆς καταστασεως εἰρημένων.</text:p>
      <text:h text:style-name="Heading_20_2" text:outline-level="2">υπα᾽. </text:h>
      <text:p text:style-name="P19">Διάτασίς ἐστιν όλκη σωματων εἰς τους ἄνω καὶ<text:line-break/>κάτω τόπους.</text:p>
      <text:h text:style-name="Heading_20_2" text:outline-level="2">υπδ΄. </text:h>
      <text:p text:style-name="P19">Ἐξελκυσμος ἐστι μεταγωγὴ ὀστοῦ ἢ ὀστῶν ἔκ<text:line-break/>τῆς ἐπιφανείας εἰς το βαθσς.</text:p>
      <text:h text:style-name="Heading_20_2" text:outline-level="2">υπγ᾽. </text:h>
      <text:p text:style-name="P19">Ῥῆγμά ἐστι μεταγωγὴ ὀστοῦ ἢ ὀστῶν ἐκ τοῦ<text:line-break/>βάθους εἰς τὴν ἐπιφανειαν.</text:p>
      <text:h text:style-name="Heading_20_2" text:outline-level="2">υπδ΄. </text:h>
      <text:p text:style-name="P19">Μεταγωγή εστι διεσταμένου ὀστοῦ <text:span text:style-name="T4">ἀ</text:span>ντανακλα-<text:line-break/>σις εἰς τόν τόπον τὸν κατὰ φύσιν.</text:p>
      <text:h text:style-name="Heading_20_2" text:outline-level="2">υπε΄. </text:h>
      <text:p text:style-name="P18">Ἕκσιασίς εστιν ὀλιγοχρόνιος μανία.</text:p>
      <text:h text:style-name="Heading_20_2" text:outline-level="2">Υπστ. ᾽</text:h>
      <text:p text:style-name="P18">Ἐκπληξίς ἐστι διανοίας ἔκστασις διά τινα τα-<text:line-break/>ραχὴν αἰφνίδιον ἔξωθεν.</text:p>
      <text:h text:style-name="Heading_20_2" text:outline-level="2">Υπζ᾽. ᾽</text:h>
      <text:p text:style-name="P18"><text:span text:style-name="T3">Ἐ</text:span>νθουσιὰσμός ἐστι καθάπερ ἐξίστανταί τινες<text:line-break/>ἐπὶ τῶν ὑποθυμιωμένων ἐν τοῖς ἱεροῖς ὁρῶντες ἢ τυμπά-<text:line-break/>νων η αὐλών η συμβόλων ακούσαντες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el" fo:country="GR" fo:font-style="normal" style:text-underline-style="none" fo:font-weight="normal" style:letter-kerning="false" style:font-name-asian="Microsoft Sans Serif" style:font-size-asian="12pt" style:language-asian="el" style:country-asian="GR" style:font-style-asian="normal" style:font-weight-asian="normal" style:font-name-complex="Microsoft Sans Serif" style:font-size-complex="12pt" style:language-complex="el" style:country-complex="GR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el" fo:country="GR" fo:font-style="normal" style:text-underline-style="none" fo:font-weight="normal" style:letter-kerning="false" fo:background-color="transparent" style:font-name-asian="Microsoft Sans Serif" style:font-size-asian="12pt" style:language-asian="el" style:country-asian="GR" style:font-style-asian="normal" style:font-weight-asian="normal" style:font-name-complex="Microsoft Sans Serif" style:font-size-complex="12pt" style:language-complex="el" style:country-complex="GR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cahal taaffe</meta:initial-creator>
    <meta:creation-date>2023-02-01T16:04:00Z</meta:creation-date>
    <dc:date>2023-02-02T11:37:32.982000000</dc:date>
    <meta:editing-cycles>11</meta:editing-cycles>
    <meta:editing-duration>PT1H7M53S</meta:editing-duration>
    <meta:document-statistic meta:table-count="0" meta:image-count="0" meta:object-count="0" meta:page-count="117" meta:paragraph-count="881" meta:word-count="15892" meta:character-count="98442" meta:non-whitespace-character-count="83139"/>
    <meta:template xlink:type="simple" xlink:actuate="onRequest" xlink:title="" xlink:href="Normal.dotm"/>
  </office:meta>
</office:document-meta>
</file>